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835in"/>
    </style:style>
    <style:style style:name="co2" style:family="table-column">
      <style:table-column-properties fo:break-before="auto" style:column-width="0.8075in"/>
    </style:style>
    <style:style style:name="co3" style:family="table-column">
      <style:table-column-properties fo:break-before="auto" style:column-width="0.6102in"/>
    </style:style>
    <style:style style:name="co4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591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1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70" table:default-cell-style-name="Default"/>
        <table:table-row table:style-name="ro1">
          <table:table-cell>
            <draw:frame draw:z-index="0" draw:style-name="gr1" draw:text-style-name="P1" svg:width="6.2969in" svg:height="3.5469in" svg:x="0in" svg:y="0.0004in">
              <draw:object draw:notify-on-update-of-ranges="data.A25:data.A530 data.B25:data.B530 data.C25:data.C53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8"/>
        </table:table-row>
        <table:table-row table:style-name="ro1" table:number-rows-repeated="20">
          <table:table-cell table:number-columns-repeated="79"/>
        </table:table-row>
        <table:table-row table:style-name="ro1">
          <table:table-cell office:value-type="string" calcext:value-type="string">
            <text:p>centroid</text:p>
          </table:table-cell>
          <table:table-cell table:formula="of:=AVERAGE([.B25:.B9999])" office:value-type="float" office:value="-8.51979867924528" calcext:value-type="float">
            <text:p>-8.51979867924528</text:p>
          </table:table-cell>
          <table:table-cell table:formula="of:=AVERAGE([.C25:.C9999])" office:value-type="float" office:value="-3.40205037735849" calcext:value-type="float">
            <text:p>-3.40205037735849</text:p>
          </table:table-cell>
          <table:table-cell/>
          <table:table-cell office:value-type="string" calcext:value-type="string">
            <text:p>centroid</text:p>
          </table:table-cell>
          <table:table-cell table:formula="of:=AVERAGE([.F25:.F9999])" office:value-type="float" office:value="-6.42942360824742" calcext:value-type="float">
            <text:p>-6.42942360824742</text:p>
          </table:table-cell>
          <table:table-cell table:formula="of:=AVERAGE([.G25:.G9999])" office:value-type="float" office:value="-8.05559484536082" calcext:value-type="float">
            <text:p>-8.05559484536082</text:p>
          </table:table-cell>
          <table:table-cell/>
          <table:table-cell office:value-type="string" calcext:value-type="string">
            <text:p>centroid</text:p>
          </table:table-cell>
          <table:table-cell table:formula="of:=AVERAGE([.J25:.J9999])" office:value-type="float" office:value="5.70359186046512" calcext:value-type="float">
            <text:p>5.70359186046512</text:p>
          </table:table-cell>
          <table:table-cell table:formula="of:=AVERAGE([.K25:.K9999])" office:value-type="float" office:value="-2.15170453488372" calcext:value-type="float">
            <text:p>-2.15170453488372</text:p>
          </table:table-cell>
          <table:table-cell/>
          <table:table-cell office:value-type="string" calcext:value-type="string">
            <text:p>centroid</text:p>
          </table:table-cell>
          <table:table-cell table:formula="of:=AVERAGE([.N25:.N9999])" office:value-type="float" office:value="8.77426014285714" calcext:value-type="float">
            <text:p>8.77426014285714</text:p>
          </table:table-cell>
          <table:table-cell table:formula="of:=AVERAGE([.O25:.O9999])" office:value-type="float" office:value="3.71818842857143" calcext:value-type="float">
            <text:p>3.71818842857143</text:p>
          </table:table-cell>
          <table:table-cell/>
          <table:table-cell office:value-type="string" calcext:value-type="string">
            <text:p>centroid</text:p>
          </table:table-cell>
          <table:table-cell table:formula="of:=AVERAGE([.R25:.R9999])" office:value-type="float" office:value="-8.22818470588235" calcext:value-type="float">
            <text:p>-8.22818470588235</text:p>
          </table:table-cell>
          <table:table-cell table:formula="of:=AVERAGE([.S25:.S9999])" office:value-type="float" office:value="4.42762929411765" calcext:value-type="float">
            <text:p>4.42762929411765</text:p>
          </table:table-cell>
          <table:table-cell/>
          <table:table-cell office:value-type="string" calcext:value-type="string">
            <text:p>centroid</text:p>
          </table:table-cell>
          <table:table-cell table:formula="of:=AVERAGE([.V25:.V9999])" office:value-type="float" office:value="-1.62868826" calcext:value-type="float">
            <text:p>-1.62868826</text:p>
          </table:table-cell>
          <table:table-cell table:formula="of:=AVERAGE([.W25:.W9999])" office:value-type="float" office:value="-1.1473779" calcext:value-type="float">
            <text:p>-1.1473779</text:p>
          </table:table-cell>
          <table:table-cell/>
          <table:table-cell office:value-type="string" calcext:value-type="string">
            <text:p>centroid</text:p>
          </table:table-cell>
          <table:table-cell table:formula="of:=AVERAGE([.Z25:.Z9999])" office:value-type="float" office:value="-1.42559008235294" calcext:value-type="float">
            <text:p>-1.42559008235294</text:p>
          </table:table-cell>
          <table:table-cell table:formula="of:=AVERAGE([.AA25:.AA9999])" office:value-type="float" office:value="-8.89027082352941" calcext:value-type="float">
            <text:p>-8.89027082352941</text:p>
          </table:table-cell>
          <table:table-cell/>
          <table:table-cell office:value-type="string" calcext:value-type="string">
            <text:p>centroid</text:p>
          </table:table-cell>
          <table:table-cell table:formula="of:=AVERAGE([.AD25:.AD9999])" office:value-type="float" office:value="8.88038805555556" calcext:value-type="float">
            <text:p>8.88038805555556</text:p>
          </table:table-cell>
          <table:table-cell table:formula="of:=AVERAGE([.AE25:.AE9999])" office:value-type="float" office:value="0.511629583333333" calcext:value-type="float">
            <text:p>0.511629583333333</text:p>
          </table:table-cell>
          <table:table-cell/>
          <table:table-cell office:value-type="string" calcext:value-type="string">
            <text:p>centroid</text:p>
          </table:table-cell>
          <table:table-cell table:formula="of:=AVERAGE([.AH25:.AH9999])" office:value-type="float" office:value="-3.25776396923077" calcext:value-type="float">
            <text:p>-3.25776396923077</text:p>
          </table:table-cell>
          <table:table-cell table:formula="of:=AVERAGE([.AI25:.AI9999])" office:value-type="float" office:value="9.48950476923077" calcext:value-type="float">
            <text:p>9.48950476923077</text:p>
          </table:table-cell>
          <table:table-cell/>
          <table:table-cell office:value-type="string" calcext:value-type="string">
            <text:p>centroid</text:p>
          </table:table-cell>
          <table:table-cell table:formula="of:=AVERAGE([.AL25:.AL9999])" office:value-type="float" office:value="-9.51560694444444" calcext:value-type="float">
            <text:p>-9.51560694444444</text:p>
          </table:table-cell>
          <table:table-cell table:formula="of:=AVERAGE([.AM25:.AM9999])" office:value-type="float" office:value="-9.78802944444444" calcext:value-type="float">
            <text:p>-9.78802944444444</text:p>
          </table:table-cell>
          <table:table-cell/>
          <table:table-cell office:value-type="string" calcext:value-type="string">
            <text:p>centroid</text:p>
          </table:table-cell>
          <table:table-cell table:formula="of:=AVERAGE([.AP25:.AP9999])" office:value-type="float" office:value="-4.42068909090909" calcext:value-type="float">
            <text:p>-4.42068909090909</text:p>
          </table:table-cell>
          <table:table-cell table:formula="of:=AVERAGE([.AQ25:.AQ9999])" office:value-type="float" office:value="-4.09074666666667" calcext:value-type="float">
            <text:p>-4.09074666666667</text:p>
          </table:table-cell>
          <table:table-cell/>
          <table:table-cell office:value-type="string" calcext:value-type="string">
            <text:p>centroid</text:p>
          </table:table-cell>
          <table:table-cell table:formula="of:=AVERAGE([.AT25:.AT9999])" office:value-type="float" office:value="7.62759825242718" calcext:value-type="float">
            <text:p>7.62759825242718</text:p>
          </table:table-cell>
          <table:table-cell table:formula="of:=AVERAGE([.AU25:.AU9999])" office:value-type="float" office:value="7.43700349514563" calcext:value-type="float">
            <text:p>7.43700349514563</text:p>
          </table:table-cell>
          <table:table-cell/>
          <table:table-cell office:value-type="string" calcext:value-type="string">
            <text:p>centroid</text:p>
          </table:table-cell>
          <table:table-cell table:formula="of:=AVERAGE([.AX25:.AX9999])" office:value-type="float" office:value="-1.09915308695652" calcext:value-type="float">
            <text:p>-1.09915308695652</text:p>
          </table:table-cell>
          <table:table-cell table:formula="of:=AVERAGE([.AY25:.AY9999])" office:value-type="float" office:value="2.82741756521739" calcext:value-type="float">
            <text:p>2.82741756521739</text:p>
          </table:table-cell>
          <table:table-cell/>
          <table:table-cell office:value-type="string" calcext:value-type="string">
            <text:p>centroid</text:p>
          </table:table-cell>
          <table:table-cell table:formula="of:=AVERAGE([.BB25:.BB9999])" office:value-type="float" office:value="-9.97403169014085" calcext:value-type="float">
            <text:p>-9.97403169014085</text:p>
          </table:table-cell>
          <table:table-cell table:formula="of:=AVERAGE([.BC25:.BC9999])" office:value-type="float" office:value="10.0837742253521" calcext:value-type="float">
            <text:p>10.0837742253521</text:p>
          </table:table-cell>
          <table:table-cell/>
          <table:table-cell office:value-type="string" calcext:value-type="string">
            <text:p>centroid</text:p>
          </table:table-cell>
          <table:table-cell table:formula="of:=AVERAGE([.BF25:.BF9999])" office:value-type="float" office:value="1.59590439318182" calcext:value-type="float">
            <text:p>1.59590439318182</text:p>
          </table:table-cell>
          <table:table-cell table:formula="of:=AVERAGE([.BG25:.BG9999])" office:value-type="float" office:value="9.05127693181818" calcext:value-type="float">
            <text:p>9.05127693181818</text:p>
          </table:table-cell>
          <table:table-cell/>
          <table:table-cell office:value-type="string" calcext:value-type="string">
            <text:p>centroid</text:p>
          </table:table-cell>
          <table:table-cell table:formula="of:=AVERAGE([.BJ25:.BJ9999])" office:value-type="float" office:value="5.04680988235294" calcext:value-type="float">
            <text:p>5.04680988235294</text:p>
          </table:table-cell>
          <table:table-cell table:formula="of:=AVERAGE([.BK25:.BK9999])" office:value-type="float" office:value="3.96800670588235" calcext:value-type="float">
            <text:p>3.96800670588235</text:p>
          </table:table-cell>
          <table:table-cell/>
          <table:table-cell office:value-type="string" calcext:value-type="string">
            <text:p>centroid</text:p>
          </table:table-cell>
          <table:table-cell table:formula="of:=AVERAGE([.BN25:.BN9999])" office:value-type="float" office:value="-1.89792015476191" calcext:value-type="float">
            <text:p>-1.89792015476191</text:p>
          </table:table-cell>
          <table:table-cell table:formula="of:=AVERAGE([.BO25:.BO9999])" office:value-type="float" office:value="-5.80806833333333" calcext:value-type="float">
            <text:p>-5.80806833333333</text:p>
          </table:table-cell>
          <table:table-cell/>
          <table:table-cell office:value-type="string" calcext:value-type="string">
            <text:p>centroid</text:p>
          </table:table-cell>
          <table:table-cell table:formula="of:=AVERAGE([.BR25:.BR9999])" office:value-type="float" office:value="6.71114973333333" calcext:value-type="float">
            <text:p>6.71114973333333</text:p>
          </table:table-cell>
          <table:table-cell table:formula="of:=AVERAGE([.BS25:.BS9999])" office:value-type="float" office:value="-7.62195506666667" calcext:value-type="float">
            <text:p>-7.62195506666667</text:p>
          </table:table-cell>
          <table:table-cell/>
          <table:table-cell office:value-type="string" calcext:value-type="string">
            <text:p>centroid</text:p>
          </table:table-cell>
          <table:table-cell table:formula="of:=AVERAGE([.BV25:.BV9999])" office:value-type="float" office:value="1.64570775471698" calcext:value-type="float">
            <text:p>1.64570775471698</text:p>
          </table:table-cell>
          <table:table-cell table:formula="of:=AVERAGE([.BW25:.BW9999])" office:value-type="float" office:value="6.05742452830189" calcext:value-type="float">
            <text:p>6.05742452830189</text:p>
          </table:table-cell>
          <table:table-cell/>
          <table:table-cell office:value-type="string" calcext:value-type="string">
            <text:p>centroid</text:p>
          </table:table-cell>
          <table:table-cell table:formula="of:=AVERAGE([.BZ25:.BZ9999])" office:value-type="float" office:value="4.20540964705882" calcext:value-type="float">
            <text:p>4.20540964705882</text:p>
          </table:table-cell>
          <table:table-cell table:formula="of:=AVERAGE([.CA25:.CA9999])" office:value-type="float" office:value="-4.68841294117647" calcext:value-type="float">
            <text:p>-4.68841294117647</text:p>
          </table:table-cell>
        </table:table-row>
        <table:table-row table:style-name="ro1">
          <table:table-cell table:number-columns-repeated="79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69493" calcext:value-type="float">
            <text:p>-8.69493</text:p>
          </table:table-cell>
          <table:table-cell office:value-type="float" office:value="-4.08204" calcext:value-type="float">
            <text:p>-4.082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25273" calcext:value-type="float">
            <text:p>-6.25273</text:p>
          </table:table-cell>
          <table:table-cell office:value-type="float" office:value="-7.39036" calcext:value-type="float">
            <text:p>-7.390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86896" calcext:value-type="float">
            <text:p>3.86896</text:p>
          </table:table-cell>
          <table:table-cell office:value-type="float" office:value="-1.26156" calcext:value-type="float">
            <text:p>-1.261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37822" calcext:value-type="float">
            <text:p>8.37822</text:p>
          </table:table-cell>
          <table:table-cell office:value-type="float" office:value="3.66076" calcext:value-type="float">
            <text:p>3.6607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7.29681" calcext:value-type="float">
            <text:p>-7.29681</text:p>
          </table:table-cell>
          <table:table-cell office:value-type="float" office:value="1.25069" calcext:value-type="float">
            <text:p>1.2506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.78883" calcext:value-type="float">
            <text:p>-1.78883</text:p>
          </table:table-cell>
          <table:table-cell office:value-type="float" office:value="-0.704504" calcext:value-type="float">
            <text:p>-0.70450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0.976465" calcext:value-type="float">
            <text:p>-0.976465</text:p>
          </table:table-cell>
          <table:table-cell office:value-type="float" office:value="-8.35372" calcext:value-type="float">
            <text:p>-8.3537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46262" calcext:value-type="float">
            <text:p>9.46262</text:p>
          </table:table-cell>
          <table:table-cell office:value-type="float" office:value="0.899652" calcext:value-type="float">
            <text:p>0.89965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.07583" calcext:value-type="float">
            <text:p>-2.07583</text:p>
          </table:table-cell>
          <table:table-cell office:value-type="float" office:value="9.14797" calcext:value-type="float">
            <text:p>9.1479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0.2615" calcext:value-type="float">
            <text:p>-10.2615</text:p>
          </table:table-cell>
          <table:table-cell office:value-type="float" office:value="-9.18424" calcext:value-type="float">
            <text:p>-9.184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14645" calcext:value-type="float">
            <text:p>-4.14645</text:p>
          </table:table-cell>
          <table:table-cell office:value-type="float" office:value="-4.18958" calcext:value-type="float">
            <text:p>-4.1895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.79052" calcext:value-type="float">
            <text:p>6.79052</text:p>
          </table:table-cell>
          <table:table-cell office:value-type="float" office:value="7.45006" calcext:value-type="float">
            <text:p>7.4500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.36488" calcext:value-type="float">
            <text:p>1.36488</text:p>
          </table:table-cell>
          <table:table-cell office:value-type="float" office:value="0.36948" calcext:value-type="float">
            <text:p>0.3694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9.90512" calcext:value-type="float">
            <text:p>-9.90512</text:p>
          </table:table-cell>
          <table:table-cell office:value-type="float" office:value="9.41534" calcext:value-type="float">
            <text:p>9.4153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67123" calcext:value-type="float">
            <text:p>1.67123</text:p>
          </table:table-cell>
          <table:table-cell office:value-type="float" office:value="8.77797" calcext:value-type="float">
            <text:p>8.7779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04702" calcext:value-type="float">
            <text:p>5.04702</text:p>
          </table:table-cell>
          <table:table-cell office:value-type="float" office:value="4.06711" calcext:value-type="float">
            <text:p>4.067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0.85905" calcext:value-type="float">
            <text:p>-0.85905</text:p>
          </table:table-cell>
          <table:table-cell office:value-type="float" office:value="-4.63034" calcext:value-type="float">
            <text:p>-4.6303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.62658" calcext:value-type="float">
            <text:p>7.62658</text:p>
          </table:table-cell>
          <table:table-cell office:value-type="float" office:value="-7.36157" calcext:value-type="float">
            <text:p>-7.3615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0945" calcext:value-type="float">
            <text:p>2.0945</text:p>
          </table:table-cell>
          <table:table-cell office:value-type="float" office:value="6.25862" calcext:value-type="float">
            <text:p>6.2586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81034" calcext:value-type="float">
            <text:p>4.81034</text:p>
          </table:table-cell>
          <table:table-cell office:value-type="float" office:value="-4.35003" calcext:value-type="float">
            <text:p>-4.350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6404" calcext:value-type="float">
            <text:p>-8.6404</text:p>
          </table:table-cell>
          <table:table-cell office:value-type="float" office:value="-3.85833" calcext:value-type="float">
            <text:p>-3.858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65666" calcext:value-type="float">
            <text:p>-6.65666</text:p>
          </table:table-cell>
          <table:table-cell office:value-type="float" office:value="-7.71766" calcext:value-type="float">
            <text:p>-7.717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12334" calcext:value-type="float">
            <text:p>6.12334</text:p>
          </table:table-cell>
          <table:table-cell office:value-type="float" office:value="-3.2891" calcext:value-type="float">
            <text:p>-3.289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.40139" calcext:value-type="float">
            <text:p>9.40139</text:p>
          </table:table-cell>
          <table:table-cell office:value-type="float" office:value="3.9032" calcext:value-type="float">
            <text:p>3.90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7.78932" calcext:value-type="float">
            <text:p>-7.78932</text:p>
          </table:table-cell>
          <table:table-cell office:value-type="float" office:value="2.45949" calcext:value-type="float">
            <text:p>2.459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2.32285" calcext:value-type="float">
            <text:p>-2.32285</text:p>
          </table:table-cell>
          <table:table-cell office:value-type="float" office:value="-0.7853" calcext:value-type="float">
            <text:p>-0.785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79857" calcext:value-type="float">
            <text:p>-1.79857</text:p>
          </table:table-cell>
          <table:table-cell office:value-type="float" office:value="-9.23659" calcext:value-type="float">
            <text:p>-9.2365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.43681" calcext:value-type="float">
            <text:p>6.43681</text:p>
          </table:table-cell>
          <table:table-cell office:value-type="float" office:value="-0.239774" calcext:value-type="float">
            <text:p>-0.23977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.85672" calcext:value-type="float">
            <text:p>-2.85672</text:p>
          </table:table-cell>
          <table:table-cell office:value-type="float" office:value="9.08419" calcext:value-type="float">
            <text:p>9.0841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8.78196" calcext:value-type="float">
            <text:p>-8.78196</text:p>
          </table:table-cell>
          <table:table-cell office:value-type="float" office:value="-11.4846" calcext:value-type="float">
            <text:p>-11.484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9124" calcext:value-type="float">
            <text:p>-4.9124</text:p>
          </table:table-cell>
          <table:table-cell office:value-type="float" office:value="-3.68154" calcext:value-type="float">
            <text:p>-3.6815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.65691" calcext:value-type="float">
            <text:p>7.65691</text:p>
          </table:table-cell>
          <table:table-cell office:value-type="float" office:value="7.33013" calcext:value-type="float">
            <text:p>7.330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0.650439" calcext:value-type="float">
            <text:p>-0.650439</text:p>
          </table:table-cell>
          <table:table-cell office:value-type="float" office:value="2.61401" calcext:value-type="float">
            <text:p>2.6140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10.0065" calcext:value-type="float">
            <text:p>-10.0065</text:p>
          </table:table-cell>
          <table:table-cell office:value-type="float" office:value="10.1951" calcext:value-type="float">
            <text:p>10.195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653923" calcext:value-type="float">
            <text:p>0.653923</text:p>
          </table:table-cell>
          <table:table-cell office:value-type="float" office:value="9.14234" calcext:value-type="float">
            <text:p>9.1423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0937" calcext:value-type="float">
            <text:p>5.0937</text:p>
          </table:table-cell>
          <table:table-cell office:value-type="float" office:value="3.96759" calcext:value-type="float">
            <text:p>3.9675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89148" calcext:value-type="float">
            <text:p>-1.89148</text:p>
          </table:table-cell>
          <table:table-cell office:value-type="float" office:value="-6.50491" calcext:value-type="float">
            <text:p>-6.5049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55927" calcext:value-type="float">
            <text:p>6.55927</text:p>
          </table:table-cell>
          <table:table-cell office:value-type="float" office:value="-7.63298" calcext:value-type="float">
            <text:p>-7.6329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05073" calcext:value-type="float">
            <text:p>1.05073</text:p>
          </table:table-cell>
          <table:table-cell office:value-type="float" office:value="5.87225" calcext:value-type="float">
            <text:p>5.8722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09138" calcext:value-type="float">
            <text:p>4.09138</text:p>
          </table:table-cell>
          <table:table-cell office:value-type="float" office:value="-5.11027" calcext:value-type="float">
            <text:p>-5.11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70667" calcext:value-type="float">
            <text:p>-7.70667</text:p>
          </table:table-cell>
          <table:table-cell office:value-type="float" office:value="-1.4747" calcext:value-type="float">
            <text:p>-1.47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7.24954" calcext:value-type="float">
            <text:p>-7.24954</text:p>
          </table:table-cell>
          <table:table-cell office:value-type="float" office:value="-9.64904" calcext:value-type="float">
            <text:p>-9.649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.08465" calcext:value-type="float">
            <text:p>7.08465</text:p>
          </table:table-cell>
          <table:table-cell office:value-type="float" office:value="-2.53925" calcext:value-type="float">
            <text:p>-2.539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81675" calcext:value-type="float">
            <text:p>8.81675</text:p>
          </table:table-cell>
          <table:table-cell office:value-type="float" office:value="3.10493" calcext:value-type="float">
            <text:p>3.104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9.26335" calcext:value-type="float">
            <text:p>-9.26335</text:p>
          </table:table-cell>
          <table:table-cell office:value-type="float" office:value="6.63155" calcext:value-type="float">
            <text:p>6.631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2.07925" calcext:value-type="float">
            <text:p>-2.07925</text:p>
          </table:table-cell>
          <table:table-cell office:value-type="float" office:value="-2.21561" calcext:value-type="float">
            <text:p>-2.2156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2.6192" calcext:value-type="float">
            <text:p>-2.6192</text:p>
          </table:table-cell>
          <table:table-cell office:value-type="float" office:value="-8.78957" calcext:value-type="float">
            <text:p>-8.7895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05796" calcext:value-type="float">
            <text:p>9.05796</text:p>
          </table:table-cell>
          <table:table-cell office:value-type="float" office:value="-0.149758" calcext:value-type="float">
            <text:p>-0.14975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.61566" calcext:value-type="float">
            <text:p>-3.61566</text:p>
          </table:table-cell>
          <table:table-cell office:value-type="float" office:value="10.1832" calcext:value-type="float">
            <text:p>10.183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0.8152" calcext:value-type="float">
            <text:p>-10.8152</text:p>
          </table:table-cell>
          <table:table-cell office:value-type="float" office:value="-8.50132" calcext:value-type="float">
            <text:p>-8.5013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65082" calcext:value-type="float">
            <text:p>-4.65082</text:p>
          </table:table-cell>
          <table:table-cell office:value-type="float" office:value="-3.86422" calcext:value-type="float">
            <text:p>-3.8642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.09009" calcext:value-type="float">
            <text:p>8.09009</text:p>
          </table:table-cell>
          <table:table-cell office:value-type="float" office:value="7.3695" calcext:value-type="float">
            <text:p>7.369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1.82776" calcext:value-type="float">
            <text:p>-1.82776</text:p>
          </table:table-cell>
          <table:table-cell office:value-type="float" office:value="3.82015" calcext:value-type="float">
            <text:p>3.8201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9.96266" calcext:value-type="float">
            <text:p>-9.96266</text:p>
          </table:table-cell>
          <table:table-cell office:value-type="float" office:value="10.1299" calcext:value-type="float">
            <text:p>10.129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750146" calcext:value-type="float">
            <text:p>0.750146</text:p>
          </table:table-cell>
          <table:table-cell office:value-type="float" office:value="9.46265" calcext:value-type="float">
            <text:p>9.4626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13813" calcext:value-type="float">
            <text:p>5.13813</text:p>
          </table:table-cell>
          <table:table-cell office:value-type="float" office:value="4.06497" calcext:value-type="float">
            <text:p>4.0649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04854" calcext:value-type="float">
            <text:p>-1.04854</text:p>
          </table:table-cell>
          <table:table-cell office:value-type="float" office:value="-5.84359" calcext:value-type="float">
            <text:p>-5.8435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91943" calcext:value-type="float">
            <text:p>6.91943</text:p>
          </table:table-cell>
          <table:table-cell office:value-type="float" office:value="-7.4021" calcext:value-type="float">
            <text:p>-7.402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13826" calcext:value-type="float">
            <text:p>2.13826</text:p>
          </table:table-cell>
          <table:table-cell office:value-type="float" office:value="5.56938" calcext:value-type="float">
            <text:p>5.5693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.82788" calcext:value-type="float">
            <text:p>3.82788</text:p>
          </table:table-cell>
          <table:table-cell office:value-type="float" office:value="-4.62158" calcext:value-type="float">
            <text:p>-4.621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81293" calcext:value-type="float">
            <text:p>-8.81293</text:p>
          </table:table-cell>
          <table:table-cell office:value-type="float" office:value="-3.27131" calcext:value-type="float">
            <text:p>-3.271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8133" calcext:value-type="float">
            <text:p>-6.8133</text:p>
          </table:table-cell>
          <table:table-cell office:value-type="float" office:value="-9.8009" calcext:value-type="float">
            <text:p>-9.80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68299" calcext:value-type="float">
            <text:p>5.68299</text:p>
          </table:table-cell>
          <table:table-cell office:value-type="float" office:value="-1.76215" calcext:value-type="float">
            <text:p>-1.762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.72989" calcext:value-type="float">
            <text:p>7.72989</text:p>
          </table:table-cell>
          <table:table-cell office:value-type="float" office:value="4.3444" calcext:value-type="float">
            <text:p>4.34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7.18997" calcext:value-type="float">
            <text:p>-7.18997</text:p>
          </table:table-cell>
          <table:table-cell office:value-type="float" office:value="3.74799" calcext:value-type="float">
            <text:p>3.747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.34499" calcext:value-type="float">
            <text:p>-1.34499</text:p>
          </table:table-cell>
          <table:table-cell office:value-type="float" office:value="-1.64176" calcext:value-type="float">
            <text:p>-1.6417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09799" calcext:value-type="float">
            <text:p>-1.09799</text:p>
          </table:table-cell>
          <table:table-cell office:value-type="float" office:value="-8.35806" calcext:value-type="float">
            <text:p>-8.3580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06518" calcext:value-type="float">
            <text:p>9.06518</text:p>
          </table:table-cell>
          <table:table-cell office:value-type="float" office:value="1.3624" calcext:value-type="float">
            <text:p>1.362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.9252" calcext:value-type="float">
            <text:p>-3.9252</text:p>
          </table:table-cell>
          <table:table-cell office:value-type="float" office:value="10.5261" calcext:value-type="float">
            <text:p>10.526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71314" calcext:value-type="float">
            <text:p>-9.71314</text:p>
          </table:table-cell>
          <table:table-cell office:value-type="float" office:value="-9.34461" calcext:value-type="float">
            <text:p>-9.3446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37284" calcext:value-type="float">
            <text:p>-4.37284</text:p>
          </table:table-cell>
          <table:table-cell office:value-type="float" office:value="-4.38985" calcext:value-type="float">
            <text:p>-4.3898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.20757" calcext:value-type="float">
            <text:p>7.20757</text:p>
          </table:table-cell>
          <table:table-cell office:value-type="float" office:value="7.50329" calcext:value-type="float">
            <text:p>7.5032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2.73807" calcext:value-type="float">
            <text:p>-2.73807</text:p>
          </table:table-cell>
          <table:table-cell office:value-type="float" office:value="3.01392" calcext:value-type="float">
            <text:p>3.0139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9.89284" calcext:value-type="float">
            <text:p>-9.89284</text:p>
          </table:table-cell>
          <table:table-cell office:value-type="float" office:value="12.0637" calcext:value-type="float">
            <text:p>12.063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74409" calcext:value-type="float">
            <text:p>2.74409</text:p>
          </table:table-cell>
          <table:table-cell office:value-type="float" office:value="9.8398" calcext:value-type="float">
            <text:p>9.839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2774" calcext:value-type="float">
            <text:p>4.72774</text:p>
          </table:table-cell>
          <table:table-cell office:value-type="float" office:value="4.39336" calcext:value-type="float">
            <text:p>4.3933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0.914825" calcext:value-type="float">
            <text:p>-0.914825</text:p>
          </table:table-cell>
          <table:table-cell office:value-type="float" office:value="-5.49174" calcext:value-type="float">
            <text:p>-5.4917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6854" calcext:value-type="float">
            <text:p>6.6854</text:p>
          </table:table-cell>
          <table:table-cell office:value-type="float" office:value="-7.88966" calcext:value-type="float">
            <text:p>-7.8896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7094" calcext:value-type="float">
            <text:p>1.7094</text:p>
          </table:table-cell>
          <table:table-cell office:value-type="float" office:value="6.50682" calcext:value-type="float">
            <text:p>6.5068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45241" calcext:value-type="float">
            <text:p>4.45241</text:p>
          </table:table-cell>
          <table:table-cell office:value-type="float" office:value="-4.58825" calcext:value-type="float">
            <text:p>-4.588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05403" calcext:value-type="float">
            <text:p>-8.05403</text:p>
          </table:table-cell>
          <table:table-cell office:value-type="float" office:value="-3.51724" calcext:value-type="float">
            <text:p>-3.517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92223" calcext:value-type="float">
            <text:p>-6.92223</text:p>
          </table:table-cell>
          <table:table-cell office:value-type="float" office:value="-8.65929" calcext:value-type="float">
            <text:p>-8.659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03568" calcext:value-type="float">
            <text:p>6.03568</text:p>
          </table:table-cell>
          <table:table-cell office:value-type="float" office:value="-2.27445" calcext:value-type="float">
            <text:p>-2.274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08965" calcext:value-type="float">
            <text:p>8.08965</text:p>
          </table:table-cell>
          <table:table-cell office:value-type="float" office:value="4.17229" calcext:value-type="float">
            <text:p>4.1722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7.15731" calcext:value-type="float">
            <text:p>-7.15731</text:p>
          </table:table-cell>
          <table:table-cell office:value-type="float" office:value="5.23432" calcext:value-type="float">
            <text:p>5.234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.05048" calcext:value-type="float">
            <text:p>-1.05048</text:p>
          </table:table-cell>
          <table:table-cell office:value-type="float" office:value="-1.57238" calcext:value-type="float">
            <text:p>-1.5723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09696" calcext:value-type="float">
            <text:p>-1.09696</text:p>
          </table:table-cell>
          <table:table-cell office:value-type="float" office:value="-8.927" calcext:value-type="float">
            <text:p>-8.92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93664" calcext:value-type="float">
            <text:p>9.93664</text:p>
          </table:table-cell>
          <table:table-cell office:value-type="float" office:value="0.913611" calcext:value-type="float">
            <text:p>0.91361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.48418" calcext:value-type="float">
            <text:p>-2.48418</text:p>
          </table:table-cell>
          <table:table-cell office:value-type="float" office:value="8.64065" calcext:value-type="float">
            <text:p>8.640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62158" calcext:value-type="float">
            <text:p>-9.62158</text:p>
          </table:table-cell>
          <table:table-cell office:value-type="float" office:value="-9.33604" calcext:value-type="float">
            <text:p>-9.3360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46795" calcext:value-type="float">
            <text:p>-4.46795</text:p>
          </table:table-cell>
          <table:table-cell office:value-type="float" office:value="-3.56872" calcext:value-type="float">
            <text:p>-3.5687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.75217" calcext:value-type="float">
            <text:p>7.75217</text:p>
          </table:table-cell>
          <table:table-cell office:value-type="float" office:value="7.49502" calcext:value-type="float">
            <text:p>7.4950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1.08216" calcext:value-type="float">
            <text:p>-1.08216</text:p>
          </table:table-cell>
          <table:table-cell office:value-type="float" office:value="2.6592" calcext:value-type="float">
            <text:p>2.659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9.77999" calcext:value-type="float">
            <text:p>-9.77999</text:p>
          </table:table-cell>
          <table:table-cell office:value-type="float" office:value="11.4148" calcext:value-type="float">
            <text:p>11.414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.18152" calcext:value-type="float">
            <text:p>3.18152</text:p>
          </table:table-cell>
          <table:table-cell office:value-type="float" office:value="8.32119" calcext:value-type="float">
            <text:p>8.3211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19003" calcext:value-type="float">
            <text:p>5.19003</text:p>
          </table:table-cell>
          <table:table-cell office:value-type="float" office:value="4.1749" calcext:value-type="float">
            <text:p>4.17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7081" calcext:value-type="float">
            <text:p>-2.7081</text:p>
          </table:table-cell>
          <table:table-cell office:value-type="float" office:value="-5.22236" calcext:value-type="float">
            <text:p>-5.2223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7292" calcext:value-type="float">
            <text:p>6.7292</text:p>
          </table:table-cell>
          <table:table-cell office:value-type="float" office:value="-7.50033" calcext:value-type="float">
            <text:p>-7.5003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25409" calcext:value-type="float">
            <text:p>1.25409</text:p>
          </table:table-cell>
          <table:table-cell office:value-type="float" office:value="6.56113" calcext:value-type="float">
            <text:p>6.5611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.7117" calcext:value-type="float">
            <text:p>3.7117</text:p>
          </table:table-cell>
          <table:table-cell office:value-type="float" office:value="-5.1155" calcext:value-type="float">
            <text:p>-5.11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29488" calcext:value-type="float">
            <text:p>-8.29488</text:p>
          </table:table-cell>
          <table:table-cell office:value-type="float" office:value="-3.51365" calcext:value-type="float">
            <text:p>-3.513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27036" calcext:value-type="float">
            <text:p>-6.27036</text:p>
          </table:table-cell>
          <table:table-cell office:value-type="float" office:value="-7.74961" calcext:value-type="float">
            <text:p>-7.749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.10502" calcext:value-type="float">
            <text:p>7.10502</text:p>
          </table:table-cell>
          <table:table-cell office:value-type="float" office:value="-3.06911" calcext:value-type="float">
            <text:p>-3.069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.99851" calcext:value-type="float">
            <text:p>7.99851</text:p>
          </table:table-cell>
          <table:table-cell office:value-type="float" office:value="3.73863" calcext:value-type="float">
            <text:p>3.7386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7.61854" calcext:value-type="float">
            <text:p>-7.61854</text:p>
          </table:table-cell>
          <table:table-cell office:value-type="float" office:value="4.58268" calcext:value-type="float">
            <text:p>4.5826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0.857177" calcext:value-type="float">
            <text:p>-0.857177</text:p>
          </table:table-cell>
          <table:table-cell office:value-type="float" office:value="-2.45152" calcext:value-type="float">
            <text:p>-2.4515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14972" calcext:value-type="float">
            <text:p>-1.14972</text:p>
          </table:table-cell>
          <table:table-cell office:value-type="float" office:value="-8.32956" calcext:value-type="float">
            <text:p>-8.3295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01971" calcext:value-type="float">
            <text:p>8.01971</text:p>
          </table:table-cell>
          <table:table-cell office:value-type="float" office:value="0.549353" calcext:value-type="float">
            <text:p>0.54935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.63161" calcext:value-type="float">
            <text:p>-2.63161</text:p>
          </table:table-cell>
          <table:table-cell office:value-type="float" office:value="8.48704" calcext:value-type="float">
            <text:p>8.4870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1.3691" calcext:value-type="float">
            <text:p>-11.3691</text:p>
          </table:table-cell>
          <table:table-cell office:value-type="float" office:value="-7.17657" calcext:value-type="float">
            <text:p>-7.1765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41787" calcext:value-type="float">
            <text:p>-4.41787</text:p>
          </table:table-cell>
          <table:table-cell office:value-type="float" office:value="-3.77756" calcext:value-type="float">
            <text:p>-3.7775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.7361" calcext:value-type="float">
            <text:p>7.7361</text:p>
          </table:table-cell>
          <table:table-cell office:value-type="float" office:value="7.49369" calcext:value-type="float">
            <text:p>7.4936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0.575898" calcext:value-type="float">
            <text:p>-0.575898</text:p>
          </table:table-cell>
          <table:table-cell office:value-type="float" office:value="1.36614" calcext:value-type="float">
            <text:p>1.3661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9.94369" calcext:value-type="float">
            <text:p>-9.94369</text:p>
          </table:table-cell>
          <table:table-cell office:value-type="float" office:value="10.406" calcext:value-type="float">
            <text:p>10.40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86481" calcext:value-type="float">
            <text:p>2.86481</text:p>
          </table:table-cell>
          <table:table-cell office:value-type="float" office:value="9.11201" calcext:value-type="float">
            <text:p>9.1120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04428" calcext:value-type="float">
            <text:p>5.04428</text:p>
          </table:table-cell>
          <table:table-cell office:value-type="float" office:value="3.46798" calcext:value-type="float">
            <text:p>3.4679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92766" calcext:value-type="float">
            <text:p>-1.92766</text:p>
          </table:table-cell>
          <table:table-cell office:value-type="float" office:value="-3.88558" calcext:value-type="float">
            <text:p>-3.8855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.45213" calcext:value-type="float">
            <text:p>7.45213</text:p>
          </table:table-cell>
          <table:table-cell office:value-type="float" office:value="-7.41287" calcext:value-type="float">
            <text:p>-7.4128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35146" calcext:value-type="float">
            <text:p>1.35146</text:p>
          </table:table-cell>
          <table:table-cell office:value-type="float" office:value="6.28306" calcext:value-type="float">
            <text:p>6.2830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.23531" calcext:value-type="float">
            <text:p>3.23531</text:p>
          </table:table-cell>
          <table:table-cell office:value-type="float" office:value="-5.45599" calcext:value-type="float">
            <text:p>-5.455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.1359" calcext:value-type="float">
            <text:p>-10.1359</text:p>
          </table:table-cell>
          <table:table-cell office:value-type="float" office:value="-4.39111" calcext:value-type="float">
            <text:p>-4.391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.96635" calcext:value-type="float">
            <text:p>-5.96635</text:p>
          </table:table-cell>
          <table:table-cell office:value-type="float" office:value="-8.97047" calcext:value-type="float">
            <text:p>-8.970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.00164" calcext:value-type="float">
            <text:p>7.00164</text:p>
          </table:table-cell>
          <table:table-cell office:value-type="float" office:value="-3.57153" calcext:value-type="float">
            <text:p>-3.571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5024" calcext:value-type="float">
            <text:p>8.5024</text:p>
          </table:table-cell>
          <table:table-cell office:value-type="float" office:value="3.91839" calcext:value-type="float">
            <text:p>3.9183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8.17922" calcext:value-type="float">
            <text:p>-8.17922</text:p>
          </table:table-cell>
          <table:table-cell office:value-type="float" office:value="7.29388" calcext:value-type="float">
            <text:p>7.2938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.24202" calcext:value-type="float">
            <text:p>-1.24202</text:p>
          </table:table-cell>
          <table:table-cell office:value-type="float" office:value="-0.334144" calcext:value-type="float">
            <text:p>-0.33414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00513" calcext:value-type="float">
            <text:p>-1.00513</text:p>
          </table:table-cell>
          <table:table-cell office:value-type="float" office:value="-8.27255" calcext:value-type="float">
            <text:p>-8.272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.82549" calcext:value-type="float">
            <text:p>7.82549</text:p>
          </table:table-cell>
          <table:table-cell office:value-type="float" office:value="-0.47527" calcext:value-type="float">
            <text:p>-0.4752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.17636" calcext:value-type="float">
            <text:p>-3.17636</text:p>
          </table:table-cell>
          <table:table-cell office:value-type="float" office:value="8.97015" calcext:value-type="float">
            <text:p>8.970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0.5518" calcext:value-type="float">
            <text:p>-10.5518</text:p>
          </table:table-cell>
          <table:table-cell office:value-type="float" office:value="-7.84348" calcext:value-type="float">
            <text:p>-7.8434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38367" calcext:value-type="float">
            <text:p>-4.38367</text:p>
          </table:table-cell>
          <table:table-cell office:value-type="float" office:value="-4.0424" calcext:value-type="float">
            <text:p>-4.042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.98133" calcext:value-type="float">
            <text:p>9.98133</text:p>
          </table:table-cell>
          <table:table-cell office:value-type="float" office:value="7.57582" calcext:value-type="float">
            <text:p>7.5758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0.466953" calcext:value-type="float">
            <text:p>-0.466953</text:p>
          </table:table-cell>
          <table:table-cell office:value-type="float" office:value="2.79553" calcext:value-type="float">
            <text:p>2.7955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9.93452" calcext:value-type="float">
            <text:p>-9.93452</text:p>
          </table:table-cell>
          <table:table-cell office:value-type="float" office:value="10.8831" calcext:value-type="float">
            <text:p>10.883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655006" calcext:value-type="float">
            <text:p>0.655006</text:p>
          </table:table-cell>
          <table:table-cell office:value-type="float" office:value="9.79702" calcext:value-type="float">
            <text:p>9.7970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87097" calcext:value-type="float">
            <text:p>4.87097</text:p>
          </table:table-cell>
          <table:table-cell office:value-type="float" office:value="4.30402" calcext:value-type="float">
            <text:p>4.3040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0.78687" calcext:value-type="float">
            <text:p>-0.78687</text:p>
          </table:table-cell>
          <table:table-cell office:value-type="float" office:value="-3.96315" calcext:value-type="float">
            <text:p>-3.9631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.31103" calcext:value-type="float">
            <text:p>7.31103</text:p>
          </table:table-cell>
          <table:table-cell office:value-type="float" office:value="-8.06224" calcext:value-type="float">
            <text:p>-8.0622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78689" calcext:value-type="float">
            <text:p>2.78689</text:p>
          </table:table-cell>
          <table:table-cell office:value-type="float" office:value="5.79939" calcext:value-type="float">
            <text:p>5.7993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.22385" calcext:value-type="float">
            <text:p>5.22385</text:p>
          </table:table-cell>
          <table:table-cell office:value-type="float" office:value="-4.39211" calcext:value-type="float">
            <text:p>-4.392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04381" calcext:value-type="float">
            <text:p>-8.04381</text:p>
          </table:table-cell>
          <table:table-cell office:value-type="float" office:value="-2.79032" calcext:value-type="float">
            <text:p>-2.790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38861" calcext:value-type="float">
            <text:p>-6.38861</text:p>
          </table:table-cell>
          <table:table-cell office:value-type="float" office:value="-8.05087" calcext:value-type="float">
            <text:p>-8.0508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43735" calcext:value-type="float">
            <text:p>4.43735</text:p>
          </table:table-cell>
          <table:table-cell office:value-type="float" office:value="-1.71246" calcext:value-type="float">
            <text:p>-1.712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78834" calcext:value-type="float">
            <text:p>8.78834</text:p>
          </table:table-cell>
          <table:table-cell office:value-type="float" office:value="4.14733" calcext:value-type="float">
            <text:p>4.147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9.34655" calcext:value-type="float">
            <text:p>-9.34655</text:p>
          </table:table-cell>
          <table:table-cell office:value-type="float" office:value="5.60711" calcext:value-type="float">
            <text:p>5.607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.83966" calcext:value-type="float">
            <text:p>-1.83966</text:p>
          </table:table-cell>
          <table:table-cell office:value-type="float" office:value="-2.10326" calcext:value-type="float">
            <text:p>-2.1032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0.411204" calcext:value-type="float">
            <text:p>-0.411204</text:p>
          </table:table-cell>
          <table:table-cell office:value-type="float" office:value="-8.35374" calcext:value-type="float">
            <text:p>-8.3537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03081" calcext:value-type="float">
            <text:p>9.03081</text:p>
          </table:table-cell>
          <table:table-cell office:value-type="float" office:value="-0.251947" calcext:value-type="float">
            <text:p>-0.25194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.83479" calcext:value-type="float">
            <text:p>-1.83479</text:p>
          </table:table-cell>
          <table:table-cell office:value-type="float" office:value="8.27294" calcext:value-type="float">
            <text:p>8.2729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80826" calcext:value-type="float">
            <text:p>-9.80826</text:p>
          </table:table-cell>
          <table:table-cell office:value-type="float" office:value="-9.03972" calcext:value-type="float">
            <text:p>-9.0397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25382" calcext:value-type="float">
            <text:p>-4.25382</text:p>
          </table:table-cell>
          <table:table-cell office:value-type="float" office:value="-4.69538" calcext:value-type="float">
            <text:p>-4.6953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.94138" calcext:value-type="float">
            <text:p>8.94138</text:p>
          </table:table-cell>
          <table:table-cell office:value-type="float" office:value="7.39521" calcext:value-type="float">
            <text:p>7.3952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0.694488" calcext:value-type="float">
            <text:p>-0.694488</text:p>
          </table:table-cell>
          <table:table-cell office:value-type="float" office:value="3.88319" calcext:value-type="float">
            <text:p>3.8831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10.1464" calcext:value-type="float">
            <text:p>-10.1464</text:p>
          </table:table-cell>
          <table:table-cell office:value-type="float" office:value="10.7205" calcext:value-type="float">
            <text:p>10.720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12363" calcext:value-type="float">
            <text:p>1.12363</text:p>
          </table:table-cell>
          <table:table-cell office:value-type="float" office:value="8.92369" calcext:value-type="float">
            <text:p>8.9236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9035" calcext:value-type="float">
            <text:p>4.79035</text:p>
          </table:table-cell>
          <table:table-cell office:value-type="float" office:value="3.67755" calcext:value-type="float">
            <text:p>3.6775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26766" calcext:value-type="float">
            <text:p>-1.26766</text:p>
          </table:table-cell>
          <table:table-cell office:value-type="float" office:value="-5.64225" calcext:value-type="float">
            <text:p>-5.6422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95836" calcext:value-type="float">
            <text:p>6.95836</text:p>
          </table:table-cell>
          <table:table-cell office:value-type="float" office:value="-7.18636" calcext:value-type="float">
            <text:p>-7.1863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76892" calcext:value-type="float">
            <text:p>1.76892</text:p>
          </table:table-cell>
          <table:table-cell office:value-type="float" office:value="5.86475" calcext:value-type="float">
            <text:p>5.8647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.95492" calcext:value-type="float">
            <text:p>3.95492</text:p>
          </table:table-cell>
          <table:table-cell office:value-type="float" office:value="-5.0687" calcext:value-type="float">
            <text:p>-5.06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82957" calcext:value-type="float">
            <text:p>-9.82957</text:p>
          </table:table-cell>
          <table:table-cell office:value-type="float" office:value="-4.44724" calcext:value-type="float">
            <text:p>-4.447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.635" calcext:value-type="float">
            <text:p>-5.635</text:p>
          </table:table-cell>
          <table:table-cell office:value-type="float" office:value="-7.94351" calcext:value-type="float">
            <text:p>-7.943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55942" calcext:value-type="float">
            <text:p>6.55942</text:p>
          </table:table-cell>
          <table:table-cell office:value-type="float" office:value="-2.22788" calcext:value-type="float">
            <text:p>-2.227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52802" calcext:value-type="float">
            <text:p>8.52802</text:p>
          </table:table-cell>
          <table:table-cell office:value-type="float" office:value="3.96262" calcext:value-type="float">
            <text:p>3.9626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8.6414" calcext:value-type="float">
            <text:p>-8.6414</text:p>
          </table:table-cell>
          <table:table-cell office:value-type="float" office:value="5.10618" calcext:value-type="float">
            <text:p>5.106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3.51927" calcext:value-type="float">
            <text:p>-3.51927</text:p>
          </table:table-cell>
          <table:table-cell office:value-type="float" office:value="-1.13436" calcext:value-type="float">
            <text:p>-1.1343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50834" calcext:value-type="float">
            <text:p>-1.50834</text:p>
          </table:table-cell>
          <table:table-cell office:value-type="float" office:value="-9.14068" calcext:value-type="float">
            <text:p>-9.1406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74874" calcext:value-type="float">
            <text:p>8.74874</text:p>
          </table:table-cell>
          <table:table-cell office:value-type="float" office:value="-0.300021" calcext:value-type="float">
            <text:p>-0.3000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.64706" calcext:value-type="float">
            <text:p>-3.64706</text:p>
          </table:table-cell>
          <table:table-cell office:value-type="float" office:value="9.84374" calcext:value-type="float">
            <text:p>9.8437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8.90821" calcext:value-type="float">
            <text:p>-8.90821</text:p>
          </table:table-cell>
          <table:table-cell office:value-type="float" office:value="-10.5689" calcext:value-type="float">
            <text:p>-10.568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45154" calcext:value-type="float">
            <text:p>-4.45154</text:p>
          </table:table-cell>
          <table:table-cell office:value-type="float" office:value="-3.98351" calcext:value-type="float">
            <text:p>-3.9835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.94466" calcext:value-type="float">
            <text:p>6.94466</text:p>
          </table:table-cell>
          <table:table-cell office:value-type="float" office:value="7.45858" calcext:value-type="float">
            <text:p>7.4585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2.08365" calcext:value-type="float">
            <text:p>-2.08365</text:p>
          </table:table-cell>
          <table:table-cell office:value-type="float" office:value="4.23199" calcext:value-type="float">
            <text:p>4.2319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9.95013" calcext:value-type="float">
            <text:p>-9.95013</text:p>
          </table:table-cell>
          <table:table-cell office:value-type="float" office:value="8.89598" calcext:value-type="float">
            <text:p>8.8959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14939" calcext:value-type="float">
            <text:p>2.14939</text:p>
          </table:table-cell>
          <table:table-cell office:value-type="float" office:value="8.52645" calcext:value-type="float">
            <text:p>8.526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69502" calcext:value-type="float">
            <text:p>4.69502</text:p>
          </table:table-cell>
          <table:table-cell office:value-type="float" office:value="3.77086" calcext:value-type="float">
            <text:p>3.7708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35622" calcext:value-type="float">
            <text:p>-2.35622</text:p>
          </table:table-cell>
          <table:table-cell office:value-type="float" office:value="-6.53895" calcext:value-type="float">
            <text:p>-6.5389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.10002" calcext:value-type="float">
            <text:p>7.10002</text:p>
          </table:table-cell>
          <table:table-cell office:value-type="float" office:value="-7.98219" calcext:value-type="float">
            <text:p>-7.9821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81548" calcext:value-type="float">
            <text:p>1.81548</text:p>
          </table:table-cell>
          <table:table-cell office:value-type="float" office:value="6.15429" calcext:value-type="float">
            <text:p>6.1542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67247" calcext:value-type="float">
            <text:p>4.67247</text:p>
          </table:table-cell>
          <table:table-cell office:value-type="float" office:value="-4.34137" calcext:value-type="float">
            <text:p>-4.341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09786" calcext:value-type="float">
            <text:p>-9.09786</text:p>
          </table:table-cell>
          <table:table-cell office:value-type="float" office:value="-4.46506" calcext:value-type="float">
            <text:p>-4.465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22443" calcext:value-type="float">
            <text:p>-6.22443</text:p>
          </table:table-cell>
          <table:table-cell office:value-type="float" office:value="-6.9764" calcext:value-type="float">
            <text:p>-6.97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08672" calcext:value-type="float">
            <text:p>5.08672</text:p>
          </table:table-cell>
          <table:table-cell office:value-type="float" office:value="-1.35971" calcext:value-type="float">
            <text:p>-1.3597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83943" calcext:value-type="float">
            <text:p>8.83943</text:p>
          </table:table-cell>
          <table:table-cell office:value-type="float" office:value="3.58555" calcext:value-type="float">
            <text:p>3.585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9.72667" calcext:value-type="float">
            <text:p>-9.72667</text:p>
          </table:table-cell>
          <table:table-cell office:value-type="float" office:value="4.97492" calcext:value-type="float">
            <text:p>4.9749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2.76484" calcext:value-type="float">
            <text:p>-2.76484</text:p>
          </table:table-cell>
          <table:table-cell office:value-type="float" office:value="-0.18325" calcext:value-type="float">
            <text:p>-0.1832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7541" calcext:value-type="float">
            <text:p>-1.7541</text:p>
          </table:table-cell>
          <table:table-cell office:value-type="float" office:value="-9.39696" calcext:value-type="float">
            <text:p>-9.3969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86273" calcext:value-type="float">
            <text:p>8.86273</text:p>
          </table:table-cell>
          <table:table-cell office:value-type="float" office:value="1.53389" calcext:value-type="float">
            <text:p>1.5338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.56257" calcext:value-type="float">
            <text:p>-2.56257</text:p>
          </table:table-cell>
          <table:table-cell office:value-type="float" office:value="9.48637" calcext:value-type="float">
            <text:p>9.4863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39798" calcext:value-type="float">
            <text:p>-9.39798</text:p>
          </table:table-cell>
          <table:table-cell office:value-type="float" office:value="-9.38349" calcext:value-type="float">
            <text:p>-9.383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6926" calcext:value-type="float">
            <text:p>-4.6926</text:p>
          </table:table-cell>
          <table:table-cell office:value-type="float" office:value="-4.19178" calcext:value-type="float">
            <text:p>-4.1917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.52976" calcext:value-type="float">
            <text:p>7.52976</text:p>
          </table:table-cell>
          <table:table-cell office:value-type="float" office:value="7.54431" calcext:value-type="float">
            <text:p>7.5443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2.66801" calcext:value-type="float">
            <text:p>-2.66801</text:p>
          </table:table-cell>
          <table:table-cell office:value-type="float" office:value="2.85816" calcext:value-type="float">
            <text:p>2.8581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9.92001" calcext:value-type="float">
            <text:p>-9.92001</text:p>
          </table:table-cell>
          <table:table-cell office:value-type="float" office:value="9.04259" calcext:value-type="float">
            <text:p>9.0425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65788" calcext:value-type="float">
            <text:p>1.65788</text:p>
          </table:table-cell>
          <table:table-cell office:value-type="float" office:value="9.13621" calcext:value-type="float">
            <text:p>9.1362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9477" calcext:value-type="float">
            <text:p>4.79477</text:p>
          </table:table-cell>
          <table:table-cell office:value-type="float" office:value="4.74838" calcext:value-type="float">
            <text:p>4.7483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67033" calcext:value-type="float">
            <text:p>-2.67033</text:p>
          </table:table-cell>
          <table:table-cell office:value-type="float" office:value="-6.80521" calcext:value-type="float">
            <text:p>-6.8052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96966" calcext:value-type="float">
            <text:p>6.96966</text:p>
          </table:table-cell>
          <table:table-cell office:value-type="float" office:value="-7.47273" calcext:value-type="float">
            <text:p>-7.4727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44238" calcext:value-type="float">
            <text:p>1.44238</text:p>
          </table:table-cell>
          <table:table-cell office:value-type="float" office:value="5.98131" calcext:value-type="float">
            <text:p>5.9813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38051" calcext:value-type="float">
            <text:p>4.38051</text:p>
          </table:table-cell>
          <table:table-cell office:value-type="float" office:value="-4.50657" calcext:value-type="float">
            <text:p>-4.506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0911" calcext:value-type="float">
            <text:p>-7.0911</text:p>
          </table:table-cell>
          <table:table-cell office:value-type="float" office:value="-3.26933" calcext:value-type="float">
            <text:p>-3.269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25428" calcext:value-type="float">
            <text:p>-6.25428</text:p>
          </table:table-cell>
          <table:table-cell office:value-type="float" office:value="-7.55632" calcext:value-type="float">
            <text:p>-7.556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71081" calcext:value-type="float">
            <text:p>6.71081</text:p>
          </table:table-cell>
          <table:table-cell office:value-type="float" office:value="-2.56134" calcext:value-type="float">
            <text:p>-2.5613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67223" calcext:value-type="float">
            <text:p>8.67223</text:p>
          </table:table-cell>
          <table:table-cell office:value-type="float" office:value="3.72182" calcext:value-type="float">
            <text:p>3.721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7.00006" calcext:value-type="float">
            <text:p>-7.00006</text:p>
          </table:table-cell>
          <table:table-cell office:value-type="float" office:value="1.27185" calcext:value-type="float">
            <text:p>1.2718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.02373" calcext:value-type="float">
            <text:p>-1.02373</text:p>
          </table:table-cell>
          <table:table-cell office:value-type="float" office:value="-0.746412" calcext:value-type="float">
            <text:p>-0.7464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34902" calcext:value-type="float">
            <text:p>-1.34902</text:p>
          </table:table-cell>
          <table:table-cell office:value-type="float" office:value="-8.98684" calcext:value-type="float">
            <text:p>-8.9868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24013" calcext:value-type="float">
            <text:p>8.24013</text:p>
          </table:table-cell>
          <table:table-cell office:value-type="float" office:value="0.919794" calcext:value-type="float">
            <text:p>0.91979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.36953" calcext:value-type="float">
            <text:p>-2.36953</text:p>
          </table:table-cell>
          <table:table-cell office:value-type="float" office:value="9.18469" calcext:value-type="float">
            <text:p>9.1846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99272" calcext:value-type="float">
            <text:p>-9.99272</text:p>
          </table:table-cell>
          <table:table-cell office:value-type="float" office:value="-9.50401" calcext:value-type="float">
            <text:p>-9.504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53137" calcext:value-type="float">
            <text:p>-4.53137</text:p>
          </table:table-cell>
          <table:table-cell office:value-type="float" office:value="-4.27346" calcext:value-type="float">
            <text:p>-4.2734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.15689" calcext:value-type="float">
            <text:p>7.15689</text:p>
          </table:table-cell>
          <table:table-cell office:value-type="float" office:value="7.46469" calcext:value-type="float">
            <text:p>7.4646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70419" calcext:value-type="float">
            <text:p>0.270419</text:p>
          </table:table-cell>
          <table:table-cell office:value-type="float" office:value="2.51481" calcext:value-type="float">
            <text:p>2.5148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9.86771" calcext:value-type="float">
            <text:p>-9.86771</text:p>
          </table:table-cell>
          <table:table-cell office:value-type="float" office:value="11.5827" calcext:value-type="float">
            <text:p>11.582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09187" calcext:value-type="float">
            <text:p>2.09187</text:p>
          </table:table-cell>
          <table:table-cell office:value-type="float" office:value="8.91169" calcext:value-type="float">
            <text:p>8.9116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83948" calcext:value-type="float">
            <text:p>4.83948</text:p>
          </table:table-cell>
          <table:table-cell office:value-type="float" office:value="3.90336" calcext:value-type="float">
            <text:p>3.9033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0.660505" calcext:value-type="float">
            <text:p>-0.660505</text:p>
          </table:table-cell>
          <table:table-cell office:value-type="float" office:value="-4.42141" calcext:value-type="float">
            <text:p>-4.4214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.3857" calcext:value-type="float">
            <text:p>7.3857</text:p>
          </table:table-cell>
          <table:table-cell office:value-type="float" office:value="-7.08199" calcext:value-type="float">
            <text:p>-7.0819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98006" calcext:value-type="float">
            <text:p>1.98006</text:p>
          </table:table-cell>
          <table:table-cell office:value-type="float" office:value="5.94747" calcext:value-type="float">
            <text:p>5.9474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.68817" calcext:value-type="float">
            <text:p>3.68817</text:p>
          </table:table-cell>
          <table:table-cell office:value-type="float" office:value="-4.85986" calcext:value-type="float">
            <text:p>-4.859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98238" calcext:value-type="float">
            <text:p>-7.98238</text:p>
          </table:table-cell>
          <table:table-cell office:value-type="float" office:value="-2.70144" calcext:value-type="float">
            <text:p>-2.701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.77736" calcext:value-type="float">
            <text:p>-5.77736</text:p>
          </table:table-cell>
          <table:table-cell office:value-type="float" office:value="-7.75893" calcext:value-type="float">
            <text:p>-7.758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.65578" calcext:value-type="float">
            <text:p>7.65578</text:p>
          </table:table-cell>
          <table:table-cell office:value-type="float" office:value="-2.43904" calcext:value-type="float">
            <text:p>-2.439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43726" calcext:value-type="float">
            <text:p>8.43726</text:p>
          </table:table-cell>
          <table:table-cell office:value-type="float" office:value="3.44143" calcext:value-type="float">
            <text:p>3.4414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6.51707" calcext:value-type="float">
            <text:p>-6.51707</text:p>
          </table:table-cell>
          <table:table-cell office:value-type="float" office:value="2.35709" calcext:value-type="float">
            <text:p>2.357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2.82258" calcext:value-type="float">
            <text:p>-2.82258</text:p>
          </table:table-cell>
          <table:table-cell office:value-type="float" office:value="-0.880602" calcext:value-type="float">
            <text:p>-0.88060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2.12067" calcext:value-type="float">
            <text:p>-2.12067</text:p>
          </table:table-cell>
          <table:table-cell office:value-type="float" office:value="-9.73863" calcext:value-type="float">
            <text:p>-9.7386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83561" calcext:value-type="float">
            <text:p>9.83561</text:p>
          </table:table-cell>
          <table:table-cell office:value-type="float" office:value="-0.551398" calcext:value-type="float">
            <text:p>-0.55139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4.50807" calcext:value-type="float">
            <text:p>-4.50807</text:p>
          </table:table-cell>
          <table:table-cell office:value-type="float" office:value="10.7892" calcext:value-type="float">
            <text:p>10.789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65693" calcext:value-type="float">
            <text:p>-9.65693</text:p>
          </table:table-cell>
          <table:table-cell office:value-type="float" office:value="-8.58741" calcext:value-type="float">
            <text:p>-8.5874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44669" calcext:value-type="float">
            <text:p>-4.44669</text:p>
          </table:table-cell>
          <table:table-cell office:value-type="float" office:value="-3.91551" calcext:value-type="float">
            <text:p>-3.9155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.04591" calcext:value-type="float">
            <text:p>7.04591</text:p>
          </table:table-cell>
          <table:table-cell office:value-type="float" office:value="7.55788" calcext:value-type="float">
            <text:p>7.5578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.8051" calcext:value-type="float">
            <text:p>1.8051</text:p>
          </table:table-cell>
          <table:table-cell office:value-type="float" office:value="0.492724" calcext:value-type="float">
            <text:p>0.49272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9.97603" calcext:value-type="float">
            <text:p>-9.97603</text:p>
          </table:table-cell>
          <table:table-cell office:value-type="float" office:value="10.2154" calcext:value-type="float">
            <text:p>10.215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25391" calcext:value-type="float">
            <text:p>1.25391</text:p>
          </table:table-cell>
          <table:table-cell office:value-type="float" office:value="8.12568" calcext:value-type="float">
            <text:p>8.1256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17888" calcext:value-type="float">
            <text:p>5.17888</text:p>
          </table:table-cell>
          <table:table-cell office:value-type="float" office:value="4.25941" calcext:value-type="float">
            <text:p>4.2594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27211" calcext:value-type="float">
            <text:p>-1.27211</text:p>
          </table:table-cell>
          <table:table-cell office:value-type="float" office:value="-6.73269" calcext:value-type="float">
            <text:p>-6.7326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74709" calcext:value-type="float">
            <text:p>6.74709</text:p>
          </table:table-cell>
          <table:table-cell office:value-type="float" office:value="-7.4895" calcext:value-type="float">
            <text:p>-7.489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64578" calcext:value-type="float">
            <text:p>1.64578</text:p>
          </table:table-cell>
          <table:table-cell office:value-type="float" office:value="5.91086" calcext:value-type="float">
            <text:p>5.9108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.89544" calcext:value-type="float">
            <text:p>3.89544</text:p>
          </table:table-cell>
          <table:table-cell office:value-type="float" office:value="-4.61479" calcext:value-type="float">
            <text:p>-4.614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67598" calcext:value-type="float">
            <text:p>-9.67598</text:p>
          </table:table-cell>
          <table:table-cell office:value-type="float" office:value="-3.84127" calcext:value-type="float">
            <text:p>-3.84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73031" calcext:value-type="float">
            <text:p>-6.73031</text:p>
          </table:table-cell>
          <table:table-cell office:value-type="float" office:value="-7.15192" calcext:value-type="float">
            <text:p>-7.151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37964" calcext:value-type="float">
            <text:p>2.37964</text:p>
          </table:table-cell>
          <table:table-cell office:value-type="float" office:value="-0.43091" calcext:value-type="float">
            <text:p>-0.4309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08161" calcext:value-type="float">
            <text:p>8.08161</text:p>
          </table:table-cell>
          <table:table-cell office:value-type="float" office:value="3.31935" calcext:value-type="float">
            <text:p>3.3193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8.1065" calcext:value-type="float">
            <text:p>-8.1065</text:p>
          </table:table-cell>
          <table:table-cell office:value-type="float" office:value="5.16734" calcext:value-type="float">
            <text:p>5.167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2.91087" calcext:value-type="float">
            <text:p>-2.91087</text:p>
          </table:table-cell>
          <table:table-cell office:value-type="float" office:value="-1.24914" calcext:value-type="float">
            <text:p>-1.249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0.790711" calcext:value-type="float">
            <text:p>-0.790711</text:p>
          </table:table-cell>
          <table:table-cell office:value-type="float" office:value="-8.88147" calcext:value-type="float">
            <text:p>-8.8814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.446" calcext:value-type="float">
            <text:p>10.446</text:p>
          </table:table-cell>
          <table:table-cell office:value-type="float" office:value="-0.820285" calcext:value-type="float">
            <text:p>-0.82028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.6818" calcext:value-type="float">
            <text:p>-3.6818</text:p>
          </table:table-cell>
          <table:table-cell office:value-type="float" office:value="10.2309" calcext:value-type="float">
            <text:p>10.230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0.6708" calcext:value-type="float">
            <text:p>-10.6708</text:p>
          </table:table-cell>
          <table:table-cell office:value-type="float" office:value="-8.04782" calcext:value-type="float">
            <text:p>-8.0478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30568" calcext:value-type="float">
            <text:p>-4.30568</text:p>
          </table:table-cell>
          <table:table-cell office:value-type="float" office:value="-4.32298" calcext:value-type="float">
            <text:p>-4.3229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.33357" calcext:value-type="float">
            <text:p>8.33357</text:p>
          </table:table-cell>
          <table:table-cell office:value-type="float" office:value="7.5186" calcext:value-type="float">
            <text:p>7.518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1.63528" calcext:value-type="float">
            <text:p>-1.63528</text:p>
          </table:table-cell>
          <table:table-cell office:value-type="float" office:value="3.29219" calcext:value-type="float">
            <text:p>3.2921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10.08" calcext:value-type="float">
            <text:p>-10.08</text:p>
          </table:table-cell>
          <table:table-cell office:value-type="float" office:value="10.6504" calcext:value-type="float">
            <text:p>10.650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254927" calcext:value-type="float">
            <text:p>0.254927</text:p>
          </table:table-cell>
          <table:table-cell office:value-type="float" office:value="9.55098" calcext:value-type="float">
            <text:p>9.5509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54294" calcext:value-type="float">
            <text:p>4.54294</text:p>
          </table:table-cell>
          <table:table-cell office:value-type="float" office:value="4.33329" calcext:value-type="float">
            <text:p>4.3332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0.765825" calcext:value-type="float">
            <text:p>-0.765825</text:p>
          </table:table-cell>
          <table:table-cell office:value-type="float" office:value="-4.41189" calcext:value-type="float">
            <text:p>-4.4118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92897" calcext:value-type="float">
            <text:p>6.92897</text:p>
          </table:table-cell>
          <table:table-cell office:value-type="float" office:value="-7.19572" calcext:value-type="float">
            <text:p>-7.1957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34078" calcext:value-type="float">
            <text:p>1.34078</text:p>
          </table:table-cell>
          <table:table-cell office:value-type="float" office:value="6.0126" calcext:value-type="float">
            <text:p>6.012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.75902" calcext:value-type="float">
            <text:p>3.75902</text:p>
          </table:table-cell>
          <table:table-cell office:value-type="float" office:value="-5.14302" calcext:value-type="float">
            <text:p>-5.143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85766" calcext:value-type="float">
            <text:p>-7.85766</text:p>
          </table:table-cell>
          <table:table-cell office:value-type="float" office:value="-2.21475" calcext:value-type="float">
            <text:p>-2.214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66554" calcext:value-type="float">
            <text:p>-6.66554</text:p>
          </table:table-cell>
          <table:table-cell office:value-type="float" office:value="-8.18106" calcext:value-type="float">
            <text:p>-8.181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19539" calcext:value-type="float">
            <text:p>6.19539</text:p>
          </table:table-cell>
          <table:table-cell office:value-type="float" office:value="-2.60764" calcext:value-type="float">
            <text:p>-2.6076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61602" calcext:value-type="float">
            <text:p>8.61602</text:p>
          </table:table-cell>
          <table:table-cell office:value-type="float" office:value="3.99279" calcext:value-type="float">
            <text:p>3.992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8.32334" calcext:value-type="float">
            <text:p>-8.32334</text:p>
          </table:table-cell>
          <table:table-cell office:value-type="float" office:value="3.96037" calcext:value-type="float">
            <text:p>3.9603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5456" calcext:value-type="float">
            <text:p>0.15456</text:p>
          </table:table-cell>
          <table:table-cell office:value-type="float" office:value="-2.10891" calcext:value-type="float">
            <text:p>-2.1089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54687" calcext:value-type="float">
            <text:p>-1.54687</text:p>
          </table:table-cell>
          <table:table-cell office:value-type="float" office:value="-8.19957" calcext:value-type="float">
            <text:p>-8.1995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41162" calcext:value-type="float">
            <text:p>8.41162</text:p>
          </table:table-cell>
          <table:table-cell office:value-type="float" office:value="0.688897" calcext:value-type="float">
            <text:p>0.68889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.6336" calcext:value-type="float">
            <text:p>-2.6336</text:p>
          </table:table-cell>
          <table:table-cell office:value-type="float" office:value="8.50937" calcext:value-type="float">
            <text:p>8.5093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0.4988" calcext:value-type="float">
            <text:p>-10.4988</text:p>
          </table:table-cell>
          <table:table-cell office:value-type="float" office:value="-9.1386" calcext:value-type="float">
            <text:p>-9.138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30977" calcext:value-type="float">
            <text:p>-4.30977</text:p>
          </table:table-cell>
          <table:table-cell office:value-type="float" office:value="-4.07394" calcext:value-type="float">
            <text:p>-4.0739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.93061" calcext:value-type="float">
            <text:p>7.93061</text:p>
          </table:table-cell>
          <table:table-cell office:value-type="float" office:value="7.46432" calcext:value-type="float">
            <text:p>7.4643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0.989378" calcext:value-type="float">
            <text:p>-0.989378</text:p>
          </table:table-cell>
          <table:table-cell office:value-type="float" office:value="1.36824" calcext:value-type="float">
            <text:p>1.3682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9.88562" calcext:value-type="float">
            <text:p>-9.88562</text:p>
          </table:table-cell>
          <table:table-cell office:value-type="float" office:value="9.23107" calcext:value-type="float">
            <text:p>9.2310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93342" calcext:value-type="float">
            <text:p>1.93342</text:p>
          </table:table-cell>
          <table:table-cell office:value-type="float" office:value="9.91569" calcext:value-type="float">
            <text:p>9.9156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09732" calcext:value-type="float">
            <text:p>5.09732</text:p>
          </table:table-cell>
          <table:table-cell office:value-type="float" office:value="3.59808" calcext:value-type="float">
            <text:p>3.5980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60016" calcext:value-type="float">
            <text:p>0.360016</text:p>
          </table:table-cell>
          <table:table-cell office:value-type="float" office:value="-5.57168" calcext:value-type="float">
            <text:p>-5.5716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93656" calcext:value-type="float">
            <text:p>6.93656</text:p>
          </table:table-cell>
          <table:table-cell office:value-type="float" office:value="-7.79043" calcext:value-type="float">
            <text:p>-7.7904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8564" calcext:value-type="float">
            <text:p>1.8564</text:p>
          </table:table-cell>
          <table:table-cell office:value-type="float" office:value="6.38997" calcext:value-type="float">
            <text:p>6.3899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62707" calcext:value-type="float">
            <text:p>4.62707</text:p>
          </table:table-cell>
          <table:table-cell office:value-type="float" office:value="-4.78183" calcext:value-type="float">
            <text:p>-4.781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15751" calcext:value-type="float">
            <text:p>-8.15751</text:p>
          </table:table-cell>
          <table:table-cell office:value-type="float" office:value="-4.09354" calcext:value-type="float">
            <text:p>-4.093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57719" calcext:value-type="float">
            <text:p>-6.57719</text:p>
          </table:table-cell>
          <table:table-cell office:value-type="float" office:value="-8.69503" calcext:value-type="float">
            <text:p>-8.695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94143" calcext:value-type="float">
            <text:p>4.94143</text:p>
          </table:table-cell>
          <table:table-cell office:value-type="float" office:value="-1.79874" calcext:value-type="float">
            <text:p>-1.798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6213" calcext:value-type="float">
            <text:p>8.6213</text:p>
          </table:table-cell>
          <table:table-cell office:value-type="float" office:value="3.42639" calcext:value-type="float">
            <text:p>3.4263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6.37854" calcext:value-type="float">
            <text:p>-6.37854</text:p>
          </table:table-cell>
          <table:table-cell office:value-type="float" office:value="1.07384" calcext:value-type="float">
            <text:p>1.0738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11786" calcext:value-type="float">
            <text:p>0.411786</text:p>
          </table:table-cell>
          <table:table-cell office:value-type="float" office:value="-1.39166" calcext:value-type="float">
            <text:p>-1.3916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07855" calcext:value-type="float">
            <text:p>-1.07855</text:p>
          </table:table-cell>
          <table:table-cell office:value-type="float" office:value="-8.65053" calcext:value-type="float">
            <text:p>-8.6505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5309" calcext:value-type="float">
            <text:p>8.5309</text:p>
          </table:table-cell>
          <table:table-cell office:value-type="float" office:value="0.809264" calcext:value-type="float">
            <text:p>0.80926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.22048" calcext:value-type="float">
            <text:p>-2.22048</text:p>
          </table:table-cell>
          <table:table-cell office:value-type="float" office:value="7.96539" calcext:value-type="float">
            <text:p>7.9653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0.1324" calcext:value-type="float">
            <text:p>-10.1324</text:p>
          </table:table-cell>
          <table:table-cell office:value-type="float" office:value="-9.50357" calcext:value-type="float">
            <text:p>-9.5035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55178" calcext:value-type="float">
            <text:p>-4.55178</text:p>
          </table:table-cell>
          <table:table-cell office:value-type="float" office:value="-3.85084" calcext:value-type="float">
            <text:p>-3.8508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.72663" calcext:value-type="float">
            <text:p>7.72663</text:p>
          </table:table-cell>
          <table:table-cell office:value-type="float" office:value="7.61696" calcext:value-type="float">
            <text:p>7.6169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1.81131" calcext:value-type="float">
            <text:p>-1.81131</text:p>
          </table:table-cell>
          <table:table-cell office:value-type="float" office:value="3.20978" calcext:value-type="float">
            <text:p>3.2097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10.1548" calcext:value-type="float">
            <text:p>-10.1548</text:p>
          </table:table-cell>
          <table:table-cell office:value-type="float" office:value="10.6967" calcext:value-type="float">
            <text:p>10.696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.06485" calcext:value-type="float">
            <text:p>3.06485</text:p>
          </table:table-cell>
          <table:table-cell office:value-type="float" office:value="9.86526" calcext:value-type="float">
            <text:p>9.8652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92715" calcext:value-type="float">
            <text:p>4.92715</text:p>
          </table:table-cell>
          <table:table-cell office:value-type="float" office:value="3.43013" calcext:value-type="float">
            <text:p>3.430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50345" calcext:value-type="float">
            <text:p>-1.50345</text:p>
          </table:table-cell>
          <table:table-cell office:value-type="float" office:value="-5.35227" calcext:value-type="float">
            <text:p>-5.352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6072" calcext:value-type="float">
            <text:p>6.6072</text:p>
          </table:table-cell>
          <table:table-cell office:value-type="float" office:value="-7.72521" calcext:value-type="float">
            <text:p>-7.7252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94566" calcext:value-type="float">
            <text:p>1.94566</text:p>
          </table:table-cell>
          <table:table-cell office:value-type="float" office:value="5.5703" calcext:value-type="float">
            <text:p>5.570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47686" calcext:value-type="float">
            <text:p>4.47686</text:p>
          </table:table-cell>
          <table:table-cell office:value-type="float" office:value="-4.38269" calcext:value-type="float">
            <text:p>-4.382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9737" calcext:value-type="float">
            <text:p>-8.9737</text:p>
          </table:table-cell>
          <table:table-cell office:value-type="float" office:value="-2.76981" calcext:value-type="float">
            <text:p>-2.769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21789" calcext:value-type="float">
            <text:p>-6.21789</text:p>
          </table:table-cell>
          <table:table-cell office:value-type="float" office:value="-7.71703" calcext:value-type="float">
            <text:p>-7.717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.07252" calcext:value-type="float">
            <text:p>7.07252</text:p>
          </table:table-cell>
          <table:table-cell office:value-type="float" office:value="-3.05702" calcext:value-type="float">
            <text:p>-3.057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.70525" calcext:value-type="float">
            <text:p>7.70525</text:p>
          </table:table-cell>
          <table:table-cell office:value-type="float" office:value="4.38717" calcext:value-type="float">
            <text:p>4.3871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9.20165" calcext:value-type="float">
            <text:p>-9.20165</text:p>
          </table:table-cell>
          <table:table-cell office:value-type="float" office:value="4.33981" calcext:value-type="float">
            <text:p>4.3398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4.05522" calcext:value-type="float">
            <text:p>-4.05522</text:p>
          </table:table-cell>
          <table:table-cell office:value-type="float" office:value="-0.798081" calcext:value-type="float">
            <text:p>-0.79808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0.82327" calcext:value-type="float">
            <text:p>-0.82327</text:p>
          </table:table-cell>
          <table:table-cell office:value-type="float" office:value="-9.28952" calcext:value-type="float">
            <text:p>-9.2895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24267" calcext:value-type="float">
            <text:p>9.24267</text:p>
          </table:table-cell>
          <table:table-cell office:value-type="float" office:value="0.465855" calcext:value-type="float">
            <text:p>0.4658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.52228" calcext:value-type="float">
            <text:p>-2.52228</text:p>
          </table:table-cell>
          <table:table-cell office:value-type="float" office:value="8.49059" calcext:value-type="float">
            <text:p>8.4905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8.3596" calcext:value-type="float">
            <text:p>-8.3596</text:p>
          </table:table-cell>
          <table:table-cell office:value-type="float" office:value="-10.3147" calcext:value-type="float">
            <text:p>-10.314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10282" calcext:value-type="float">
            <text:p>-4.10282</text:p>
          </table:table-cell>
          <table:table-cell office:value-type="float" office:value="-4.23687" calcext:value-type="float">
            <text:p>-4.2368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.39761" calcext:value-type="float">
            <text:p>7.39761</text:p>
          </table:table-cell>
          <table:table-cell office:value-type="float" office:value="7.41405" calcext:value-type="float">
            <text:p>7.4140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2.25745" calcext:value-type="float">
            <text:p>-2.25745</text:p>
          </table:table-cell>
          <table:table-cell office:value-type="float" office:value="3.95497" calcext:value-type="float">
            <text:p>3.9549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9.92647" calcext:value-type="float">
            <text:p>-9.92647</text:p>
          </table:table-cell>
          <table:table-cell office:value-type="float" office:value="10.4306" calcext:value-type="float">
            <text:p>10.430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42501" calcext:value-type="float">
            <text:p>2.42501</text:p>
          </table:table-cell>
          <table:table-cell office:value-type="float" office:value="9.41505" calcext:value-type="float">
            <text:p>9.4150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9402" calcext:value-type="float">
            <text:p>4.9402</text:p>
          </table:table-cell>
          <table:table-cell office:value-type="float" office:value="3.98523" calcext:value-type="float">
            <text:p>3.985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26327" calcext:value-type="float">
            <text:p>-2.26327</text:p>
          </table:table-cell>
          <table:table-cell office:value-type="float" office:value="-5.67537" calcext:value-type="float">
            <text:p>-5.6753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0485" calcext:value-type="float">
            <text:p>6.0485</text:p>
          </table:table-cell>
          <table:table-cell office:value-type="float" office:value="-7.79402" calcext:value-type="float">
            <text:p>-7.7940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30786" calcext:value-type="float">
            <text:p>2.30786</text:p>
          </table:table-cell>
          <table:table-cell office:value-type="float" office:value="5.61025" calcext:value-type="float">
            <text:p>5.6102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.92439" calcext:value-type="float">
            <text:p>3.92439</text:p>
          </table:table-cell>
          <table:table-cell office:value-type="float" office:value="-5.14766" calcext:value-type="float">
            <text:p>-5.147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05094" calcext:value-type="float">
            <text:p>-8.05094</text:p>
          </table:table-cell>
          <table:table-cell office:value-type="float" office:value="-3.59263" calcext:value-type="float">
            <text:p>-3.592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37706" calcext:value-type="float">
            <text:p>-6.37706</text:p>
          </table:table-cell>
          <table:table-cell office:value-type="float" office:value="-7.80981" calcext:value-type="float">
            <text:p>-7.809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03977" calcext:value-type="float">
            <text:p>4.03977</text:p>
          </table:table-cell>
          <table:table-cell office:value-type="float" office:value="-1.03532" calcext:value-type="float">
            <text:p>-1.035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55126" calcext:value-type="float">
            <text:p>8.55126</text:p>
          </table:table-cell>
          <table:table-cell office:value-type="float" office:value="3.63801" calcext:value-type="float">
            <text:p>3.6380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9.67017" calcext:value-type="float">
            <text:p>-9.67017</text:p>
          </table:table-cell>
          <table:table-cell office:value-type="float" office:value="4.30449" calcext:value-type="float">
            <text:p>4.304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261466" calcext:value-type="float">
            <text:p>0.261466</text:p>
          </table:table-cell>
          <table:table-cell office:value-type="float" office:value="-2.64851" calcext:value-type="float">
            <text:p>-2.6485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34126" calcext:value-type="float">
            <text:p>-1.34126</text:p>
          </table:table-cell>
          <table:table-cell office:value-type="float" office:value="-9.34649" calcext:value-type="float">
            <text:p>-9.346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09023" calcext:value-type="float">
            <text:p>8.09023</text:p>
          </table:table-cell>
          <table:table-cell office:value-type="float" office:value="-0.462415" calcext:value-type="float">
            <text:p>-0.4624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.61648" calcext:value-type="float">
            <text:p>-3.61648</text:p>
          </table:table-cell>
          <table:table-cell office:value-type="float" office:value="10.9958" calcext:value-type="float">
            <text:p>10.995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0.6473" calcext:value-type="float">
            <text:p>-10.6473</text:p>
          </table:table-cell>
          <table:table-cell office:value-type="float" office:value="-8.79123" calcext:value-type="float">
            <text:p>-8.791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17519" calcext:value-type="float">
            <text:p>-4.17519</text:p>
          </table:table-cell>
          <table:table-cell office:value-type="float" office:value="-4.21089" calcext:value-type="float">
            <text:p>-4.2108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.9776" calcext:value-type="float">
            <text:p>6.9776</text:p>
          </table:table-cell>
          <table:table-cell office:value-type="float" office:value="7.4238" calcext:value-type="float">
            <text:p>7.423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1.78118" calcext:value-type="float">
            <text:p>-1.78118</text:p>
          </table:table-cell>
          <table:table-cell office:value-type="float" office:value="4.16567" calcext:value-type="float">
            <text:p>4.1656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9.92336" calcext:value-type="float">
            <text:p>-9.92336</text:p>
          </table:table-cell>
          <table:table-cell office:value-type="float" office:value="9.66719" calcext:value-type="float">
            <text:p>9.6671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38268" calcext:value-type="float">
            <text:p>1.38268</text:p>
          </table:table-cell>
          <table:table-cell office:value-type="float" office:value="8.76311" calcext:value-type="float">
            <text:p>8.7631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9753" calcext:value-type="float">
            <text:p>4.9753</text:p>
          </table:table-cell>
          <table:table-cell office:value-type="float" office:value="3.37064" calcext:value-type="float">
            <text:p>3.3706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48682" calcext:value-type="float">
            <text:p>-2.48682</text:p>
          </table:table-cell>
          <table:table-cell office:value-type="float" office:value="-6.55649" calcext:value-type="float">
            <text:p>-6.5564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61453" calcext:value-type="float">
            <text:p>6.61453</text:p>
          </table:table-cell>
          <table:table-cell office:value-type="float" office:value="-7.8205" calcext:value-type="float">
            <text:p>-7.820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6093" calcext:value-type="float">
            <text:p>1.6093</text:p>
          </table:table-cell>
          <table:table-cell office:value-type="float" office:value="5.98097" calcext:value-type="float">
            <text:p>5.9809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.98145" calcext:value-type="float">
            <text:p>2.98145</text:p>
          </table:table-cell>
          <table:table-cell office:value-type="float" office:value="-5.84639" calcext:value-type="float">
            <text:p>-5.846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72412" calcext:value-type="float">
            <text:p>-7.72412</text:p>
          </table:table-cell>
          <table:table-cell office:value-type="float" office:value="-1.54349" calcext:value-type="float">
            <text:p>-1.543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86509" calcext:value-type="float">
            <text:p>-6.86509</text:p>
          </table:table-cell>
          <table:table-cell office:value-type="float" office:value="-6.59698" calcext:value-type="float">
            <text:p>-6.596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70893" calcext:value-type="float">
            <text:p>6.70893</text:p>
          </table:table-cell>
          <table:table-cell office:value-type="float" office:value="-2.51418" calcext:value-type="float">
            <text:p>-2.514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.15405" calcext:value-type="float">
            <text:p>9.15405</text:p>
          </table:table-cell>
          <table:table-cell office:value-type="float" office:value="3.91576" calcext:value-type="float">
            <text:p>3.9157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8.49236" calcext:value-type="float">
            <text:p>-8.49236</text:p>
          </table:table-cell>
          <table:table-cell office:value-type="float" office:value="4.03124" calcext:value-type="float">
            <text:p>4.0312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0.715028" calcext:value-type="float">
            <text:p>-0.715028</text:p>
          </table:table-cell>
          <table:table-cell office:value-type="float" office:value="-2.05136" calcext:value-type="float">
            <text:p>-2.0513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58384" calcext:value-type="float">
            <text:p>-1.58384</text:p>
          </table:table-cell>
          <table:table-cell office:value-type="float" office:value="-8.58248" calcext:value-type="float">
            <text:p>-8.5824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95117" calcext:value-type="float">
            <text:p>9.95117</text:p>
          </table:table-cell>
          <table:table-cell office:value-type="float" office:value="0.285061" calcext:value-type="float">
            <text:p>0.28506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.67358" calcext:value-type="float">
            <text:p>-3.67358</text:p>
          </table:table-cell>
          <table:table-cell office:value-type="float" office:value="9.71115" calcext:value-type="float">
            <text:p>9.711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8.93923" calcext:value-type="float">
            <text:p>-8.93923</text:p>
          </table:table-cell>
          <table:table-cell office:value-type="float" office:value="-10.7915" calcext:value-type="float">
            <text:p>-10.79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56357" calcext:value-type="float">
            <text:p>-4.56357</text:p>
          </table:table-cell>
          <table:table-cell office:value-type="float" office:value="-4.3346" calcext:value-type="float">
            <text:p>-4.334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.52721" calcext:value-type="float">
            <text:p>8.52721</text:p>
          </table:table-cell>
          <table:table-cell office:value-type="float" office:value="7.34875" calcext:value-type="float">
            <text:p>7.3487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0.433325" calcext:value-type="float">
            <text:p>-0.433325</text:p>
          </table:table-cell>
          <table:table-cell office:value-type="float" office:value="1.67145" calcext:value-type="float">
            <text:p>1.6714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9.98186" calcext:value-type="float">
            <text:p>-9.98186</text:p>
          </table:table-cell>
          <table:table-cell office:value-type="float" office:value="9.21391" calcext:value-type="float">
            <text:p>9.2139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68421" calcext:value-type="float">
            <text:p>2.68421</text:p>
          </table:table-cell>
          <table:table-cell office:value-type="float" office:value="9.23528" calcext:value-type="float">
            <text:p>9.2352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0047" calcext:value-type="float">
            <text:p>4.70047</text:p>
          </table:table-cell>
          <table:table-cell office:value-type="float" office:value="4.00443" calcext:value-type="float">
            <text:p>4.0044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01631" calcext:value-type="float">
            <text:p>-2.01631</text:p>
          </table:table-cell>
          <table:table-cell office:value-type="float" office:value="-5.77268" calcext:value-type="float">
            <text:p>-5.7726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.11887" calcext:value-type="float">
            <text:p>7.11887</text:p>
          </table:table-cell>
          <table:table-cell office:value-type="float" office:value="-7.25011" calcext:value-type="float">
            <text:p>-7.2501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81488" calcext:value-type="float">
            <text:p>1.81488</text:p>
          </table:table-cell>
          <table:table-cell office:value-type="float" office:value="5.96422" calcext:value-type="float">
            <text:p>5.9642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16998" calcext:value-type="float">
            <text:p>4.16998</text:p>
          </table:table-cell>
          <table:table-cell office:value-type="float" office:value="-4.34728" calcext:value-type="float">
            <text:p>-4.347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91767" calcext:value-type="float">
            <text:p>-8.91767</text:p>
          </table:table-cell>
          <table:table-cell office:value-type="float" office:value="-4.12078" calcext:value-type="float">
            <text:p>-4.120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30385" calcext:value-type="float">
            <text:p>-6.30385</text:p>
          </table:table-cell>
          <table:table-cell office:value-type="float" office:value="-8.51285" calcext:value-type="float">
            <text:p>-8.512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91552" calcext:value-type="float">
            <text:p>6.91552</text:p>
          </table:table-cell>
          <table:table-cell office:value-type="float" office:value="-1.49095" calcext:value-type="float">
            <text:p>-1.490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.06266" calcext:value-type="float">
            <text:p>9.06266</text:p>
          </table:table-cell>
          <table:table-cell office:value-type="float" office:value="3.94093" calcext:value-type="float">
            <text:p>3.940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1.0908" calcext:value-type="float">
            <text:p>-11.0908</text:p>
          </table:table-cell>
          <table:table-cell office:value-type="float" office:value="7.32499" calcext:value-type="float">
            <text:p>7.324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.68856" calcext:value-type="float">
            <text:p>-1.68856</text:p>
          </table:table-cell>
          <table:table-cell office:value-type="float" office:value="-0.995109" calcext:value-type="float">
            <text:p>-0.99510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0.952705" calcext:value-type="float">
            <text:p>-0.952705</text:p>
          </table:table-cell>
          <table:table-cell office:value-type="float" office:value="-8.95239" calcext:value-type="float">
            <text:p>-8.9523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80229" calcext:value-type="float">
            <text:p>9.80229</text:p>
          </table:table-cell>
          <table:table-cell office:value-type="float" office:value="-0.548149" calcext:value-type="float">
            <text:p>-0.54814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.08656" calcext:value-type="float">
            <text:p>-3.08656</text:p>
          </table:table-cell>
          <table:table-cell office:value-type="float" office:value="9.78573" calcext:value-type="float">
            <text:p>9.7857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0.5366" calcext:value-type="float">
            <text:p>-10.5366</text:p>
          </table:table-cell>
          <table:table-cell office:value-type="float" office:value="-8.30773" calcext:value-type="float">
            <text:p>-8.3077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33487" calcext:value-type="float">
            <text:p>-4.33487</text:p>
          </table:table-cell>
          <table:table-cell office:value-type="float" office:value="-4.62039" calcext:value-type="float">
            <text:p>-4.6203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.72331" calcext:value-type="float">
            <text:p>6.72331</text:p>
          </table:table-cell>
          <table:table-cell office:value-type="float" office:value="7.38472" calcext:value-type="float">
            <text:p>7.3847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1.57878" calcext:value-type="float">
            <text:p>-1.57878</text:p>
          </table:table-cell>
          <table:table-cell office:value-type="float" office:value="2.68948" calcext:value-type="float">
            <text:p>2.6894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10.1646" calcext:value-type="float">
            <text:p>-10.1646</text:p>
          </table:table-cell>
          <table:table-cell office:value-type="float" office:value="11.1157" calcext:value-type="float">
            <text:p>11.115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738332" calcext:value-type="float">
            <text:p>0.738332</text:p>
          </table:table-cell>
          <table:table-cell office:value-type="float" office:value="8.01395" calcext:value-type="float">
            <text:p>8.0139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61237" calcext:value-type="float">
            <text:p>5.61237</text:p>
          </table:table-cell>
          <table:table-cell office:value-type="float" office:value="4.38516" calcext:value-type="float">
            <text:p>4.385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10714" calcext:value-type="float">
            <text:p>-1.10714</text:p>
          </table:table-cell>
          <table:table-cell office:value-type="float" office:value="-5.57866" calcext:value-type="float">
            <text:p>-5.5786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58391" calcext:value-type="float">
            <text:p>6.58391</text:p>
          </table:table-cell>
          <table:table-cell office:value-type="float" office:value="-7.87653" calcext:value-type="float">
            <text:p>-7.8765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49658" calcext:value-type="float">
            <text:p>2.49658</text:p>
          </table:table-cell>
          <table:table-cell office:value-type="float" office:value="5.4035" calcext:value-type="float">
            <text:p>5.403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.91689" calcext:value-type="float">
            <text:p>3.91689</text:p>
          </table:table-cell>
          <table:table-cell office:value-type="float" office:value="-4.83669" calcext:value-type="float">
            <text:p>-4.836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13389" calcext:value-type="float">
            <text:p>-8.13389</text:p>
          </table:table-cell>
          <table:table-cell office:value-type="float" office:value="-1.80716" calcext:value-type="float">
            <text:p>-1.807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0965" calcext:value-type="float">
            <text:p>-6.0965</text:p>
          </table:table-cell>
          <table:table-cell office:value-type="float" office:value="-7.59811" calcext:value-type="float">
            <text:p>-7.598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91356" calcext:value-type="float">
            <text:p>3.91356</text:p>
          </table:table-cell>
          <table:table-cell office:value-type="float" office:value="-1.43566" calcext:value-type="float">
            <text:p>-1.435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19653" calcext:value-type="float">
            <text:p>8.19653</text:p>
          </table:table-cell>
          <table:table-cell office:value-type="float" office:value="3.60962" calcext:value-type="float">
            <text:p>3.6096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9.03907" calcext:value-type="float">
            <text:p>-9.03907</text:p>
          </table:table-cell>
          <table:table-cell office:value-type="float" office:value="5.43862" calcext:value-type="float">
            <text:p>5.4386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2.62475" calcext:value-type="float">
            <text:p>-2.62475</text:p>
          </table:table-cell>
          <table:table-cell office:value-type="float" office:value="-1.31324" calcext:value-type="float">
            <text:p>-1.3132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11489" calcext:value-type="float">
            <text:p>-1.11489</text:p>
          </table:table-cell>
          <table:table-cell office:value-type="float" office:value="-8.50332" calcext:value-type="float">
            <text:p>-8.5033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.7828" calcext:value-type="float">
            <text:p>10.7828</text:p>
          </table:table-cell>
          <table:table-cell office:value-type="float" office:value="1.09299" calcext:value-type="float">
            <text:p>1.0929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4.55108" calcext:value-type="float">
            <text:p>-4.55108</text:p>
          </table:table-cell>
          <table:table-cell office:value-type="float" office:value="9.15776" calcext:value-type="float">
            <text:p>9.1577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791" calcext:value-type="float">
            <text:p>-9.791</text:p>
          </table:table-cell>
          <table:table-cell office:value-type="float" office:value="-9.79114" calcext:value-type="float">
            <text:p>-9.791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41675" calcext:value-type="float">
            <text:p>-4.41675</text:p>
          </table:table-cell>
          <table:table-cell office:value-type="float" office:value="-3.92836" calcext:value-type="float">
            <text:p>-3.9283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.44975" calcext:value-type="float">
            <text:p>7.44975</text:p>
          </table:table-cell>
          <table:table-cell office:value-type="float" office:value="7.43431" calcext:value-type="float">
            <text:p>7.4343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0.765709" calcext:value-type="float">
            <text:p>-0.765709</text:p>
          </table:table-cell>
          <table:table-cell office:value-type="float" office:value="2.72829" calcext:value-type="float">
            <text:p>2.7282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9.90223" calcext:value-type="float">
            <text:p>-9.90223</text:p>
          </table:table-cell>
          <table:table-cell office:value-type="float" office:value="8.78759" calcext:value-type="float">
            <text:p>8.7875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52554" calcext:value-type="float">
            <text:p>2.52554</text:p>
          </table:table-cell>
          <table:table-cell office:value-type="float" office:value="9.25283" calcext:value-type="float">
            <text:p>9.2528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20756" calcext:value-type="float">
            <text:p>5.20756</text:p>
          </table:table-cell>
          <table:table-cell office:value-type="float" office:value="3.61674" calcext:value-type="float">
            <text:p>3.6167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5748" calcext:value-type="float">
            <text:p>-2.5748</text:p>
          </table:table-cell>
          <table:table-cell office:value-type="float" office:value="-6.62844" calcext:value-type="float">
            <text:p>-6.6284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.84078" calcext:value-type="float">
            <text:p>5.84078</text:p>
          </table:table-cell>
          <table:table-cell office:value-type="float" office:value="-7.40516" calcext:value-type="float">
            <text:p>-7.4051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95081" calcext:value-type="float">
            <text:p>1.95081</text:p>
          </table:table-cell>
          <table:table-cell office:value-type="float" office:value="6.06468" calcext:value-type="float">
            <text:p>6.0646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.72837" calcext:value-type="float">
            <text:p>3.72837</text:p>
          </table:table-cell>
          <table:table-cell office:value-type="float" office:value="-4.81026" calcext:value-type="float">
            <text:p>-4.810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.4918" calcext:value-type="float">
            <text:p>-10.4918</text:p>
          </table:table-cell>
          <table:table-cell office:value-type="float" office:value="-4.16823" calcext:value-type="float">
            <text:p>-4.168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81185" calcext:value-type="float">
            <text:p>-6.81185</text:p>
          </table:table-cell>
          <table:table-cell office:value-type="float" office:value="-8.26279" calcext:value-type="float">
            <text:p>-8.262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44345" calcext:value-type="float">
            <text:p>6.44345</text:p>
          </table:table-cell>
          <table:table-cell office:value-type="float" office:value="-3.11189" calcext:value-type="float">
            <text:p>-3.111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84509" calcext:value-type="float">
            <text:p>8.84509</text:p>
          </table:table-cell>
          <table:table-cell office:value-type="float" office:value="3.88991" calcext:value-type="float">
            <text:p>3.8899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8.3289" calcext:value-type="float">
            <text:p>-8.3289</text:p>
          </table:table-cell>
          <table:table-cell office:value-type="float" office:value="6.53221" calcext:value-type="float">
            <text:p>6.532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.89271" calcext:value-type="float">
            <text:p>-1.89271</text:p>
          </table:table-cell>
          <table:table-cell office:value-type="float" office:value="-0.708624" calcext:value-type="float">
            <text:p>-0.70862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02098" calcext:value-type="float">
            <text:p>-1.02098</text:p>
          </table:table-cell>
          <table:table-cell office:value-type="float" office:value="-9.25301" calcext:value-type="float">
            <text:p>-9.253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06907" calcext:value-type="float">
            <text:p>9.06907</text:p>
          </table:table-cell>
          <table:table-cell office:value-type="float" office:value="1.44334" calcext:value-type="float">
            <text:p>1.4433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.93044" calcext:value-type="float">
            <text:p>-3.93044</text:p>
          </table:table-cell>
          <table:table-cell office:value-type="float" office:value="10.1555" calcext:value-type="float">
            <text:p>10.155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84624" calcext:value-type="float">
            <text:p>-9.84624</text:p>
          </table:table-cell>
          <table:table-cell office:value-type="float" office:value="-10.2824" calcext:value-type="float">
            <text:p>-10.28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28923" calcext:value-type="float">
            <text:p>-4.28923</text:p>
          </table:table-cell>
          <table:table-cell office:value-type="float" office:value="-3.8433" calcext:value-type="float">
            <text:p>-3.843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.076" calcext:value-type="float">
            <text:p>7.076</text:p>
          </table:table-cell>
          <table:table-cell office:value-type="float" office:value="7.52205" calcext:value-type="float">
            <text:p>7.5220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1.12942" calcext:value-type="float">
            <text:p>-1.12942</text:p>
          </table:table-cell>
          <table:table-cell office:value-type="float" office:value="4.48017" calcext:value-type="float">
            <text:p>4.4801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9.98593" calcext:value-type="float">
            <text:p>-9.98593</text:p>
          </table:table-cell>
          <table:table-cell office:value-type="float" office:value="9.11159" calcext:value-type="float">
            <text:p>9.1115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-0.0285371" calcext:value-type="float">
            <text:p>-0.0285371</text:p>
          </table:table-cell>
          <table:table-cell office:value-type="float" office:value="9.80207" calcext:value-type="float">
            <text:p>9.8020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14491" calcext:value-type="float">
            <text:p>5.14491</text:p>
          </table:table-cell>
          <table:table-cell office:value-type="float" office:value="3.62817" calcext:value-type="float">
            <text:p>3.6281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1064" calcext:value-type="float">
            <text:p>-2.1064</text:p>
          </table:table-cell>
          <table:table-cell office:value-type="float" office:value="-5.87875" calcext:value-type="float">
            <text:p>-5.8787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13756" calcext:value-type="float">
            <text:p>6.13756</text:p>
          </table:table-cell>
          <table:table-cell office:value-type="float" office:value="-7.83228" calcext:value-type="float">
            <text:p>-7.8322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36852" calcext:value-type="float">
            <text:p>1.36852</text:p>
          </table:table-cell>
          <table:table-cell office:value-type="float" office:value="5.92451" calcext:value-type="float">
            <text:p>5.9245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65571" calcext:value-type="float">
            <text:p>4.65571</text:p>
          </table:table-cell>
          <table:table-cell office:value-type="float" office:value="-4.20339" calcext:value-type="float">
            <text:p>-4.203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64232" calcext:value-type="float">
            <text:p>-7.64232</text:p>
          </table:table-cell>
          <table:table-cell office:value-type="float" office:value="-2.87174" calcext:value-type="float">
            <text:p>-2.871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41398" calcext:value-type="float">
            <text:p>-6.41398</text:p>
          </table:table-cell>
          <table:table-cell office:value-type="float" office:value="-8.1561" calcext:value-type="float">
            <text:p>-8.15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81451" calcext:value-type="float">
            <text:p>6.81451</text:p>
          </table:table-cell>
          <table:table-cell office:value-type="float" office:value="-2.33474" calcext:value-type="float">
            <text:p>-2.334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50185" calcext:value-type="float">
            <text:p>8.50185</text:p>
          </table:table-cell>
          <table:table-cell office:value-type="float" office:value="3.22476" calcext:value-type="float">
            <text:p>3.2247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7.95451" calcext:value-type="float">
            <text:p>-7.95451</text:p>
          </table:table-cell>
          <table:table-cell office:value-type="float" office:value="3.16186" calcext:value-type="float">
            <text:p>3.1618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.68082" calcext:value-type="float">
            <text:p>-1.68082</text:p>
          </table:table-cell>
          <table:table-cell office:value-type="float" office:value="-0.218725" calcext:value-type="float">
            <text:p>-0.21872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0.709553" calcext:value-type="float">
            <text:p>-0.709553</text:p>
          </table:table-cell>
          <table:table-cell office:value-type="float" office:value="-8.54819" calcext:value-type="float">
            <text:p>-8.548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.132" calcext:value-type="float">
            <text:p>10.132</text:p>
          </table:table-cell>
          <table:table-cell office:value-type="float" office:value="-0.0136743" calcext:value-type="float">
            <text:p>-0.013674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.14263" calcext:value-type="float">
            <text:p>-2.14263</text:p>
          </table:table-cell>
          <table:table-cell office:value-type="float" office:value="8.35155" calcext:value-type="float">
            <text:p>8.3515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8.67539" calcext:value-type="float">
            <text:p>-8.67539</text:p>
          </table:table-cell>
          <table:table-cell office:value-type="float" office:value="-9.61496" calcext:value-type="float">
            <text:p>-9.6149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48556" calcext:value-type="float">
            <text:p>-4.48556</text:p>
          </table:table-cell>
          <table:table-cell office:value-type="float" office:value="-3.84096" calcext:value-type="float">
            <text:p>-3.8409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.59821" calcext:value-type="float">
            <text:p>6.59821</text:p>
          </table:table-cell>
          <table:table-cell office:value-type="float" office:value="7.29376" calcext:value-type="float">
            <text:p>7.2937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1.623" calcext:value-type="float">
            <text:p>-1.623</text:p>
          </table:table-cell>
          <table:table-cell office:value-type="float" office:value="4.15816" calcext:value-type="float">
            <text:p>4.1581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9.99196" calcext:value-type="float">
            <text:p>-9.99196</text:p>
          </table:table-cell>
          <table:table-cell office:value-type="float" office:value="9.81241" calcext:value-type="float">
            <text:p>9.8124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606182" calcext:value-type="float">
            <text:p>0.606182</text:p>
          </table:table-cell>
          <table:table-cell office:value-type="float" office:value="9.14576" calcext:value-type="float">
            <text:p>9.1457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25115" calcext:value-type="float">
            <text:p>5.25115</text:p>
          </table:table-cell>
          <table:table-cell office:value-type="float" office:value="3.93443" calcext:value-type="float">
            <text:p>3.9344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57033" calcext:value-type="float">
            <text:p>-2.57033</text:p>
          </table:table-cell>
          <table:table-cell office:value-type="float" office:value="-6.39919" calcext:value-type="float">
            <text:p>-6.3991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36855" calcext:value-type="float">
            <text:p>6.36855</text:p>
          </table:table-cell>
          <table:table-cell office:value-type="float" office:value="-7.85904" calcext:value-type="float">
            <text:p>-7.8590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67131" calcext:value-type="float">
            <text:p>1.67131</text:p>
          </table:table-cell>
          <table:table-cell office:value-type="float" office:value="5.48026" calcext:value-type="float">
            <text:p>5.4802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.71003" calcext:value-type="float">
            <text:p>3.71003</text:p>
          </table:table-cell>
          <table:table-cell office:value-type="float" office:value="-5.133" calcext:value-type="float">
            <text:p>-5.1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6268" calcext:value-type="float">
            <text:p>-7.6268</text:p>
          </table:table-cell>
          <table:table-cell office:value-type="float" office:value="-2.67739" calcext:value-type="float">
            <text:p>-2.677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07095" calcext:value-type="float">
            <text:p>-6.07095</text:p>
          </table:table-cell>
          <table:table-cell office:value-type="float" office:value="-8.16182" calcext:value-type="float">
            <text:p>-8.161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88358" calcext:value-type="float">
            <text:p>6.88358</text:p>
          </table:table-cell>
          <table:table-cell office:value-type="float" office:value="-2.84699" calcext:value-type="float">
            <text:p>-2.846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.82616" calcext:value-type="float">
            <text:p>7.82616</text:p>
          </table:table-cell>
          <table:table-cell office:value-type="float" office:value="4.11693" calcext:value-type="float">
            <text:p>4.116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8.87803" calcext:value-type="float">
            <text:p>-8.87803</text:p>
          </table:table-cell>
          <table:table-cell office:value-type="float" office:value="5.31928" calcext:value-type="float">
            <text:p>5.3192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44582" calcext:value-type="float">
            <text:p>0.344582</text:p>
          </table:table-cell>
          <table:table-cell office:value-type="float" office:value="-1.2913" calcext:value-type="float">
            <text:p>-1.291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53837" calcext:value-type="float">
            <text:p>-1.53837</text:p>
          </table:table-cell>
          <table:table-cell office:value-type="float" office:value="-8.80125" calcext:value-type="float">
            <text:p>-8.801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85553" calcext:value-type="float">
            <text:p>8.85553</text:p>
          </table:table-cell>
          <table:table-cell office:value-type="float" office:value="-0.137522" calcext:value-type="float">
            <text:p>-0.13752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.15472" calcext:value-type="float">
            <text:p>-3.15472</text:p>
          </table:table-cell>
          <table:table-cell office:value-type="float" office:value="8.8028" calcext:value-type="float">
            <text:p>8.802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06241" calcext:value-type="float">
            <text:p>-9.06241</text:p>
          </table:table-cell>
          <table:table-cell office:value-type="float" office:value="-10.9464" calcext:value-type="float">
            <text:p>-10.946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38544" calcext:value-type="float">
            <text:p>-4.38544</text:p>
          </table:table-cell>
          <table:table-cell office:value-type="float" office:value="-3.65638" calcext:value-type="float">
            <text:p>-3.6563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.31669" calcext:value-type="float">
            <text:p>6.31669</text:p>
          </table:table-cell>
          <table:table-cell office:value-type="float" office:value="7.09625" calcext:value-type="float">
            <text:p>7.0962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1.92866" calcext:value-type="float">
            <text:p>-1.92866</text:p>
          </table:table-cell>
          <table:table-cell office:value-type="float" office:value="2.6929" calcext:value-type="float">
            <text:p>2.692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10.0821" calcext:value-type="float">
            <text:p>-10.0821</text:p>
          </table:table-cell>
          <table:table-cell office:value-type="float" office:value="9.77814" calcext:value-type="float">
            <text:p>9.778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315029" calcext:value-type="float">
            <text:p>0.315029</text:p>
          </table:table-cell>
          <table:table-cell office:value-type="float" office:value="8.17393" calcext:value-type="float">
            <text:p>8.1739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58375" calcext:value-type="float">
            <text:p>5.58375</text:p>
          </table:table-cell>
          <table:table-cell office:value-type="float" office:value="4.04769" calcext:value-type="float">
            <text:p>4.0476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23703" calcext:value-type="float">
            <text:p>-2.23703</text:p>
          </table:table-cell>
          <table:table-cell office:value-type="float" office:value="-4.59786" calcext:value-type="float">
            <text:p>-4.5978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45629" calcext:value-type="float">
            <text:p>6.45629</text:p>
          </table:table-cell>
          <table:table-cell office:value-type="float" office:value="-7.80182" calcext:value-type="float">
            <text:p>-7.8018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48848" calcext:value-type="float">
            <text:p>1.48848</text:p>
          </table:table-cell>
          <table:table-cell office:value-type="float" office:value="5.87943" calcext:value-type="float">
            <text:p>5.8794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37731" calcext:value-type="float">
            <text:p>4.37731</text:p>
          </table:table-cell>
          <table:table-cell office:value-type="float" office:value="-4.529" calcext:value-type="float">
            <text:p>-4.5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59165" calcext:value-type="float">
            <text:p>-8.59165</text:p>
          </table:table-cell>
          <table:table-cell office:value-type="float" office:value="-3.32836" calcext:value-type="float">
            <text:p>-3.32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43956" calcext:value-type="float">
            <text:p>-6.43956</text:p>
          </table:table-cell>
          <table:table-cell office:value-type="float" office:value="-8.34269" calcext:value-type="float">
            <text:p>-8.3426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37015" calcext:value-type="float">
            <text:p>5.37015</text:p>
          </table:table-cell>
          <table:table-cell office:value-type="float" office:value="-2.38286" calcext:value-type="float">
            <text:p>-2.382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.3441" calcext:value-type="float">
            <text:p>9.3441</text:p>
          </table:table-cell>
          <table:table-cell office:value-type="float" office:value="3.7928" calcext:value-type="float">
            <text:p>3.792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6.36024" calcext:value-type="float">
            <text:p>-6.36024</text:p>
          </table:table-cell>
          <table:table-cell office:value-type="float" office:value="1.00379" calcext:value-type="float">
            <text:p>1.0037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.473" calcext:value-type="float">
            <text:p>-1.473</text:p>
          </table:table-cell>
          <table:table-cell office:value-type="float" office:value="-1.5355" calcext:value-type="float">
            <text:p>-1.53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43325" calcext:value-type="float">
            <text:p>-1.43325</text:p>
          </table:table-cell>
          <table:table-cell office:value-type="float" office:value="-8.87931" calcext:value-type="float">
            <text:p>-8.8793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14861" calcext:value-type="float">
            <text:p>9.14861</text:p>
          </table:table-cell>
          <table:table-cell office:value-type="float" office:value="0.418074" calcext:value-type="float">
            <text:p>0.41807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.11464" calcext:value-type="float">
            <text:p>-3.11464</text:p>
          </table:table-cell>
          <table:table-cell office:value-type="float" office:value="8.52286" calcext:value-type="float">
            <text:p>8.5228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0.8629" calcext:value-type="float">
            <text:p>-10.8629</text:p>
          </table:table-cell>
          <table:table-cell office:value-type="float" office:value="-8.46514" calcext:value-type="float">
            <text:p>-8.465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67598" calcext:value-type="float">
            <text:p>-4.67598</text:p>
          </table:table-cell>
          <table:table-cell office:value-type="float" office:value="-4.02351" calcext:value-type="float">
            <text:p>-4.0235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.94992" calcext:value-type="float">
            <text:p>7.94992</text:p>
          </table:table-cell>
          <table:table-cell office:value-type="float" office:value="7.39415" calcext:value-type="float">
            <text:p>7.39415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88037" calcext:value-type="float">
            <text:p>-9.88037</text:p>
          </table:table-cell>
          <table:table-cell office:value-type="float" office:value="8.78387" calcext:value-type="float">
            <text:p>8.7838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.22331" calcext:value-type="float">
            <text:p>3.22331</text:p>
          </table:table-cell>
          <table:table-cell office:value-type="float" office:value="9.08481" calcext:value-type="float">
            <text:p>9.0848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94031" calcext:value-type="float">
            <text:p>4.94031</text:p>
          </table:table-cell>
          <table:table-cell office:value-type="float" office:value="3.93799" calcext:value-type="float">
            <text:p>3.9379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99121" calcext:value-type="float">
            <text:p>-2.99121</text:p>
          </table:table-cell>
          <table:table-cell office:value-type="float" office:value="-4.88376" calcext:value-type="float">
            <text:p>-4.8837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67063" calcext:value-type="float">
            <text:p>6.67063</text:p>
          </table:table-cell>
          <table:table-cell office:value-type="float" office:value="-7.96843" calcext:value-type="float">
            <text:p>-7.9684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14228" calcext:value-type="float">
            <text:p>2.14228</text:p>
          </table:table-cell>
          <table:table-cell office:value-type="float" office:value="5.98179" calcext:value-type="float">
            <text:p>5.9817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.5875" calcext:value-type="float">
            <text:p>3.5875</text:p>
          </table:table-cell>
          <table:table-cell office:value-type="float" office:value="-4.35622" calcext:value-type="float">
            <text:p>-4.356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20008" calcext:value-type="float">
            <text:p>-7.20008</text:p>
          </table:table-cell>
          <table:table-cell office:value-type="float" office:value="-1.64701" calcext:value-type="float">
            <text:p>-1.647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0797" calcext:value-type="float">
            <text:p>-6.0797</text:p>
          </table:table-cell>
          <table:table-cell office:value-type="float" office:value="-6.38241" calcext:value-type="float">
            <text:p>-6.382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27581" calcext:value-type="float">
            <text:p>5.27581</text:p>
          </table:table-cell>
          <table:table-cell office:value-type="float" office:value="-1.2951" calcext:value-type="float">
            <text:p>-1.295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73903" calcext:value-type="float">
            <text:p>8.73903</text:p>
          </table:table-cell>
          <table:table-cell office:value-type="float" office:value="3.7511" calcext:value-type="float">
            <text:p>3.75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8.23494" calcext:value-type="float">
            <text:p>-8.23494</text:p>
          </table:table-cell>
          <table:table-cell office:value-type="float" office:value="4.56866" calcext:value-type="float">
            <text:p>4.5686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2.79372" calcext:value-type="float">
            <text:p>-2.79372</text:p>
          </table:table-cell>
          <table:table-cell office:value-type="float" office:value="-0.401153" calcext:value-type="float">
            <text:p>-0.40115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0.722889" calcext:value-type="float">
            <text:p>-0.722889</text:p>
          </table:table-cell>
          <table:table-cell office:value-type="float" office:value="-8.22023" calcext:value-type="float">
            <text:p>-8.2202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.84334" calcext:value-type="float">
            <text:p>7.84334</text:p>
          </table:table-cell>
          <table:table-cell office:value-type="float" office:value="1.05661" calcext:value-type="float">
            <text:p>1.0566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.13001" calcext:value-type="float">
            <text:p>-2.13001</text:p>
          </table:table-cell>
          <table:table-cell office:value-type="float" office:value="8.61881" calcext:value-type="float">
            <text:p>8.6188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91684" calcext:value-type="float">
            <text:p>-9.91684</text:p>
          </table:table-cell>
          <table:table-cell office:value-type="float" office:value="-9.28151" calcext:value-type="float">
            <text:p>-9.2815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52367" calcext:value-type="float">
            <text:p>-4.52367</text:p>
          </table:table-cell>
          <table:table-cell office:value-type="float" office:value="-4.34106" calcext:value-type="float">
            <text:p>-4.3410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.67996" calcext:value-type="float">
            <text:p>9.67996</text:p>
          </table:table-cell>
          <table:table-cell office:value-type="float" office:value="7.55385" calcext:value-type="float">
            <text:p>7.55385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97406" calcext:value-type="float">
            <text:p>-9.97406</text:p>
          </table:table-cell>
          <table:table-cell office:value-type="float" office:value="8.73724" calcext:value-type="float">
            <text:p>8.7372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89156" calcext:value-type="float">
            <text:p>1.89156</text:p>
          </table:table-cell>
          <table:table-cell office:value-type="float" office:value="9.18697" calcext:value-type="float">
            <text:p>9.1869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852" calcext:value-type="float">
            <text:p>4.7852</text:p>
          </table:table-cell>
          <table:table-cell office:value-type="float" office:value="4.44137" calcext:value-type="float">
            <text:p>4.4413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986" calcext:value-type="float">
            <text:p>-1.986</text:p>
          </table:table-cell>
          <table:table-cell office:value-type="float" office:value="-7.14369" calcext:value-type="float">
            <text:p>-7.1436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.3549" calcext:value-type="float">
            <text:p>7.3549</text:p>
          </table:table-cell>
          <table:table-cell office:value-type="float" office:value="-7.45133" calcext:value-type="float">
            <text:p>-7.4513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7329" calcext:value-type="float">
            <text:p>2.7329</text:p>
          </table:table-cell>
          <table:table-cell office:value-type="float" office:value="5.79147" calcext:value-type="float">
            <text:p>5.7914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.6067" calcext:value-type="float">
            <text:p>3.6067</text:p>
          </table:table-cell>
          <table:table-cell office:value-type="float" office:value="-5.56709" calcext:value-type="float">
            <text:p>-5.567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75974" calcext:value-type="float">
            <text:p>-8.75974</text:p>
          </table:table-cell>
          <table:table-cell office:value-type="float" office:value="-3.67519" calcext:value-type="float">
            <text:p>-3.675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84388" calcext:value-type="float">
            <text:p>-6.84388</text:p>
          </table:table-cell>
          <table:table-cell office:value-type="float" office:value="-7.46829" calcext:value-type="float">
            <text:p>-7.468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.20841" calcext:value-type="float">
            <text:p>7.20841</text:p>
          </table:table-cell>
          <table:table-cell office:value-type="float" office:value="-2.31917" calcext:value-type="float">
            <text:p>-2.319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.01016" calcext:value-type="float">
            <text:p>9.01016</text:p>
          </table:table-cell>
          <table:table-cell office:value-type="float" office:value="3.93077" calcext:value-type="float">
            <text:p>3.9307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8.69487" calcext:value-type="float">
            <text:p>-8.69487</text:p>
          </table:table-cell>
          <table:table-cell office:value-type="float" office:value="2.82989" calcext:value-type="float">
            <text:p>2.8298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.19011" calcext:value-type="float">
            <text:p>-1.19011</text:p>
          </table:table-cell>
          <table:table-cell office:value-type="float" office:value="-1.0514" calcext:value-type="float">
            <text:p>-1.05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81511" calcext:value-type="float">
            <text:p>-1.81511</text:p>
          </table:table-cell>
          <table:table-cell office:value-type="float" office:value="-9.0803" calcext:value-type="float">
            <text:p>-9.080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.95307" calcext:value-type="float">
            <text:p>7.95307</text:p>
          </table:table-cell>
          <table:table-cell office:value-type="float" office:value="1.89312" calcext:value-type="float">
            <text:p>1.893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.06518" calcext:value-type="float">
            <text:p>-3.06518</text:p>
          </table:table-cell>
          <table:table-cell office:value-type="float" office:value="8.91813" calcext:value-type="float">
            <text:p>8.9181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32198" calcext:value-type="float">
            <text:p>-9.32198</text:p>
          </table:table-cell>
          <table:table-cell office:value-type="float" office:value="-10.2306" calcext:value-type="float">
            <text:p>-10.23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48669" calcext:value-type="float">
            <text:p>-4.48669</text:p>
          </table:table-cell>
          <table:table-cell office:value-type="float" office:value="-5.10424" calcext:value-type="float">
            <text:p>-5.1042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.45694" calcext:value-type="float">
            <text:p>8.45694</text:p>
          </table:table-cell>
          <table:table-cell office:value-type="float" office:value="7.45701" calcext:value-type="float">
            <text:p>7.45701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95868" calcext:value-type="float">
            <text:p>-9.95868</text:p>
          </table:table-cell>
          <table:table-cell office:value-type="float" office:value="9.41463" calcext:value-type="float">
            <text:p>9.4146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05491" calcext:value-type="float">
            <text:p>2.05491</text:p>
          </table:table-cell>
          <table:table-cell office:value-type="float" office:value="8.96076" calcext:value-type="float">
            <text:p>8.9607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84556" calcext:value-type="float">
            <text:p>4.84556</text:p>
          </table:table-cell>
          <table:table-cell office:value-type="float" office:value="4.55819" calcext:value-type="float">
            <text:p>4.558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77606" calcext:value-type="float">
            <text:p>-1.77606</text:p>
          </table:table-cell>
          <table:table-cell office:value-type="float" office:value="-6.41183" calcext:value-type="float">
            <text:p>-6.4118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09432" calcext:value-type="float">
            <text:p>6.09432</text:p>
          </table:table-cell>
          <table:table-cell office:value-type="float" office:value="-8.01968" calcext:value-type="float">
            <text:p>-8.0196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62971" calcext:value-type="float">
            <text:p>2.62971</text:p>
          </table:table-cell>
          <table:table-cell office:value-type="float" office:value="6.12821" calcext:value-type="float">
            <text:p>6.1282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70766" calcext:value-type="float">
            <text:p>4.70766</text:p>
          </table:table-cell>
          <table:table-cell office:value-type="float" office:value="-4.51094" calcext:value-type="float">
            <text:p>-4.510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3488" calcext:value-type="float">
            <text:p>-8.3488</text:p>
          </table:table-cell>
          <table:table-cell office:value-type="float" office:value="-2.61235" calcext:value-type="float">
            <text:p>-2.612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15966" calcext:value-type="float">
            <text:p>-6.15966</text:p>
          </table:table-cell>
          <table:table-cell office:value-type="float" office:value="-9.159" calcext:value-type="float">
            <text:p>-9.1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68279" calcext:value-type="float">
            <text:p>4.68279</text:p>
          </table:table-cell>
          <table:table-cell office:value-type="float" office:value="-1.7427" calcext:value-type="float">
            <text:p>-1.74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.76203" calcext:value-type="float">
            <text:p>7.76203</text:p>
          </table:table-cell>
          <table:table-cell office:value-type="float" office:value="4.54846" calcext:value-type="float">
            <text:p>4.5484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9.0413" calcext:value-type="float">
            <text:p>-9.0413</text:p>
          </table:table-cell>
          <table:table-cell office:value-type="float" office:value="4.85233" calcext:value-type="float">
            <text:p>4.8523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2.34315" calcext:value-type="float">
            <text:p>-2.34315</text:p>
          </table:table-cell>
          <table:table-cell office:value-type="float" office:value="-1.35433" calcext:value-type="float">
            <text:p>-1.3543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0.665162" calcext:value-type="float">
            <text:p>-0.665162</text:p>
          </table:table-cell>
          <table:table-cell office:value-type="float" office:value="-8.17483" calcext:value-type="float">
            <text:p>-8.1748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.52309" calcext:value-type="float">
            <text:p>7.52309</text:p>
          </table:table-cell>
          <table:table-cell office:value-type="float" office:value="1.29115" calcext:value-type="float">
            <text:p>1.291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5.76522" calcext:value-type="float">
            <text:p>-5.76522</text:p>
          </table:table-cell>
          <table:table-cell office:value-type="float" office:value="11.7241" calcext:value-type="float">
            <text:p>11.724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90769" calcext:value-type="float">
            <text:p>-9.90769</text:p>
          </table:table-cell>
          <table:table-cell office:value-type="float" office:value="-10.0612" calcext:value-type="float">
            <text:p>-10.06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29373" calcext:value-type="float">
            <text:p>-4.29373</text:p>
          </table:table-cell>
          <table:table-cell office:value-type="float" office:value="-4.05917" calcext:value-type="float">
            <text:p>-4.0591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.76898" calcext:value-type="float">
            <text:p>6.76898</text:p>
          </table:table-cell>
          <table:table-cell office:value-type="float" office:value="7.26154" calcext:value-type="float">
            <text:p>7.26154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10.0409" calcext:value-type="float">
            <text:p>-10.0409</text:p>
          </table:table-cell>
          <table:table-cell office:value-type="float" office:value="10.4265" calcext:value-type="float">
            <text:p>10.426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75963" calcext:value-type="float">
            <text:p>1.75963</text:p>
          </table:table-cell>
          <table:table-cell office:value-type="float" office:value="8.28478" calcext:value-type="float">
            <text:p>8.2847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.04818" calcext:value-type="float">
            <text:p>6.04818</text:p>
          </table:table-cell>
          <table:table-cell office:value-type="float" office:value="3.87076" calcext:value-type="float">
            <text:p>3.8707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59501" calcext:value-type="float">
            <text:p>-1.59501</text:p>
          </table:table-cell>
          <table:table-cell office:value-type="float" office:value="-5.9604" calcext:value-type="float">
            <text:p>-5.960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.6146" calcext:value-type="float">
            <text:p>5.6146</text:p>
          </table:table-cell>
          <table:table-cell office:value-type="float" office:value="-8.19907" calcext:value-type="float">
            <text:p>-8.1990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76815" calcext:value-type="float">
            <text:p>1.76815</text:p>
          </table:table-cell>
          <table:table-cell office:value-type="float" office:value="5.85868" calcext:value-type="float">
            <text:p>5.8586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3323" calcext:value-type="float">
            <text:p>4.3323</text:p>
          </table:table-cell>
          <table:table-cell office:value-type="float" office:value="-4.25099" calcext:value-type="float">
            <text:p>-4.250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7484" calcext:value-type="float">
            <text:p>-7.7484</text:p>
          </table:table-cell>
          <table:table-cell office:value-type="float" office:value="-2.84117" calcext:value-type="float">
            <text:p>-2.84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61336" calcext:value-type="float">
            <text:p>-6.61336</text:p>
          </table:table-cell>
          <table:table-cell office:value-type="float" office:value="-9.16218" calcext:value-type="float">
            <text:p>-9.162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58678" calcext:value-type="float">
            <text:p>5.58678</text:p>
          </table:table-cell>
          <table:table-cell office:value-type="float" office:value="-1.46549" calcext:value-type="float">
            <text:p>-1.465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32988" calcext:value-type="float">
            <text:p>8.32988</text:p>
          </table:table-cell>
          <table:table-cell office:value-type="float" office:value="3.72777" calcext:value-type="float">
            <text:p>3.7277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6.35439" calcext:value-type="float">
            <text:p>-6.35439</text:p>
          </table:table-cell>
          <table:table-cell office:value-type="float" office:value="3.82325" calcext:value-type="float">
            <text:p>3.823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2.06103" calcext:value-type="float">
            <text:p>-2.06103</text:p>
          </table:table-cell>
          <table:table-cell office:value-type="float" office:value="-0.807878" calcext:value-type="float">
            <text:p>-0.80787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14554" calcext:value-type="float">
            <text:p>-1.14554</text:p>
          </table:table-cell>
          <table:table-cell office:value-type="float" office:value="-8.98245" calcext:value-type="float">
            <text:p>-8.9824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29609" calcext:value-type="float">
            <text:p>9.29609</text:p>
          </table:table-cell>
          <table:table-cell office:value-type="float" office:value="0.0830677" calcext:value-type="float">
            <text:p>0.083067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4.58356" calcext:value-type="float">
            <text:p>-4.58356</text:p>
          </table:table-cell>
          <table:table-cell office:value-type="float" office:value="9.75091" calcext:value-type="float">
            <text:p>9.7509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8.64991" calcext:value-type="float">
            <text:p>-8.64991</text:p>
          </table:table-cell>
          <table:table-cell office:value-type="float" office:value="-10.7739" calcext:value-type="float">
            <text:p>-10.773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37073" calcext:value-type="float">
            <text:p>-4.37073</text:p>
          </table:table-cell>
          <table:table-cell office:value-type="float" office:value="-4.1136" calcext:value-type="float">
            <text:p>-4.113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.70925" calcext:value-type="float">
            <text:p>6.70925</text:p>
          </table:table-cell>
          <table:table-cell office:value-type="float" office:value="7.37117" calcext:value-type="float">
            <text:p>7.37117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96042" calcext:value-type="float">
            <text:p>-9.96042</text:p>
          </table:table-cell>
          <table:table-cell office:value-type="float" office:value="10.9843" calcext:value-type="float">
            <text:p>10.984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54246" calcext:value-type="float">
            <text:p>1.54246</text:p>
          </table:table-cell>
          <table:table-cell office:value-type="float" office:value="8.67745" calcext:value-type="float">
            <text:p>8.677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81472" calcext:value-type="float">
            <text:p>4.81472</text:p>
          </table:table-cell>
          <table:table-cell office:value-type="float" office:value="4.47099" calcext:value-type="float">
            <text:p>4.4709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06354" calcext:value-type="float">
            <text:p>-1.06354</text:p>
          </table:table-cell>
          <table:table-cell office:value-type="float" office:value="-6.0243" calcext:value-type="float">
            <text:p>-6.024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32971" calcext:value-type="float">
            <text:p>6.32971</text:p>
          </table:table-cell>
          <table:table-cell office:value-type="float" office:value="-7.90154" calcext:value-type="float">
            <text:p>-7.9015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47046" calcext:value-type="float">
            <text:p>2.47046</text:p>
          </table:table-cell>
          <table:table-cell office:value-type="float" office:value="5.94521" calcext:value-type="float">
            <text:p>5.9452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.06986" calcext:value-type="float">
            <text:p>3.06986</text:p>
          </table:table-cell>
          <table:table-cell office:value-type="float" office:value="-5.90742" calcext:value-type="float">
            <text:p>-5.907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97632" calcext:value-type="float">
            <text:p>-8.97632</text:p>
          </table:table-cell>
          <table:table-cell office:value-type="float" office:value="-4.52084" calcext:value-type="float">
            <text:p>-4.520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71129" calcext:value-type="float">
            <text:p>-6.71129</text:p>
          </table:table-cell>
          <table:table-cell office:value-type="float" office:value="-9.01557" calcext:value-type="float">
            <text:p>-9.015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36473" calcext:value-type="float">
            <text:p>6.36473</text:p>
          </table:table-cell>
          <table:table-cell office:value-type="float" office:value="-2.89621" calcext:value-type="float">
            <text:p>-2.896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.11094" calcext:value-type="float">
            <text:p>9.11094</text:p>
          </table:table-cell>
          <table:table-cell office:value-type="float" office:value="4.00272" calcext:value-type="float">
            <text:p>4.0027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0.7497" calcext:value-type="float">
            <text:p>-10.7497</text:p>
          </table:table-cell>
          <table:table-cell office:value-type="float" office:value="8.04314" calcext:value-type="float">
            <text:p>8.043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.62432" calcext:value-type="float">
            <text:p>-1.62432</text:p>
          </table:table-cell>
          <table:table-cell office:value-type="float" office:value="-1.51083" calcext:value-type="float">
            <text:p>-1.5108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2.27901" calcext:value-type="float">
            <text:p>-2.27901</text:p>
          </table:table-cell>
          <table:table-cell office:value-type="float" office:value="-9.25307" calcext:value-type="float">
            <text:p>-9.2530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61661" calcext:value-type="float">
            <text:p>9.61661</text:p>
          </table:table-cell>
          <table:table-cell office:value-type="float" office:value="0.400346" calcext:value-type="float">
            <text:p>0.40034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.21131" calcext:value-type="float">
            <text:p>-2.21131</text:p>
          </table:table-cell>
          <table:table-cell office:value-type="float" office:value="9.52305" calcext:value-type="float">
            <text:p>9.5230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37225" calcext:value-type="float">
            <text:p>-9.37225</text:p>
          </table:table-cell>
          <table:table-cell office:value-type="float" office:value="-10.655" calcext:value-type="float">
            <text:p>-10.6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11613" calcext:value-type="float">
            <text:p>-4.11613</text:p>
          </table:table-cell>
          <table:table-cell office:value-type="float" office:value="-3.87604" calcext:value-type="float">
            <text:p>-3.8760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.47621" calcext:value-type="float">
            <text:p>7.47621</text:p>
          </table:table-cell>
          <table:table-cell office:value-type="float" office:value="7.38451" calcext:value-type="float">
            <text:p>7.38451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8428" calcext:value-type="float">
            <text:p>-9.8428</text:p>
          </table:table-cell>
          <table:table-cell office:value-type="float" office:value="10.5153" calcext:value-type="float">
            <text:p>10.515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470048" calcext:value-type="float">
            <text:p>0.470048</text:p>
          </table:table-cell>
          <table:table-cell office:value-type="float" office:value="8.66765" calcext:value-type="float">
            <text:p>8.6676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97573" calcext:value-type="float">
            <text:p>4.97573</text:p>
          </table:table-cell>
          <table:table-cell office:value-type="float" office:value="3.6661" calcext:value-type="float">
            <text:p>3.666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98817" calcext:value-type="float">
            <text:p>-1.98817</text:p>
          </table:table-cell>
          <table:table-cell office:value-type="float" office:value="-5.85598" calcext:value-type="float">
            <text:p>-5.8559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.23917" calcext:value-type="float">
            <text:p>7.23917</text:p>
          </table:table-cell>
          <table:table-cell office:value-type="float" office:value="-7.51293" calcext:value-type="float">
            <text:p>-7.5129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874386" calcext:value-type="float">
            <text:p>0.874386</text:p>
          </table:table-cell>
          <table:table-cell office:value-type="float" office:value="6.707" calcext:value-type="float">
            <text:p>6.70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.91068" calcext:value-type="float">
            <text:p>3.91068</text:p>
          </table:table-cell>
          <table:table-cell office:value-type="float" office:value="-5.01321" calcext:value-type="float">
            <text:p>-5.013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69324" calcext:value-type="float">
            <text:p>-7.69324</text:p>
          </table:table-cell>
          <table:table-cell office:value-type="float" office:value="-2.27566" calcext:value-type="float">
            <text:p>-2.275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37637" calcext:value-type="float">
            <text:p>-6.37637</text:p>
          </table:table-cell>
          <table:table-cell office:value-type="float" office:value="-8.71405" calcext:value-type="float">
            <text:p>-8.714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36185" calcext:value-type="float">
            <text:p>5.36185</text:p>
          </table:table-cell>
          <table:table-cell office:value-type="float" office:value="-2.24586" calcext:value-type="float">
            <text:p>-2.245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26092" calcext:value-type="float">
            <text:p>8.26092</text:p>
          </table:table-cell>
          <table:table-cell office:value-type="float" office:value="4.65221" calcext:value-type="float">
            <text:p>4.652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8.29117" calcext:value-type="float">
            <text:p>-8.29117</text:p>
          </table:table-cell>
          <table:table-cell office:value-type="float" office:value="3.75834" calcext:value-type="float">
            <text:p>3.758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0.780465" calcext:value-type="float">
            <text:p>-0.780465</text:p>
          </table:table-cell>
          <table:table-cell office:value-type="float" office:value="-0.229515" calcext:value-type="float">
            <text:p>-0.2295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2.41817" calcext:value-type="float">
            <text:p>-2.41817</text:p>
          </table:table-cell>
          <table:table-cell office:value-type="float" office:value="-9.70311" calcext:value-type="float">
            <text:p>-9.7031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.4883" calcext:value-type="float">
            <text:p>10.4883</text:p>
          </table:table-cell>
          <table:table-cell office:value-type="float" office:value="0.687689" calcext:value-type="float">
            <text:p>0.68768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.18132" calcext:value-type="float">
            <text:p>-3.18132</text:p>
          </table:table-cell>
          <table:table-cell office:value-type="float" office:value="8.63856" calcext:value-type="float">
            <text:p>8.6385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0.691" calcext:value-type="float">
            <text:p>-10.691</text:p>
          </table:table-cell>
          <table:table-cell office:value-type="float" office:value="-9.36324" calcext:value-type="float">
            <text:p>-9.363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43483" calcext:value-type="float">
            <text:p>-4.43483</text:p>
          </table:table-cell>
          <table:table-cell office:value-type="float" office:value="-3.90765" calcext:value-type="float">
            <text:p>-3.9076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.11676" calcext:value-type="float">
            <text:p>8.11676</text:p>
          </table:table-cell>
          <table:table-cell office:value-type="float" office:value="7.43496" calcext:value-type="float">
            <text:p>7.43496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96085" calcext:value-type="float">
            <text:p>-9.96085</text:p>
          </table:table-cell>
          <table:table-cell office:value-type="float" office:value="9.33514" calcext:value-type="float">
            <text:p>9.335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40495" calcext:value-type="float">
            <text:p>1.40495</text:p>
          </table:table-cell>
          <table:table-cell office:value-type="float" office:value="9.30693" calcext:value-type="float">
            <text:p>9.3069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26916" calcext:value-type="float">
            <text:p>5.26916</text:p>
          </table:table-cell>
          <table:table-cell office:value-type="float" office:value="3.93428" calcext:value-type="float">
            <text:p>3.9342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0.326654" calcext:value-type="float">
            <text:p>-0.326654</text:p>
          </table:table-cell>
          <table:table-cell office:value-type="float" office:value="-6.23984" calcext:value-type="float">
            <text:p>-6.2398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.31553" calcext:value-type="float">
            <text:p>7.31553</text:p>
          </table:table-cell>
          <table:table-cell office:value-type="float" office:value="-7.01067" calcext:value-type="float">
            <text:p>-7.0106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02768" calcext:value-type="float">
            <text:p>1.02768</text:p>
          </table:table-cell>
          <table:table-cell office:value-type="float" office:value="6.41895" calcext:value-type="float">
            <text:p>6.4189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.86239" calcext:value-type="float">
            <text:p>3.86239</text:p>
          </table:table-cell>
          <table:table-cell office:value-type="float" office:value="-4.74511" calcext:value-type="float">
            <text:p>-4.745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.0336" calcext:value-type="float">
            <text:p>-10.0336</text:p>
          </table:table-cell>
          <table:table-cell office:value-type="float" office:value="-5.04022" calcext:value-type="float">
            <text:p>-5.040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35999" calcext:value-type="float">
            <text:p>-6.35999</text:p>
          </table:table-cell>
          <table:table-cell office:value-type="float" office:value="-8.26552" calcext:value-type="float">
            <text:p>-8.265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04594" calcext:value-type="float">
            <text:p>5.04594</text:p>
          </table:table-cell>
          <table:table-cell office:value-type="float" office:value="-2.15094" calcext:value-type="float">
            <text:p>-2.150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81411" calcext:value-type="float">
            <text:p>8.81411</text:p>
          </table:table-cell>
          <table:table-cell office:value-type="float" office:value="3.91075" calcext:value-type="float">
            <text:p>3.910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6.53614" calcext:value-type="float">
            <text:p>-6.53614</text:p>
          </table:table-cell>
          <table:table-cell office:value-type="float" office:value="3.35288" calcext:value-type="float">
            <text:p>3.3528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.93061" calcext:value-type="float">
            <text:p>-1.93061</text:p>
          </table:table-cell>
          <table:table-cell office:value-type="float" office:value="-2.2207" calcext:value-type="float">
            <text:p>-2.220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37784" calcext:value-type="float">
            <text:p>-1.37784</text:p>
          </table:table-cell>
          <table:table-cell office:value-type="float" office:value="-8.59616" calcext:value-type="float">
            <text:p>-8.596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03136" calcext:value-type="float">
            <text:p>9.03136</text:p>
          </table:table-cell>
          <table:table-cell office:value-type="float" office:value="0.467462" calcext:value-type="float">
            <text:p>0.46746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.28844" calcext:value-type="float">
            <text:p>-3.28844</text:p>
          </table:table-cell>
          <table:table-cell office:value-type="float" office:value="9.56369" calcext:value-type="float">
            <text:p>9.5636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8.21658" calcext:value-type="float">
            <text:p>-8.21658</text:p>
          </table:table-cell>
          <table:table-cell office:value-type="float" office:value="-12.2379" calcext:value-type="float">
            <text:p>-12.23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31663" calcext:value-type="float">
            <text:p>-4.31663</text:p>
          </table:table-cell>
          <table:table-cell office:value-type="float" office:value="-4.15115" calcext:value-type="float">
            <text:p>-4.1511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.77792" calcext:value-type="float">
            <text:p>8.77792</text:p>
          </table:table-cell>
          <table:table-cell office:value-type="float" office:value="7.74699" calcext:value-type="float">
            <text:p>7.74699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10.2194" calcext:value-type="float">
            <text:p>-10.2194</text:p>
          </table:table-cell>
          <table:table-cell office:value-type="float" office:value="9.09588" calcext:value-type="float">
            <text:p>9.0958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7137" calcext:value-type="float">
            <text:p>1.7137</text:p>
          </table:table-cell>
          <table:table-cell office:value-type="float" office:value="9.54576" calcext:value-type="float">
            <text:p>9.5457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37347" calcext:value-type="float">
            <text:p>5.37347</text:p>
          </table:table-cell>
          <table:table-cell office:value-type="float" office:value="3.54771" calcext:value-type="float">
            <text:p>3.5477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75448" calcext:value-type="float">
            <text:p>-2.75448</text:p>
          </table:table-cell>
          <table:table-cell office:value-type="float" office:value="-7.60107" calcext:value-type="float">
            <text:p>-7.6010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89746" calcext:value-type="float">
            <text:p>6.89746</text:p>
          </table:table-cell>
          <table:table-cell office:value-type="float" office:value="-7.28567" calcext:value-type="float">
            <text:p>-7.2856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20692" calcext:value-type="float">
            <text:p>1.20692</text:p>
          </table:table-cell>
          <table:table-cell office:value-type="float" office:value="6.27694" calcext:value-type="float">
            <text:p>6.2769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46616" calcext:value-type="float">
            <text:p>4.46616</text:p>
          </table:table-cell>
          <table:table-cell office:value-type="float" office:value="-3.98733" calcext:value-type="float">
            <text:p>-3.987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85227" calcext:value-type="float">
            <text:p>-8.85227</text:p>
          </table:table-cell>
          <table:table-cell office:value-type="float" office:value="-4.0334" calcext:value-type="float">
            <text:p>-4.03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.87385" calcext:value-type="float">
            <text:p>-5.87385</text:p>
          </table:table-cell>
          <table:table-cell office:value-type="float" office:value="-8.30604" calcext:value-type="float">
            <text:p>-8.306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.6021" calcext:value-type="float">
            <text:p>7.6021</text:p>
          </table:table-cell>
          <table:table-cell office:value-type="float" office:value="-1.52548" calcext:value-type="float">
            <text:p>-1.525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.52706" calcext:value-type="float">
            <text:p>9.527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7.55798" calcext:value-type="float">
            <text:p>-7.55798</text:p>
          </table:table-cell>
          <table:table-cell office:value-type="float" office:value="4.13967" calcext:value-type="float">
            <text:p>4.139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.48626" calcext:value-type="float">
            <text:p>-1.48626</text:p>
          </table:table-cell>
          <table:table-cell office:value-type="float" office:value="-0.787813" calcext:value-type="float">
            <text:p>-0.78781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44045" calcext:value-type="float">
            <text:p>-1.44045</text:p>
          </table:table-cell>
          <table:table-cell office:value-type="float" office:value="-8.49571" calcext:value-type="float">
            <text:p>-8.4957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36597" calcext:value-type="float">
            <text:p>8.36597</text:p>
          </table:table-cell>
          <table:table-cell office:value-type="float" office:value="0.399403" calcext:value-type="float">
            <text:p>0.39940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4.14384" calcext:value-type="float">
            <text:p>-4.14384</text:p>
          </table:table-cell>
          <table:table-cell office:value-type="float" office:value="10.4279" calcext:value-type="float">
            <text:p>10.427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8.9325" calcext:value-type="float">
            <text:p>-8.9325</text:p>
          </table:table-cell>
          <table:table-cell office:value-type="float" office:value="-10.2234" calcext:value-type="float">
            <text:p>-10.223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50414" calcext:value-type="float">
            <text:p>-4.50414</text:p>
          </table:table-cell>
          <table:table-cell office:value-type="float" office:value="-4.01004" calcext:value-type="float">
            <text:p>-4.0100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.95537" calcext:value-type="float">
            <text:p>8.95537</text:p>
          </table:table-cell>
          <table:table-cell office:value-type="float" office:value="7.45383" calcext:value-type="float">
            <text:p>7.45383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10.0213" calcext:value-type="float">
            <text:p>-10.0213</text:p>
          </table:table-cell>
          <table:table-cell office:value-type="float" office:value="10.0884" calcext:value-type="float">
            <text:p>10.088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8481" calcext:value-type="float">
            <text:p>1.8481</text:p>
          </table:table-cell>
          <table:table-cell office:value-type="float" office:value="9.37112" calcext:value-type="float">
            <text:p>9.3711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82964" calcext:value-type="float">
            <text:p>4.82964</text:p>
          </table:table-cell>
          <table:table-cell office:value-type="float" office:value="3.87116" calcext:value-type="float">
            <text:p>3.871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10084" calcext:value-type="float">
            <text:p>-1.10084</text:p>
          </table:table-cell>
          <table:table-cell office:value-type="float" office:value="-5.4705" calcext:value-type="float">
            <text:p>-5.470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72338" calcext:value-type="float">
            <text:p>6.72338</text:p>
          </table:table-cell>
          <table:table-cell office:value-type="float" office:value="-7.4173" calcext:value-type="float">
            <text:p>-7.417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09701" calcext:value-type="float">
            <text:p>0.609701</text:p>
          </table:table-cell>
          <table:table-cell office:value-type="float" office:value="6.0236" calcext:value-type="float">
            <text:p>6.023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41138" calcext:value-type="float">
            <text:p>4.41138</text:p>
          </table:table-cell>
          <table:table-cell office:value-type="float" office:value="-4.29407" calcext:value-type="float">
            <text:p>-4.294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03189" calcext:value-type="float">
            <text:p>-9.03189</text:p>
          </table:table-cell>
          <table:table-cell office:value-type="float" office:value="-4.04806" calcext:value-type="float">
            <text:p>-4.048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89582" calcext:value-type="float">
            <text:p>-6.89582</text:p>
          </table:table-cell>
          <table:table-cell office:value-type="float" office:value="-8.39183" calcext:value-type="float">
            <text:p>-8.391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0762" calcext:value-type="float">
            <text:p>5.0762</text:p>
          </table:table-cell>
          <table:table-cell office:value-type="float" office:value="-1.57727" calcext:value-type="float">
            <text:p>-1.577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.5581" calcext:value-type="float">
            <text:p>9.5581</text:p>
          </table:table-cell>
          <table:table-cell office:value-type="float" office:value="3.27347" calcext:value-type="float">
            <text:p>3.2734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8.97567" calcext:value-type="float">
            <text:p>-8.97567</text:p>
          </table:table-cell>
          <table:table-cell office:value-type="float" office:value="4.68851" calcext:value-type="float">
            <text:p>4.6885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.12968" calcext:value-type="float">
            <text:p>-1.12968</text:p>
          </table:table-cell>
          <table:table-cell office:value-type="float" office:value="-0.924883" calcext:value-type="float">
            <text:p>-0.92488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57796" calcext:value-type="float">
            <text:p>-1.57796</text:p>
          </table:table-cell>
          <table:table-cell office:value-type="float" office:value="-9.3632" calcext:value-type="float">
            <text:p>-9.363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91665" calcext:value-type="float">
            <text:p>9.91665</text:p>
          </table:table-cell>
          <table:table-cell office:value-type="float" office:value="0.29422" calcext:value-type="float">
            <text:p>0.2942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.24122" calcext:value-type="float">
            <text:p>-2.24122</text:p>
          </table:table-cell>
          <table:table-cell office:value-type="float" office:value="10.1961" calcext:value-type="float">
            <text:p>10.196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8.3823" calcext:value-type="float">
            <text:p>-8.3823</text:p>
          </table:table-cell>
          <table:table-cell office:value-type="float" office:value="-9.78176" calcext:value-type="float">
            <text:p>-9.7817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.51153" calcext:value-type="float">
            <text:p>-4.51153</text:p>
          </table:table-cell>
          <table:table-cell office:value-type="float" office:value="-3.91516" calcext:value-type="float">
            <text:p>-3.915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.87057" calcext:value-type="float">
            <text:p>6.87057</text:p>
          </table:table-cell>
          <table:table-cell office:value-type="float" office:value="7.45296" calcext:value-type="float">
            <text:p>7.45296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83369" calcext:value-type="float">
            <text:p>-9.83369</text:p>
          </table:table-cell>
          <table:table-cell office:value-type="float" office:value="10.1714" calcext:value-type="float">
            <text:p>10.17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91008" calcext:value-type="float">
            <text:p>1.91008</text:p>
          </table:table-cell>
          <table:table-cell office:value-type="float" office:value="9.33967" calcext:value-type="float">
            <text:p>9.3396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34613" calcext:value-type="float">
            <text:p>5.34613</text:p>
          </table:table-cell>
          <table:table-cell office:value-type="float" office:value="3.55958" calcext:value-type="float">
            <text:p>3.5595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83598" calcext:value-type="float">
            <text:p>-1.83598</text:p>
          </table:table-cell>
          <table:table-cell office:value-type="float" office:value="-4.94809" calcext:value-type="float">
            <text:p>-4.9480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56542" calcext:value-type="float">
            <text:p>6.56542</text:p>
          </table:table-cell>
          <table:table-cell office:value-type="float" office:value="-7.69659" calcext:value-type="float">
            <text:p>-7.6965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737475" calcext:value-type="float">
            <text:p>0.737475</text:p>
          </table:table-cell>
          <table:table-cell office:value-type="float" office:value="6.69339" calcext:value-type="float">
            <text:p>6.6933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83378" calcext:value-type="float">
            <text:p>4.83378</text:p>
          </table:table-cell>
          <table:table-cell office:value-type="float" office:value="-4.29234" calcext:value-type="float">
            <text:p>-4.292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13572" calcext:value-type="float">
            <text:p>-8.13572</text:p>
          </table:table-cell>
          <table:table-cell office:value-type="float" office:value="-3.3417" calcext:value-type="float">
            <text:p>-3.34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39943" calcext:value-type="float">
            <text:p>-6.39943</text:p>
          </table:table-cell>
          <table:table-cell office:value-type="float" office:value="-8.59678" calcext:value-type="float">
            <text:p>-8.596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.06953" calcext:value-type="float">
            <text:p>8.06953</text:p>
          </table:table-cell>
          <table:table-cell office:value-type="float" office:value="-5.28411" calcext:value-type="float">
            <text:p>-5.284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.10693" calcext:value-type="float">
            <text:p>9.10693</text:p>
          </table:table-cell>
          <table:table-cell office:value-type="float" office:value="3.68584" calcext:value-type="float">
            <text:p>3.6858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8.46687" calcext:value-type="float">
            <text:p>-8.46687</text:p>
          </table:table-cell>
          <table:table-cell office:value-type="float" office:value="5.5187" calcext:value-type="float">
            <text:p>5.518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2.56282" calcext:value-type="float">
            <text:p>-2.56282</text:p>
          </table:table-cell>
          <table:table-cell office:value-type="float" office:value="-1.12639" calcext:value-type="float">
            <text:p>-1.1263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2.15981" calcext:value-type="float">
            <text:p>-2.15981</text:p>
          </table:table-cell>
          <table:table-cell office:value-type="float" office:value="-9.27839" calcext:value-type="float">
            <text:p>-9.2783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38104" calcext:value-type="float">
            <text:p>9.38104</text:p>
          </table:table-cell>
          <table:table-cell office:value-type="float" office:value="0.877184" calcext:value-type="float">
            <text:p>0.87718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.9483" calcext:value-type="float">
            <text:p>-2.9483</text:p>
          </table:table-cell>
          <table:table-cell office:value-type="float" office:value="8.69143" calcext:value-type="float">
            <text:p>8.6914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41722" calcext:value-type="float">
            <text:p>-9.41722</text:p>
          </table:table-cell>
          <table:table-cell office:value-type="float" office:value="-10.0378" calcext:value-type="float">
            <text:p>-10.0378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8.56041" calcext:value-type="float">
            <text:p>8.56041</text:p>
          </table:table-cell>
          <table:table-cell office:value-type="float" office:value="7.37918" calcext:value-type="float">
            <text:p>7.37918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10.0718" calcext:value-type="float">
            <text:p>-10.0718</text:p>
          </table:table-cell>
          <table:table-cell office:value-type="float" office:value="8.27685" calcext:value-type="float">
            <text:p>8.2768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60704" calcext:value-type="float">
            <text:p>1.60704</text:p>
          </table:table-cell>
          <table:table-cell office:value-type="float" office:value="8.98313" calcext:value-type="float">
            <text:p>8.983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5368" calcext:value-type="float">
            <text:p>5.5368</text:p>
          </table:table-cell>
          <table:table-cell office:value-type="float" office:value="3.56762" calcext:value-type="float">
            <text:p>3.5676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3.38607" calcext:value-type="float">
            <text:p>-3.38607</text:p>
          </table:table-cell>
          <table:table-cell office:value-type="float" office:value="-6.31378" calcext:value-type="float">
            <text:p>-6.3137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.20958" calcext:value-type="float">
            <text:p>7.20958</text:p>
          </table:table-cell>
          <table:table-cell office:value-type="float" office:value="-7.55565" calcext:value-type="float">
            <text:p>-7.5556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24433" calcext:value-type="float">
            <text:p>1.24433</text:p>
          </table:table-cell>
          <table:table-cell office:value-type="float" office:value="6.07967" calcext:value-type="float">
            <text:p>6.0796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5191" calcext:value-type="float">
            <text:p>4.5191</text:p>
          </table:table-cell>
          <table:table-cell office:value-type="float" office:value="-4.44492" calcext:value-type="float">
            <text:p>-4.444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86449" calcext:value-type="float">
            <text:p>-8.86449</text:p>
          </table:table-cell>
          <table:table-cell office:value-type="float" office:value="-3.94871" calcext:value-type="float">
            <text:p>-3.948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49258" calcext:value-type="float">
            <text:p>-6.49258</text:p>
          </table:table-cell>
          <table:table-cell office:value-type="float" office:value="-8.33688" calcext:value-type="float">
            <text:p>-8.336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2305" calcext:value-type="float">
            <text:p>6.2305</text:p>
          </table:table-cell>
          <table:table-cell office:value-type="float" office:value="-2.31328" calcext:value-type="float">
            <text:p>-2.313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10275" calcext:value-type="float">
            <text:p>8.10275</text:p>
          </table:table-cell>
          <table:table-cell office:value-type="float" office:value="3.80001" calcext:value-type="float">
            <text:p>3.8000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8.242" calcext:value-type="float">
            <text:p>-8.242</text:p>
          </table:table-cell>
          <table:table-cell office:value-type="float" office:value="2.7486" calcext:value-type="float">
            <text:p>2.748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.2648" calcext:value-type="float">
            <text:p>-1.2648</text:p>
          </table:table-cell>
          <table:table-cell office:value-type="float" office:value="-0.795073" calcext:value-type="float">
            <text:p>-0.79507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61618" calcext:value-type="float">
            <text:p>-1.61618</text:p>
          </table:table-cell>
          <table:table-cell office:value-type="float" office:value="-8.50726" calcext:value-type="float">
            <text:p>-8.507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98342" calcext:value-type="float">
            <text:p>9.98342</text:p>
          </table:table-cell>
          <table:table-cell office:value-type="float" office:value="0.724256" calcext:value-type="float">
            <text:p>0.7242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4.3531" calcext:value-type="float">
            <text:p>-4.3531</text:p>
          </table:table-cell>
          <table:table-cell office:value-type="float" office:value="10.1408" calcext:value-type="float">
            <text:p>10.140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7.86941" calcext:value-type="float">
            <text:p>-7.86941</text:p>
          </table:table-cell>
          <table:table-cell office:value-type="float" office:value="-10.5824" calcext:value-type="float">
            <text:p>-10.5824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.26255" calcext:value-type="float">
            <text:p>7.26255</text:p>
          </table:table-cell>
          <table:table-cell office:value-type="float" office:value="7.29171" calcext:value-type="float">
            <text:p>7.29171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94874" calcext:value-type="float">
            <text:p>-9.94874</text:p>
          </table:table-cell>
          <table:table-cell office:value-type="float" office:value="9.34809" calcext:value-type="float">
            <text:p>9.3480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02922" calcext:value-type="float">
            <text:p>1.02922</text:p>
          </table:table-cell>
          <table:table-cell office:value-type="float" office:value="8.156" calcext:value-type="float">
            <text:p>8.15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31659" calcext:value-type="float">
            <text:p>5.31659</text:p>
          </table:table-cell>
          <table:table-cell office:value-type="float" office:value="4.06898" calcext:value-type="float">
            <text:p>4.0689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25945" calcext:value-type="float">
            <text:p>-2.25945</text:p>
          </table:table-cell>
          <table:table-cell office:value-type="float" office:value="-6.61583" calcext:value-type="float">
            <text:p>-6.6158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29275" calcext:value-type="float">
            <text:p>6.29275</text:p>
          </table:table-cell>
          <table:table-cell office:value-type="float" office:value="-7.86966" calcext:value-type="float">
            <text:p>-7.8696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50215" calcext:value-type="float">
            <text:p>1.50215</text:p>
          </table:table-cell>
          <table:table-cell office:value-type="float" office:value="6.80693" calcext:value-type="float">
            <text:p>6.8069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23427" calcext:value-type="float">
            <text:p>4.23427</text:p>
          </table:table-cell>
          <table:table-cell office:value-type="float" office:value="-5.03053" calcext:value-type="float">
            <text:p>-5.030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23683" calcext:value-type="float">
            <text:p>-9.23683</text:p>
          </table:table-cell>
          <table:table-cell office:value-type="float" office:value="-3.62431" calcext:value-type="float">
            <text:p>-3.624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3834" calcext:value-type="float">
            <text:p>-6.3834</text:p>
          </table:table-cell>
          <table:table-cell office:value-type="float" office:value="-7.4508" calcext:value-type="float">
            <text:p>-7.45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51251" calcext:value-type="float">
            <text:p>5.51251</text:p>
          </table:table-cell>
          <table:table-cell office:value-type="float" office:value="-1.35499" calcext:value-type="float">
            <text:p>-1.354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17632" calcext:value-type="float">
            <text:p>8.17632</text:p>
          </table:table-cell>
          <table:table-cell office:value-type="float" office:value="4.34854" calcext:value-type="float">
            <text:p>4.3485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9.54135" calcext:value-type="float">
            <text:p>-9.54135</text:p>
          </table:table-cell>
          <table:table-cell office:value-type="float" office:value="5.70866" calcext:value-type="float">
            <text:p>5.7086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12013" calcext:value-type="float">
            <text:p>0.412013</text:p>
          </table:table-cell>
          <table:table-cell office:value-type="float" office:value="-1.45036" calcext:value-type="float">
            <text:p>-1.4503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69562" calcext:value-type="float">
            <text:p>-1.69562</text:p>
          </table:table-cell>
          <table:table-cell office:value-type="float" office:value="-8.94741" calcext:value-type="float">
            <text:p>-8.9474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2345" calcext:value-type="float">
            <text:p>9.2345</text:p>
          </table:table-cell>
          <table:table-cell office:value-type="float" office:value="0.65115" calcext:value-type="float">
            <text:p>0.651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.97816" calcext:value-type="float">
            <text:p>-3.97816</text:p>
          </table:table-cell>
          <table:table-cell office:value-type="float" office:value="9.72143" calcext:value-type="float">
            <text:p>9.7214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80453" calcext:value-type="float">
            <text:p>-9.80453</text:p>
          </table:table-cell>
          <table:table-cell office:value-type="float" office:value="-9.1712" calcext:value-type="float">
            <text:p>-9.1712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6.54433" calcext:value-type="float">
            <text:p>6.54433</text:p>
          </table:table-cell>
          <table:table-cell office:value-type="float" office:value="7.20976" calcext:value-type="float">
            <text:p>7.20976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10.029" calcext:value-type="float">
            <text:p>-10.029</text:p>
          </table:table-cell>
          <table:table-cell office:value-type="float" office:value="9.78865" calcext:value-type="float">
            <text:p>9.7886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-0.437" calcext:value-type="float">
            <text:p>-0.437</text:p>
          </table:table-cell>
          <table:table-cell office:value-type="float" office:value="8.82503" calcext:value-type="float">
            <text:p>8.8250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93987" calcext:value-type="float">
            <text:p>4.93987</text:p>
          </table:table-cell>
          <table:table-cell office:value-type="float" office:value="4.36261" calcext:value-type="float">
            <text:p>4.3626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19209" calcext:value-type="float">
            <text:p>-2.19209</text:p>
          </table:table-cell>
          <table:table-cell office:value-type="float" office:value="-5.90975" calcext:value-type="float">
            <text:p>-5.9097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33116" calcext:value-type="float">
            <text:p>6.33116</text:p>
          </table:table-cell>
          <table:table-cell office:value-type="float" office:value="-7.80777" calcext:value-type="float">
            <text:p>-7.8077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61121" calcext:value-type="float">
            <text:p>1.61121</text:p>
          </table:table-cell>
          <table:table-cell office:value-type="float" office:value="6.17605" calcext:value-type="float">
            <text:p>6.1760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81988" calcext:value-type="float">
            <text:p>4.81988</text:p>
          </table:table-cell>
          <table:table-cell office:value-type="float" office:value="-4.21121" calcext:value-type="float">
            <text:p>-4.211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43361" calcext:value-type="float">
            <text:p>-9.43361</text:p>
          </table:table-cell>
          <table:table-cell office:value-type="float" office:value="-3.65627" calcext:value-type="float">
            <text:p>-3.656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64749" calcext:value-type="float">
            <text:p>-6.64749</text:p>
          </table:table-cell>
          <table:table-cell office:value-type="float" office:value="-8.44029" calcext:value-type="float">
            <text:p>-8.440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72462" calcext:value-type="float">
            <text:p>4.72462</text:p>
          </table:table-cell>
          <table:table-cell office:value-type="float" office:value="-2.17248" calcext:value-type="float">
            <text:p>-2.172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.85404" calcext:value-type="float">
            <text:p>7.85404</text:p>
          </table:table-cell>
          <table:table-cell office:value-type="float" office:value="4.34552" calcext:value-type="float">
            <text:p>4.3455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6.50333" calcext:value-type="float">
            <text:p>-6.50333</text:p>
          </table:table-cell>
          <table:table-cell office:value-type="float" office:value="3.38709" calcext:value-type="float">
            <text:p>3.387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0.293581" calcext:value-type="float">
            <text:p>-0.293581</text:p>
          </table:table-cell>
          <table:table-cell office:value-type="float" office:value="-1.86779" calcext:value-type="float">
            <text:p>-1.8677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64345" calcext:value-type="float">
            <text:p>-1.64345</text:p>
          </table:table-cell>
          <table:table-cell office:value-type="float" office:value="-8.81845" calcext:value-type="float">
            <text:p>-8.8184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.4717" calcext:value-type="float">
            <text:p>7.4717</text:p>
          </table:table-cell>
          <table:table-cell office:value-type="float" office:value="0.844399" calcext:value-type="float">
            <text:p>0.84439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.56773" calcext:value-type="float">
            <text:p>-2.56773</text:p>
          </table:table-cell>
          <table:table-cell office:value-type="float" office:value="8.37644" calcext:value-type="float">
            <text:p>8.3764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58256" calcext:value-type="float">
            <text:p>-9.58256</text:p>
          </table:table-cell>
          <table:table-cell office:value-type="float" office:value="-9.57727" calcext:value-type="float">
            <text:p>-9.57727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.28611" calcext:value-type="float">
            <text:p>7.28611</text:p>
          </table:table-cell>
          <table:table-cell office:value-type="float" office:value="7.48972" calcext:value-type="float">
            <text:p>7.48972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10.1004" calcext:value-type="float">
            <text:p>-10.1004</text:p>
          </table:table-cell>
          <table:table-cell office:value-type="float" office:value="9.9938" calcext:value-type="float">
            <text:p>9.993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08827" calcext:value-type="float">
            <text:p>2.08827</text:p>
          </table:table-cell>
          <table:table-cell office:value-type="float" office:value="8.69308" calcext:value-type="float">
            <text:p>8.6930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96427" calcext:value-type="float">
            <text:p>4.96427</text:p>
          </table:table-cell>
          <table:table-cell office:value-type="float" office:value="4.03037" calcext:value-type="float">
            <text:p>4.0303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0.645641" calcext:value-type="float">
            <text:p>-0.645641</text:p>
          </table:table-cell>
          <table:table-cell office:value-type="float" office:value="-5.67584" calcext:value-type="float">
            <text:p>-5.6758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.88055" calcext:value-type="float">
            <text:p>7.88055</text:p>
          </table:table-cell>
          <table:table-cell office:value-type="float" office:value="-7.02046" calcext:value-type="float">
            <text:p>-7.0204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45011" calcext:value-type="float">
            <text:p>1.45011</text:p>
          </table:table-cell>
          <table:table-cell office:value-type="float" office:value="6.11703" calcext:value-type="float">
            <text:p>6.1170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.67462" calcext:value-type="float">
            <text:p>3.67462</text:p>
          </table:table-cell>
          <table:table-cell office:value-type="float" office:value="-4.92526" calcext:value-type="float">
            <text:p>-4.925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18118" calcext:value-type="float">
            <text:p>-8.18118</text:p>
          </table:table-cell>
          <table:table-cell office:value-type="float" office:value="-2.27224" calcext:value-type="float">
            <text:p>-2.272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6404" calcext:value-type="float">
            <text:p>-6.6404</text:p>
          </table:table-cell>
          <table:table-cell office:value-type="float" office:value="-7.81211" calcext:value-type="float">
            <text:p>-7.812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97308" calcext:value-type="float">
            <text:p>3.97308</text:p>
          </table:table-cell>
          <table:table-cell office:value-type="float" office:value="-0.286565" calcext:value-type="float">
            <text:p>-0.2865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.62184" calcext:value-type="float">
            <text:p>9.62184</text:p>
          </table:table-cell>
          <table:table-cell office:value-type="float" office:value="3.1702" calcext:value-type="float">
            <text:p>3.17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9.23101" calcext:value-type="float">
            <text:p>-9.23101</text:p>
          </table:table-cell>
          <table:table-cell office:value-type="float" office:value="5.09542" calcext:value-type="float">
            <text:p>5.0954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2.83253" calcext:value-type="float">
            <text:p>-2.83253</text:p>
          </table:table-cell>
          <table:table-cell office:value-type="float" office:value="-0.348677" calcext:value-type="float">
            <text:p>-0.34867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0.975036" calcext:value-type="float">
            <text:p>-0.975036</text:p>
          </table:table-cell>
          <table:table-cell office:value-type="float" office:value="-8.15364" calcext:value-type="float">
            <text:p>-8.1536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3864" calcext:value-type="float">
            <text:p>9.3864</text:p>
          </table:table-cell>
          <table:table-cell office:value-type="float" office:value="0.266181" calcext:value-type="float">
            <text:p>0.26618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4.55381" calcext:value-type="float">
            <text:p>-4.55381</text:p>
          </table:table-cell>
          <table:table-cell office:value-type="float" office:value="10.342" calcext:value-type="float">
            <text:p>10.34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8.90807" calcext:value-type="float">
            <text:p>-8.90807</text:p>
          </table:table-cell>
          <table:table-cell office:value-type="float" office:value="-9.98716" calcext:value-type="float">
            <text:p>-9.98716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6.2128" calcext:value-type="float">
            <text:p>6.2128</text:p>
          </table:table-cell>
          <table:table-cell office:value-type="float" office:value="7.3166" calcext:value-type="float">
            <text:p>7.3166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10.1054" calcext:value-type="float">
            <text:p>-10.1054</text:p>
          </table:table-cell>
          <table:table-cell office:value-type="float" office:value="9.66675" calcext:value-type="float">
            <text:p>9.666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4242" calcext:value-type="float">
            <text:p>1.4242</text:p>
          </table:table-cell>
          <table:table-cell office:value-type="float" office:value="9.47187" calcext:value-type="float">
            <text:p>9.4718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82743" calcext:value-type="float">
            <text:p>4.82743</text:p>
          </table:table-cell>
          <table:table-cell office:value-type="float" office:value="4.03501" calcext:value-type="float">
            <text:p>4.0350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50688" calcext:value-type="float">
            <text:p>-2.50688</text:p>
          </table:table-cell>
          <table:table-cell office:value-type="float" office:value="-6.23154" calcext:value-type="float">
            <text:p>-6.2315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80185" calcext:value-type="float">
            <text:p>6.80185</text:p>
          </table:table-cell>
          <table:table-cell office:value-type="float" office:value="-7.34539" calcext:value-type="float">
            <text:p>-7.3453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5524" calcext:value-type="float">
            <text:p>1.5524</text:p>
          </table:table-cell>
          <table:table-cell office:value-type="float" office:value="6.4371" calcext:value-type="float">
            <text:p>6.437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3671" calcext:value-type="float">
            <text:p>4.3671</text:p>
          </table:table-cell>
          <table:table-cell office:value-type="float" office:value="-4.55868" calcext:value-type="float">
            <text:p>-4.558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40732" calcext:value-type="float">
            <text:p>-8.40732</text:p>
          </table:table-cell>
          <table:table-cell office:value-type="float" office:value="-2.7209" calcext:value-type="float">
            <text:p>-2.72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66479" calcext:value-type="float">
            <text:p>-6.66479</text:p>
          </table:table-cell>
          <table:table-cell office:value-type="float" office:value="-8.59582" calcext:value-type="float">
            <text:p>-8.595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19009" calcext:value-type="float">
            <text:p>4.19009</text:p>
          </table:table-cell>
          <table:table-cell office:value-type="float" office:value="-2.22965" calcext:value-type="float">
            <text:p>-2.229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51644" calcext:value-type="float">
            <text:p>8.51644</text:p>
          </table:table-cell>
          <table:table-cell office:value-type="float" office:value="3.1653" calcext:value-type="float">
            <text:p>3.165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8.14916" calcext:value-type="float">
            <text:p>-8.14916</text:p>
          </table:table-cell>
          <table:table-cell office:value-type="float" office:value="3.35243" calcext:value-type="float">
            <text:p>3.3524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.71495" calcext:value-type="float">
            <text:p>-1.71495</text:p>
          </table:table-cell>
          <table:table-cell office:value-type="float" office:value="-0.286824" calcext:value-type="float">
            <text:p>-0.28682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0.909781" calcext:value-type="float">
            <text:p>-0.909781</text:p>
          </table:table-cell>
          <table:table-cell office:value-type="float" office:value="-8.51976" calcext:value-type="float">
            <text:p>-8.5197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24573" calcext:value-type="float">
            <text:p>9.24573</text:p>
          </table:table-cell>
          <table:table-cell office:value-type="float" office:value="0.231825" calcext:value-type="float">
            <text:p>0.2318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5.07412" calcext:value-type="float">
            <text:p>-5.07412</text:p>
          </table:table-cell>
          <table:table-cell office:value-type="float" office:value="10.1523" calcext:value-type="float">
            <text:p>10.15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8.34454" calcext:value-type="float">
            <text:p>-8.34454</text:p>
          </table:table-cell>
          <table:table-cell office:value-type="float" office:value="-10.9933" calcext:value-type="float">
            <text:p>-10.9933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.03729" calcext:value-type="float">
            <text:p>7.03729</text:p>
          </table:table-cell>
          <table:table-cell office:value-type="float" office:value="7.39413" calcext:value-type="float">
            <text:p>7.39413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10.014" calcext:value-type="float">
            <text:p>-10.014</text:p>
          </table:table-cell>
          <table:table-cell office:value-type="float" office:value="10.0023" calcext:value-type="float">
            <text:p>10.002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85309" calcext:value-type="float">
            <text:p>1.85309</text:p>
          </table:table-cell>
          <table:table-cell office:value-type="float" office:value="9.18576" calcext:value-type="float">
            <text:p>9.1857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14778" calcext:value-type="float">
            <text:p>5.14778</text:p>
          </table:table-cell>
          <table:table-cell office:value-type="float" office:value="4.0724" calcext:value-type="float">
            <text:p>4.072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0.38628" calcext:value-type="float">
            <text:p>-0.38628</text:p>
          </table:table-cell>
          <table:table-cell office:value-type="float" office:value="-6.2434" calcext:value-type="float">
            <text:p>-6.243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.13452" calcext:value-type="float">
            <text:p>7.13452</text:p>
          </table:table-cell>
          <table:table-cell office:value-type="float" office:value="-7.11443" calcext:value-type="float">
            <text:p>-7.1144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48754" calcext:value-type="float">
            <text:p>1.48754</text:p>
          </table:table-cell>
          <table:table-cell office:value-type="float" office:value="6.14327" calcext:value-type="float">
            <text:p>6.143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.12661" calcext:value-type="float">
            <text:p>5.12661</text:p>
          </table:table-cell>
          <table:table-cell office:value-type="float" office:value="-3.99268" calcext:value-type="float">
            <text:p>-3.992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50774" calcext:value-type="float">
            <text:p>-9.50774</text:p>
          </table:table-cell>
          <table:table-cell office:value-type="float" office:value="-4.42073" calcext:value-type="float">
            <text:p>-4.420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30485" calcext:value-type="float">
            <text:p>-6.30485</text:p>
          </table:table-cell>
          <table:table-cell office:value-type="float" office:value="-8.22961" calcext:value-type="float">
            <text:p>-8.229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50119" calcext:value-type="float">
            <text:p>4.50119</text:p>
          </table:table-cell>
          <table:table-cell office:value-type="float" office:value="-2.49857" calcext:value-type="float">
            <text:p>-2.498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90466" calcext:value-type="float">
            <text:p>8.90466</text:p>
          </table:table-cell>
          <table:table-cell office:value-type="float" office:value="3.71603" calcext:value-type="float">
            <text:p>3.7160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8.3133" calcext:value-type="float">
            <text:p>-8.3133</text:p>
          </table:table-cell>
          <table:table-cell office:value-type="float" office:value="4.15217" calcext:value-type="float">
            <text:p>4.1521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.40052" calcext:value-type="float">
            <text:p>-1.40052</text:p>
          </table:table-cell>
          <table:table-cell office:value-type="float" office:value="-0.833941" calcext:value-type="float">
            <text:p>-0.83394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05255" calcext:value-type="float">
            <text:p>-1.05255</text:p>
          </table:table-cell>
          <table:table-cell office:value-type="float" office:value="-9.20696" calcext:value-type="float">
            <text:p>-9.2069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.43978" calcext:value-type="float">
            <text:p>7.43978</text:p>
          </table:table-cell>
          <table:table-cell office:value-type="float" office:value="1.9656" calcext:value-type="float">
            <text:p>1.96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5.58087" calcext:value-type="float">
            <text:p>-5.58087</text:p>
          </table:table-cell>
          <table:table-cell office:value-type="float" office:value="10.3098" calcext:value-type="float">
            <text:p>10.309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7.50581" calcext:value-type="float">
            <text:p>-7.50581</text:p>
          </table:table-cell>
          <table:table-cell office:value-type="float" office:value="-12.8817" calcext:value-type="float">
            <text:p>-12.8817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8.87743" calcext:value-type="float">
            <text:p>8.87743</text:p>
          </table:table-cell>
          <table:table-cell office:value-type="float" office:value="7.54192" calcext:value-type="float">
            <text:p>7.54192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10.0543" calcext:value-type="float">
            <text:p>-10.0543</text:p>
          </table:table-cell>
          <table:table-cell office:value-type="float" office:value="11.7045" calcext:value-type="float">
            <text:p>11.704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31137" calcext:value-type="float">
            <text:p>1.31137</text:p>
          </table:table-cell>
          <table:table-cell office:value-type="float" office:value="8.11129" calcext:value-type="float">
            <text:p>8.1112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21063" calcext:value-type="float">
            <text:p>5.21063</text:p>
          </table:table-cell>
          <table:table-cell office:value-type="float" office:value="4.16119" calcext:value-type="float">
            <text:p>4.161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90406" calcext:value-type="float">
            <text:p>-1.90406</text:p>
          </table:table-cell>
          <table:table-cell office:value-type="float" office:value="-5.73656" calcext:value-type="float">
            <text:p>-5.7365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62986" calcext:value-type="float">
            <text:p>6.62986</text:p>
          </table:table-cell>
          <table:table-cell office:value-type="float" office:value="-7.80538" calcext:value-type="float">
            <text:p>-7.8053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806257" calcext:value-type="float">
            <text:p>0.806257</text:p>
          </table:table-cell>
          <table:table-cell office:value-type="float" office:value="6.09547" calcext:value-type="float">
            <text:p>6.0954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52957" calcext:value-type="float">
            <text:p>4.52957</text:p>
          </table:table-cell>
          <table:table-cell office:value-type="float" office:value="-4.67212" calcext:value-type="float">
            <text:p>-4.672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78031" calcext:value-type="float">
            <text:p>-8.78031</text:p>
          </table:table-cell>
          <table:table-cell office:value-type="float" office:value="-4.7516" calcext:value-type="float">
            <text:p>-4.75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29052" calcext:value-type="float">
            <text:p>-6.29052</text:p>
          </table:table-cell>
          <table:table-cell office:value-type="float" office:value="-9.50734" calcext:value-type="float">
            <text:p>-9.507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38091" calcext:value-type="float">
            <text:p>5.38091</text:p>
          </table:table-cell>
          <table:table-cell office:value-type="float" office:value="-2.32007" calcext:value-type="float">
            <text:p>-2.320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.90205" calcext:value-type="float">
            <text:p>9.90205</text:p>
          </table:table-cell>
          <table:table-cell office:value-type="float" office:value="3.35437" calcext:value-type="float">
            <text:p>3.3543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6.7897" calcext:value-type="float">
            <text:p>-6.7897</text:p>
          </table:table-cell>
          <table:table-cell office:value-type="float" office:value="1.7439" calcext:value-type="float">
            <text:p>1.743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3.1745" calcext:value-type="float">
            <text:p>-3.1745</text:p>
          </table:table-cell>
          <table:table-cell office:value-type="float" office:value="-0.166301" calcext:value-type="float">
            <text:p>-0.16630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2.29541" calcext:value-type="float">
            <text:p>-2.29541</text:p>
          </table:table-cell>
          <table:table-cell office:value-type="float" office:value="-9.52114" calcext:value-type="float">
            <text:p>-9.521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17208" calcext:value-type="float">
            <text:p>9.17208</text:p>
          </table:table-cell>
          <table:table-cell office:value-type="float" office:value="0.429816" calcext:value-type="float">
            <text:p>0.4298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.89432" calcext:value-type="float">
            <text:p>-2.89432</text:p>
          </table:table-cell>
          <table:table-cell office:value-type="float" office:value="9.41203" calcext:value-type="float">
            <text:p>9.4120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8.79355" calcext:value-type="float">
            <text:p>-8.79355</text:p>
          </table:table-cell>
          <table:table-cell office:value-type="float" office:value="-10.1933" calcext:value-type="float">
            <text:p>-10.1933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8.92261" calcext:value-type="float">
            <text:p>8.92261</text:p>
          </table:table-cell>
          <table:table-cell office:value-type="float" office:value="7.50937" calcext:value-type="float">
            <text:p>7.50937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90333" calcext:value-type="float">
            <text:p>-9.90333</text:p>
          </table:table-cell>
          <table:table-cell office:value-type="float" office:value="9.11845" calcext:value-type="float">
            <text:p>9.1184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74979" calcext:value-type="float">
            <text:p>1.74979</text:p>
          </table:table-cell>
          <table:table-cell office:value-type="float" office:value="8.54895" calcext:value-type="float">
            <text:p>8.5489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04675" calcext:value-type="float">
            <text:p>5.04675</text:p>
          </table:table-cell>
          <table:table-cell office:value-type="float" office:value="3.75409" calcext:value-type="float">
            <text:p>3.7540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0.229229" calcext:value-type="float">
            <text:p>-0.229229</text:p>
          </table:table-cell>
          <table:table-cell office:value-type="float" office:value="-5.09853" calcext:value-type="float">
            <text:p>-5.0985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19706" calcext:value-type="float">
            <text:p>6.19706</text:p>
          </table:table-cell>
          <table:table-cell office:value-type="float" office:value="-7.79396" calcext:value-type="float">
            <text:p>-7.7939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09456" calcext:value-type="float">
            <text:p>2.09456</text:p>
          </table:table-cell>
          <table:table-cell office:value-type="float" office:value="5.82528" calcext:value-type="float">
            <text:p>5.8252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16459" calcext:value-type="float">
            <text:p>4.16459</text:p>
          </table:table-cell>
          <table:table-cell office:value-type="float" office:value="-4.93755" calcext:value-type="float">
            <text:p>-4.937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81461" calcext:value-type="float">
            <text:p>-8.81461</text:p>
          </table:table-cell>
          <table:table-cell office:value-type="float" office:value="-3.32169" calcext:value-type="float">
            <text:p>-3.321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69189" calcext:value-type="float">
            <text:p>-6.69189</text:p>
          </table:table-cell>
          <table:table-cell office:value-type="float" office:value="-6.90399" calcext:value-type="float">
            <text:p>-6.903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45503" calcext:value-type="float">
            <text:p>4.45503</text:p>
          </table:table-cell>
          <table:table-cell office:value-type="float" office:value="-2.58253" calcext:value-type="float">
            <text:p>-2.582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84212" calcext:value-type="float">
            <text:p>8.84212</text:p>
          </table:table-cell>
          <table:table-cell office:value-type="float" office:value="3.5572" calcext:value-type="float">
            <text:p>3.557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9.12521" calcext:value-type="float">
            <text:p>-9.12521</text:p>
          </table:table-cell>
          <table:table-cell office:value-type="float" office:value="4.86847" calcext:value-type="float">
            <text:p>4.8684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.62818" calcext:value-type="float">
            <text:p>-1.62818</text:p>
          </table:table-cell>
          <table:table-cell office:value-type="float" office:value="-1.74677" calcext:value-type="float">
            <text:p>-1.7467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13094" calcext:value-type="float">
            <text:p>-1.13094</text:p>
          </table:table-cell>
          <table:table-cell office:value-type="float" office:value="-8.63584" calcext:value-type="float">
            <text:p>-8.6358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66409" calcext:value-type="float">
            <text:p>8.66409</text:p>
          </table:table-cell>
          <table:table-cell office:value-type="float" office:value="0.593978" calcext:value-type="float">
            <text:p>0.59397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.62348" calcext:value-type="float">
            <text:p>-2.62348</text:p>
          </table:table-cell>
          <table:table-cell office:value-type="float" office:value="9.24089" calcext:value-type="float">
            <text:p>9.2408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39071" calcext:value-type="float">
            <text:p>-9.39071</text:p>
          </table:table-cell>
          <table:table-cell office:value-type="float" office:value="-9.89001" calcext:value-type="float">
            <text:p>-9.89001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8.10328" calcext:value-type="float">
            <text:p>8.10328</text:p>
          </table:table-cell>
          <table:table-cell office:value-type="float" office:value="7.18592" calcext:value-type="float">
            <text:p>7.18592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88979" calcext:value-type="float">
            <text:p>-9.88979</text:p>
          </table:table-cell>
          <table:table-cell office:value-type="float" office:value="11.0179" calcext:value-type="float">
            <text:p>11.017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.75019" calcext:value-type="float">
            <text:p>3.75019</text:p>
          </table:table-cell>
          <table:table-cell office:value-type="float" office:value="9.136" calcext:value-type="float">
            <text:p>9.13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93281" calcext:value-type="float">
            <text:p>4.93281</text:p>
          </table:table-cell>
          <table:table-cell office:value-type="float" office:value="3.86356" calcext:value-type="float">
            <text:p>3.8635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80637" calcext:value-type="float">
            <text:p>-1.80637</text:p>
          </table:table-cell>
          <table:table-cell office:value-type="float" office:value="-5.46826" calcext:value-type="float">
            <text:p>-5.4682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88684" calcext:value-type="float">
            <text:p>6.88684</text:p>
          </table:table-cell>
          <table:table-cell office:value-type="float" office:value="-7.67567" calcext:value-type="float">
            <text:p>-7.6756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83848" calcext:value-type="float">
            <text:p>0.983848</text:p>
          </table:table-cell>
          <table:table-cell office:value-type="float" office:value="6.15062" calcext:value-type="float">
            <text:p>6.1506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21591" calcext:value-type="float">
            <text:p>4.21591</text:p>
          </table:table-cell>
          <table:table-cell office:value-type="float" office:value="-4.93404" calcext:value-type="float">
            <text:p>-4.934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97416" calcext:value-type="float">
            <text:p>-8.97416</text:p>
          </table:table-cell>
          <table:table-cell office:value-type="float" office:value="-4.91024" calcext:value-type="float">
            <text:p>-4.910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7.06423" calcext:value-type="float">
            <text:p>-7.06423</text:p>
          </table:table-cell>
          <table:table-cell office:value-type="float" office:value="-8.79051" calcext:value-type="float">
            <text:p>-8.790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98157" calcext:value-type="float">
            <text:p>4.98157</text:p>
          </table:table-cell>
          <table:table-cell office:value-type="float" office:value="-1.14835" calcext:value-type="float">
            <text:p>-1.148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.464" calcext:value-type="float">
            <text:p>10.464</text:p>
          </table:table-cell>
          <table:table-cell office:value-type="float" office:value="3.06891" calcext:value-type="float">
            <text:p>3.0689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9.18262" calcext:value-type="float">
            <text:p>-9.18262</text:p>
          </table:table-cell>
          <table:table-cell office:value-type="float" office:value="5.86126" calcext:value-type="float">
            <text:p>5.861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3.49619" calcext:value-type="float">
            <text:p>-3.49619</text:p>
          </table:table-cell>
          <table:table-cell office:value-type="float" office:value="0.285391" calcext:value-type="float">
            <text:p>0.28539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77771" calcext:value-type="float">
            <text:p>-1.77771</text:p>
          </table:table-cell>
          <table:table-cell office:value-type="float" office:value="-9.40516" calcext:value-type="float">
            <text:p>-9.405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01317" calcext:value-type="float">
            <text:p>9.01317</text:p>
          </table:table-cell>
          <table:table-cell office:value-type="float" office:value="1.22766" calcext:value-type="float">
            <text:p>1.2276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.84305" calcext:value-type="float">
            <text:p>-3.84305</text:p>
          </table:table-cell>
          <table:table-cell office:value-type="float" office:value="10.4156" calcext:value-type="float">
            <text:p>10.415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83079" calcext:value-type="float">
            <text:p>-9.83079</text:p>
          </table:table-cell>
          <table:table-cell office:value-type="float" office:value="-8.91405" calcext:value-type="float">
            <text:p>-8.9140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8.93269" calcext:value-type="float">
            <text:p>8.93269</text:p>
          </table:table-cell>
          <table:table-cell office:value-type="float" office:value="7.40634" calcext:value-type="float">
            <text:p>7.40634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89697" calcext:value-type="float">
            <text:p>-9.89697</text:p>
          </table:table-cell>
          <table:table-cell office:value-type="float" office:value="11.7967" calcext:value-type="float">
            <text:p>11.796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21429" calcext:value-type="float">
            <text:p>1.21429</text:p>
          </table:table-cell>
          <table:table-cell office:value-type="float" office:value="8.89115" calcext:value-type="float">
            <text:p>8.891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20895" calcext:value-type="float">
            <text:p>5.20895</text:p>
          </table:table-cell>
          <table:table-cell office:value-type="float" office:value="4.34082" calcext:value-type="float">
            <text:p>4.3408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81867" calcext:value-type="float">
            <text:p>-2.81867</text:p>
          </table:table-cell>
          <table:table-cell office:value-type="float" office:value="-6.52178" calcext:value-type="float">
            <text:p>-6.5217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57382" calcext:value-type="float">
            <text:p>6.57382</text:p>
          </table:table-cell>
          <table:table-cell office:value-type="float" office:value="-7.43799" calcext:value-type="float">
            <text:p>-7.4379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17424" calcext:value-type="float">
            <text:p>2.17424</text:p>
          </table:table-cell>
          <table:table-cell office:value-type="float" office:value="5.9182" calcext:value-type="float">
            <text:p>5.918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.90978" calcext:value-type="float">
            <text:p>3.90978</text:p>
          </table:table-cell>
          <table:table-cell office:value-type="float" office:value="-4.86737" calcext:value-type="float">
            <text:p>-4.867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31334" calcext:value-type="float">
            <text:p>-9.31334</text:p>
          </table:table-cell>
          <table:table-cell office:value-type="float" office:value="-3.81161" calcext:value-type="float">
            <text:p>-3.811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77855" calcext:value-type="float">
            <text:p>-6.77855</text:p>
          </table:table-cell>
          <table:table-cell office:value-type="float" office:value="-7.26407" calcext:value-type="float">
            <text:p>-7.26407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9.60006" calcext:value-type="float">
            <text:p>9.60006</text:p>
          </table:table-cell>
          <table:table-cell office:value-type="float" office:value="3.46741" calcext:value-type="float">
            <text:p>3.4674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9.09466" calcext:value-type="float">
            <text:p>-9.09466</text:p>
          </table:table-cell>
          <table:table-cell office:value-type="float" office:value="3.82344" calcext:value-type="float">
            <text:p>3.8234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73153" calcext:value-type="float">
            <text:p>0.473153</text:p>
          </table:table-cell>
          <table:table-cell office:value-type="float" office:value="-1.77845" calcext:value-type="float">
            <text:p>-1.778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52799" calcext:value-type="float">
            <text:p>-1.52799</text:p>
          </table:table-cell>
          <table:table-cell office:value-type="float" office:value="-8.30813" calcext:value-type="float">
            <text:p>-8.3081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87184" calcext:value-type="float">
            <text:p>9.87184</text:p>
          </table:table-cell>
          <table:table-cell office:value-type="float" office:value="-0.0160768" calcext:value-type="float">
            <text:p>-0.016076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.86021" calcext:value-type="float">
            <text:p>-2.86021</text:p>
          </table:table-cell>
          <table:table-cell office:value-type="float" office:value="9.88517" calcext:value-type="float">
            <text:p>9.8851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32899" calcext:value-type="float">
            <text:p>-9.32899</text:p>
          </table:table-cell>
          <table:table-cell office:value-type="float" office:value="-10.3552" calcext:value-type="float">
            <text:p>-10.3552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.0928" calcext:value-type="float">
            <text:p>7.0928</text:p>
          </table:table-cell>
          <table:table-cell office:value-type="float" office:value="7.40978" calcext:value-type="float">
            <text:p>7.40978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10.007" calcext:value-type="float">
            <text:p>-10.007</text:p>
          </table:table-cell>
          <table:table-cell office:value-type="float" office:value="9.40009" calcext:value-type="float">
            <text:p>9.4000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87832" calcext:value-type="float">
            <text:p>1.87832</text:p>
          </table:table-cell>
          <table:table-cell office:value-type="float" office:value="8.86211" calcext:value-type="float">
            <text:p>8.8621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52841" calcext:value-type="float">
            <text:p>5.52841</text:p>
          </table:table-cell>
          <table:table-cell office:value-type="float" office:value="4.0134" calcext:value-type="float">
            <text:p>4.013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3.6459" calcext:value-type="float">
            <text:p>-3.6459</text:p>
          </table:table-cell>
          <table:table-cell office:value-type="float" office:value="-6.7423" calcext:value-type="float">
            <text:p>-6.742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.07595" calcext:value-type="float">
            <text:p>7.07595</text:p>
          </table:table-cell>
          <table:table-cell office:value-type="float" office:value="-7.75588" calcext:value-type="float">
            <text:p>-7.7558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46729" calcext:value-type="float">
            <text:p>1.46729</text:p>
          </table:table-cell>
          <table:table-cell office:value-type="float" office:value="6.25549" calcext:value-type="float">
            <text:p>6.2554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53922" calcext:value-type="float">
            <text:p>4.53922</text:p>
          </table:table-cell>
          <table:table-cell office:value-type="float" office:value="-4.19915" calcext:value-type="float">
            <text:p>-4.199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74045" calcext:value-type="float">
            <text:p>-8.74045</text:p>
          </table:table-cell>
          <table:table-cell office:value-type="float" office:value="-4.7963" calcext:value-type="float">
            <text:p>-4.79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26719" calcext:value-type="float">
            <text:p>-6.26719</text:p>
          </table:table-cell>
          <table:table-cell office:value-type="float" office:value="-6.45568" calcext:value-type="float">
            <text:p>-6.45568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.72548" calcext:value-type="float">
            <text:p>8.72548</text:p>
          </table:table-cell>
          <table:table-cell office:value-type="float" office:value="3.45782" calcext:value-type="float">
            <text:p>3.457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7.87778" calcext:value-type="float">
            <text:p>-7.87778</text:p>
          </table:table-cell>
          <table:table-cell office:value-type="float" office:value="1.70111" calcext:value-type="float">
            <text:p>1.701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3.11019" calcext:value-type="float">
            <text:p>-3.11019</text:p>
          </table:table-cell>
          <table:table-cell office:value-type="float" office:value="-0.98934" calcext:value-type="float">
            <text:p>-0.9893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0.707723" calcext:value-type="float">
            <text:p>-0.707723</text:p>
          </table:table-cell>
          <table:table-cell office:value-type="float" office:value="-8.25408" calcext:value-type="float">
            <text:p>-8.2540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.84993" calcext:value-type="float">
            <text:p>7.84993</text:p>
          </table:table-cell>
          <table:table-cell office:value-type="float" office:value="0.170922" calcext:value-type="float">
            <text:p>0.17092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4.39939" calcext:value-type="float">
            <text:p>-4.39939</text:p>
          </table:table-cell>
          <table:table-cell office:value-type="float" office:value="11.0475" calcext:value-type="float">
            <text:p>11.047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49235" calcext:value-type="float">
            <text:p>-9.49235</text:p>
          </table:table-cell>
          <table:table-cell office:value-type="float" office:value="-10.559" calcext:value-type="float">
            <text:p>-10.559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.9157" calcext:value-type="float">
            <text:p>7.9157</text:p>
          </table:table-cell>
          <table:table-cell office:value-type="float" office:value="7.3177" calcext:value-type="float">
            <text:p>7.3177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89506" calcext:value-type="float">
            <text:p>-9.89506</text:p>
          </table:table-cell>
          <table:table-cell office:value-type="float" office:value="10.8725" calcext:value-type="float">
            <text:p>10.872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69954" calcext:value-type="float">
            <text:p>1.69954</text:p>
          </table:table-cell>
          <table:table-cell office:value-type="float" office:value="9.63757" calcext:value-type="float">
            <text:p>9.6375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20206" calcext:value-type="float">
            <text:p>5.20206</text:p>
          </table:table-cell>
          <table:table-cell office:value-type="float" office:value="3.27176" calcext:value-type="float">
            <text:p>3.2717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58437" calcext:value-type="float">
            <text:p>-2.58437</text:p>
          </table:table-cell>
          <table:table-cell office:value-type="float" office:value="-6.63758" calcext:value-type="float">
            <text:p>-6.6375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.29622" calcext:value-type="float">
            <text:p>7.29622</text:p>
          </table:table-cell>
          <table:table-cell office:value-type="float" office:value="-7.4474" calcext:value-type="float">
            <text:p>-7.447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39397" calcext:value-type="float">
            <text:p>1.39397</text:p>
          </table:table-cell>
          <table:table-cell office:value-type="float" office:value="6.41572" calcext:value-type="float">
            <text:p>6.4157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81051" calcext:value-type="float">
            <text:p>4.81051</text:p>
          </table:table-cell>
          <table:table-cell office:value-type="float" office:value="-4.34856" calcext:value-type="float">
            <text:p>-4.34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95166" calcext:value-type="float">
            <text:p>-7.95166</text:p>
          </table:table-cell>
          <table:table-cell office:value-type="float" office:value="-3.80814" calcext:value-type="float">
            <text:p>-3.808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3685" calcext:value-type="float">
            <text:p>-6.3685</text:p>
          </table:table-cell>
          <table:table-cell office:value-type="float" office:value="-7.54308" calcext:value-type="float">
            <text:p>-7.54308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9.50517" calcext:value-type="float">
            <text:p>9.50517</text:p>
          </table:table-cell>
          <table:table-cell office:value-type="float" office:value="3.65738" calcext:value-type="float">
            <text:p>3.6573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6.72238" calcext:value-type="float">
            <text:p>-6.72238</text:p>
          </table:table-cell>
          <table:table-cell office:value-type="float" office:value="3.54405" calcext:value-type="float">
            <text:p>3.544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0.979262" calcext:value-type="float">
            <text:p>-0.979262</text:p>
          </table:table-cell>
          <table:table-cell office:value-type="float" office:value="-0.810585" calcext:value-type="float">
            <text:p>-0.8105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23844" calcext:value-type="float">
            <text:p>-1.23844</text:p>
          </table:table-cell>
          <table:table-cell office:value-type="float" office:value="-8.76407" calcext:value-type="float">
            <text:p>-8.7640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.97259" calcext:value-type="float">
            <text:p>7.97259</text:p>
          </table:table-cell>
          <table:table-cell office:value-type="float" office:value="-0.231096" calcext:value-type="float">
            <text:p>-0.23109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.70705" calcext:value-type="float">
            <text:p>-2.70705</text:p>
          </table:table-cell>
          <table:table-cell office:value-type="float" office:value="8.618" calcext:value-type="float">
            <text:p>8.61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44714" calcext:value-type="float">
            <text:p>-9.44714</text:p>
          </table:table-cell>
          <table:table-cell office:value-type="float" office:value="-10.5696" calcext:value-type="float">
            <text:p>-10.5696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8.96879" calcext:value-type="float">
            <text:p>8.96879</text:p>
          </table:table-cell>
          <table:table-cell office:value-type="float" office:value="7.24193" calcext:value-type="float">
            <text:p>7.24193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10.0489" calcext:value-type="float">
            <text:p>-10.0489</text:p>
          </table:table-cell>
          <table:table-cell office:value-type="float" office:value="9.57547" calcext:value-type="float">
            <text:p>9.5754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805661" calcext:value-type="float">
            <text:p>0.805661</text:p>
          </table:table-cell>
          <table:table-cell office:value-type="float" office:value="9.9933" calcext:value-type="float">
            <text:p>9.993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21788" calcext:value-type="float">
            <text:p>5.21788</text:p>
          </table:table-cell>
          <table:table-cell office:value-type="float" office:value="3.7221" calcext:value-type="float">
            <text:p>3.722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13262" calcext:value-type="float">
            <text:p>-1.13262</text:p>
          </table:table-cell>
          <table:table-cell office:value-type="float" office:value="-5.94161" calcext:value-type="float">
            <text:p>-5.9416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58633" calcext:value-type="float">
            <text:p>6.58633</text:p>
          </table:table-cell>
          <table:table-cell office:value-type="float" office:value="-7.71566" calcext:value-type="float">
            <text:p>-7.7156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97542" calcext:value-type="float">
            <text:p>1.97542</text:p>
          </table:table-cell>
          <table:table-cell office:value-type="float" office:value="5.90716" calcext:value-type="float">
            <text:p>5.9071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37165" calcext:value-type="float">
            <text:p>4.37165</text:p>
          </table:table-cell>
          <table:table-cell office:value-type="float" office:value="-4.47554" calcext:value-type="float">
            <text:p>-4.475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.0591" calcext:value-type="float">
            <text:p>-10.0591</text:p>
          </table:table-cell>
          <table:table-cell office:value-type="float" office:value="-4.7811" calcext:value-type="float">
            <text:p>-4.78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45682" calcext:value-type="float">
            <text:p>-6.45682</text:p>
          </table:table-cell>
          <table:table-cell office:value-type="float" office:value="-8.1298" calcext:value-type="float">
            <text:p>-8.1298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9.23496" calcext:value-type="float">
            <text:p>9.23496</text:p>
          </table:table-cell>
          <table:table-cell office:value-type="float" office:value="3.21038" calcext:value-type="float">
            <text:p>3.2103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7.6279" calcext:value-type="float">
            <text:p>-7.6279</text:p>
          </table:table-cell>
          <table:table-cell office:value-type="float" office:value="6.55568" calcext:value-type="float">
            <text:p>6.5556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0.77074" calcext:value-type="float">
            <text:p>-0.77074</text:p>
          </table:table-cell>
          <table:table-cell office:value-type="float" office:value="-0.468302" calcext:value-type="float">
            <text:p>-0.46830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.49515" calcext:value-type="float">
            <text:p>-1.49515</text:p>
          </table:table-cell>
          <table:table-cell office:value-type="float" office:value="-9.15106" calcext:value-type="float">
            <text:p>-9.1510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.86801" calcext:value-type="float">
            <text:p>6.86801</text:p>
          </table:table-cell>
          <table:table-cell office:value-type="float" office:value="0.565728" calcext:value-type="float">
            <text:p>0.56572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4.87405" calcext:value-type="float">
            <text:p>-4.87405</text:p>
          </table:table-cell>
          <table:table-cell office:value-type="float" office:value="9.85614" calcext:value-type="float">
            <text:p>9.8561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0.7212" calcext:value-type="float">
            <text:p>-10.7212</text:p>
          </table:table-cell>
          <table:table-cell office:value-type="float" office:value="-9.39902" calcext:value-type="float">
            <text:p>-9.39902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6.54943" calcext:value-type="float">
            <text:p>6.54943</text:p>
          </table:table-cell>
          <table:table-cell office:value-type="float" office:value="7.42372" calcext:value-type="float">
            <text:p>7.42372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10.0714" calcext:value-type="float">
            <text:p>-10.0714</text:p>
          </table:table-cell>
          <table:table-cell office:value-type="float" office:value="10.4868" calcext:value-type="float">
            <text:p>10.486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41763" calcext:value-type="float">
            <text:p>0.941763</text:p>
          </table:table-cell>
          <table:table-cell office:value-type="float" office:value="8.81954" calcext:value-type="float">
            <text:p>8.8195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83958" calcext:value-type="float">
            <text:p>4.83958</text:p>
          </table:table-cell>
          <table:table-cell office:value-type="float" office:value="3.54403" calcext:value-type="float">
            <text:p>3.5440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4897" calcext:value-type="float">
            <text:p>-2.4897</text:p>
          </table:table-cell>
          <table:table-cell office:value-type="float" office:value="-5.83057" calcext:value-type="float">
            <text:p>-5.8305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.60282" calcext:value-type="float">
            <text:p>7.60282</text:p>
          </table:table-cell>
          <table:table-cell office:value-type="float" office:value="-7.0374" calcext:value-type="float">
            <text:p>-7.037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93214" calcext:value-type="float">
            <text:p>1.93214</text:p>
          </table:table-cell>
          <table:table-cell office:value-type="float" office:value="6.06129" calcext:value-type="float">
            <text:p>6.0612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.9652" calcext:value-type="float">
            <text:p>3.9652</text:p>
          </table:table-cell>
          <table:table-cell office:value-type="float" office:value="-4.95618" calcext:value-type="float">
            <text:p>-4.956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36515" calcext:value-type="float">
            <text:p>-8.36515</text:p>
          </table:table-cell>
          <table:table-cell office:value-type="float" office:value="-3.44231" calcext:value-type="float">
            <text:p>-3.442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.57927" calcext:value-type="float">
            <text:p>-5.57927</text:p>
          </table:table-cell>
          <table:table-cell office:value-type="float" office:value="-8.78315" calcext:value-type="float">
            <text:p>-8.7831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.9606" calcext:value-type="float">
            <text:p>8.9606</text:p>
          </table:table-cell>
          <table:table-cell office:value-type="float" office:value="3.92021" calcext:value-type="float">
            <text:p>3.920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8.98359" calcext:value-type="float">
            <text:p>-8.98359</text:p>
          </table:table-cell>
          <table:table-cell office:value-type="float" office:value="5.17447" calcext:value-type="float">
            <text:p>5.1744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.79476" calcext:value-type="float">
            <text:p>-1.79476</text:p>
          </table:table-cell>
          <table:table-cell office:value-type="float" office:value="-1.32991" calcext:value-type="float">
            <text:p>-1.3299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2.23431" calcext:value-type="float">
            <text:p>-2.23431</text:p>
          </table:table-cell>
          <table:table-cell office:value-type="float" office:value="-9.73188" calcext:value-type="float">
            <text:p>-9.7318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095" calcext:value-type="float">
            <text:p>9.095</text:p>
          </table:table-cell>
          <table:table-cell office:value-type="float" office:value="0.65934" calcext:value-type="float">
            <text:p>0.6593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.21871" calcext:value-type="float">
            <text:p>-3.21871</text:p>
          </table:table-cell>
          <table:table-cell office:value-type="float" office:value="9.59136" calcext:value-type="float">
            <text:p>9.5913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0.1017" calcext:value-type="float">
            <text:p>-10.1017</text:p>
          </table:table-cell>
          <table:table-cell office:value-type="float" office:value="-8.8135" calcext:value-type="float">
            <text:p>-8.813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8.72285" calcext:value-type="float">
            <text:p>8.72285</text:p>
          </table:table-cell>
          <table:table-cell office:value-type="float" office:value="7.41865" calcext:value-type="float">
            <text:p>7.41865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10.2103" calcext:value-type="float">
            <text:p>-10.2103</text:p>
          </table:table-cell>
          <table:table-cell office:value-type="float" office:value="10.8724" calcext:value-type="float">
            <text:p>10.872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46214" calcext:value-type="float">
            <text:p>1.46214</text:p>
          </table:table-cell>
          <table:table-cell office:value-type="float" office:value="8.41567" calcext:value-type="float">
            <text:p>8.4156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8388" calcext:value-type="float">
            <text:p>4.8388</text:p>
          </table:table-cell>
          <table:table-cell office:value-type="float" office:value="4.35572" calcext:value-type="float">
            <text:p>4.3557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3.68753" calcext:value-type="float">
            <text:p>-3.68753</text:p>
          </table:table-cell>
          <table:table-cell office:value-type="float" office:value="-6.48808" calcext:value-type="float">
            <text:p>-6.4880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70565" calcext:value-type="float">
            <text:p>6.70565</text:p>
          </table:table-cell>
          <table:table-cell office:value-type="float" office:value="-7.58675" calcext:value-type="float">
            <text:p>-7.5867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75635" calcext:value-type="float">
            <text:p>1.75635</text:p>
          </table:table-cell>
          <table:table-cell office:value-type="float" office:value="5.79842" calcext:value-type="float">
            <text:p>5.7984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.94471" calcext:value-type="float">
            <text:p>3.94471</text:p>
          </table:table-cell>
          <table:table-cell office:value-type="float" office:value="-4.73634" calcext:value-type="float">
            <text:p>-4.736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.99971" calcext:value-type="float">
            <text:p>-6.99971</text:p>
          </table:table-cell>
          <table:table-cell office:value-type="float" office:value="-2.68442" calcext:value-type="float">
            <text:p>-2.684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38342" calcext:value-type="float">
            <text:p>-6.38342</text:p>
          </table:table-cell>
          <table:table-cell office:value-type="float" office:value="-7.90653" calcext:value-type="float">
            <text:p>-7.9065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.41281" calcext:value-type="float">
            <text:p>8.41281</text:p>
          </table:table-cell>
          <table:table-cell office:value-type="float" office:value="3.42967" calcext:value-type="float">
            <text:p>3.429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7.4371" calcext:value-type="float">
            <text:p>-7.4371</text:p>
          </table:table-cell>
          <table:table-cell office:value-type="float" office:value="3.74627" calcext:value-type="float">
            <text:p>3.7462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.83215" calcext:value-type="float">
            <text:p>-1.83215</text:p>
          </table:table-cell>
          <table:table-cell office:value-type="float" office:value="-1.22086" calcext:value-type="float">
            <text:p>-1.2208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2.04917" calcext:value-type="float">
            <text:p>-2.04917</text:p>
          </table:table-cell>
          <table:table-cell office:value-type="float" office:value="-9.42849" calcext:value-type="float">
            <text:p>-9.428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88307" calcext:value-type="float">
            <text:p>9.88307</text:p>
          </table:table-cell>
          <table:table-cell office:value-type="float" office:value="0.887682" calcext:value-type="float">
            <text:p>0.88768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.92987" calcext:value-type="float">
            <text:p>-2.92987</text:p>
          </table:table-cell>
          <table:table-cell office:value-type="float" office:value="8.61481" calcext:value-type="float">
            <text:p>8.6148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7.8995" calcext:value-type="float">
            <text:p>-7.8995</text:p>
          </table:table-cell>
          <table:table-cell office:value-type="float" office:value="-10.58" calcext:value-type="float">
            <text:p>-10.58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.61219" calcext:value-type="float">
            <text:p>7.61219</text:p>
          </table:table-cell>
          <table:table-cell office:value-type="float" office:value="7.3452" calcext:value-type="float">
            <text:p>7.3452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95929" calcext:value-type="float">
            <text:p>-9.95929</text:p>
          </table:table-cell>
          <table:table-cell office:value-type="float" office:value="10.9649" calcext:value-type="float">
            <text:p>10.964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63809" calcext:value-type="float">
            <text:p>2.63809</text:p>
          </table:table-cell>
          <table:table-cell office:value-type="float" office:value="9.17195" calcext:value-type="float">
            <text:p>9.1719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9531" calcext:value-type="float">
            <text:p>4.79531</text:p>
          </table:table-cell>
          <table:table-cell office:value-type="float" office:value="4.01491" calcext:value-type="float">
            <text:p>4.0149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4.06823" calcext:value-type="float">
            <text:p>-4.06823</text:p>
          </table:table-cell>
          <table:table-cell office:value-type="float" office:value="-6.90804" calcext:value-type="float">
            <text:p>-6.9080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.85421" calcext:value-type="float">
            <text:p>5.85421</text:p>
          </table:table-cell>
          <table:table-cell office:value-type="float" office:value="-8.11553" calcext:value-type="float">
            <text:p>-8.1155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0415" calcext:value-type="float">
            <text:p>2.0415</text:p>
          </table:table-cell>
          <table:table-cell office:value-type="float" office:value="5.74437" calcext:value-type="float">
            <text:p>5.7443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08477" calcext:value-type="float">
            <text:p>4.08477</text:p>
          </table:table-cell>
          <table:table-cell office:value-type="float" office:value="-5.01821" calcext:value-type="float">
            <text:p>-5.018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65653" calcext:value-type="float">
            <text:p>-9.65653</text:p>
          </table:table-cell>
          <table:table-cell office:value-type="float" office:value="-5.11228" calcext:value-type="float">
            <text:p>-5.112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7.5873" calcext:value-type="float">
            <text:p>-7.5873</text:p>
          </table:table-cell>
          <table:table-cell office:value-type="float" office:value="-8.97679" calcext:value-type="float">
            <text:p>-8.9767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.1537" calcext:value-type="float">
            <text:p>8.1537</text:p>
          </table:table-cell>
          <table:table-cell office:value-type="float" office:value="3.02098" calcext:value-type="float">
            <text:p>3.020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7.14627" calcext:value-type="float">
            <text:p>-7.14627</text:p>
          </table:table-cell>
          <table:table-cell office:value-type="float" office:value="4.75971" calcext:value-type="float">
            <text:p>4.7597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.60082" calcext:value-type="float">
            <text:p>-1.60082</text:p>
          </table:table-cell>
          <table:table-cell office:value-type="float" office:value="-2.08295" calcext:value-type="float">
            <text:p>-2.0829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0.66496" calcext:value-type="float">
            <text:p>-0.66496</text:p>
          </table:table-cell>
          <table:table-cell office:value-type="float" office:value="-8.28299" calcext:value-type="float">
            <text:p>-8.2829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96153" calcext:value-type="float">
            <text:p>9.96153</text:p>
          </table:table-cell>
          <table:table-cell office:value-type="float" office:value="0.117234" calcext:value-type="float">
            <text:p>0.11723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.41485" calcext:value-type="float">
            <text:p>-2.41485</text:p>
          </table:table-cell>
          <table:table-cell office:value-type="float" office:value="9.8261" calcext:value-type="float">
            <text:p>9.826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8.4798" calcext:value-type="float">
            <text:p>-8.4798</text:p>
          </table:table-cell>
          <table:table-cell office:value-type="float" office:value="-10.9007" calcext:value-type="float">
            <text:p>-10.9007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.19552" calcext:value-type="float">
            <text:p>7.19552</text:p>
          </table:table-cell>
          <table:table-cell office:value-type="float" office:value="7.33993" calcext:value-type="float">
            <text:p>7.33993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90989" calcext:value-type="float">
            <text:p>-9.90989</text:p>
          </table:table-cell>
          <table:table-cell office:value-type="float" office:value="10.4467" calcext:value-type="float">
            <text:p>10.446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42571" calcext:value-type="float">
            <text:p>2.42571</text:p>
          </table:table-cell>
          <table:table-cell office:value-type="float" office:value="9.37515" calcext:value-type="float">
            <text:p>9.375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4296" calcext:value-type="float">
            <text:p>4.74296</text:p>
          </table:table-cell>
          <table:table-cell office:value-type="float" office:value="4.13031" calcext:value-type="float">
            <text:p>4.1303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3.34593" calcext:value-type="float">
            <text:p>-3.34593</text:p>
          </table:table-cell>
          <table:table-cell office:value-type="float" office:value="-5.9459" calcext:value-type="float">
            <text:p>-5.945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51835" calcext:value-type="float">
            <text:p>6.51835</text:p>
          </table:table-cell>
          <table:table-cell office:value-type="float" office:value="-7.98813" calcext:value-type="float">
            <text:p>-7.9881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79317" calcext:value-type="float">
            <text:p>0.79317</text:p>
          </table:table-cell>
          <table:table-cell office:value-type="float" office:value="5.80743" calcext:value-type="float">
            <text:p>5.8074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.51665" calcext:value-type="float">
            <text:p>3.51665</text:p>
          </table:table-cell>
          <table:table-cell office:value-type="float" office:value="-4.70155" calcext:value-type="float">
            <text:p>-4.701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66661" calcext:value-type="float">
            <text:p>-8.66661</text:p>
          </table:table-cell>
          <table:table-cell office:value-type="float" office:value="-3.68409" calcext:value-type="float">
            <text:p>-3.684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09126" calcext:value-type="float">
            <text:p>-6.09126</text:p>
          </table:table-cell>
          <table:table-cell office:value-type="float" office:value="-7.93066" calcext:value-type="float">
            <text:p>-7.9306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.81098" calcext:value-type="float">
            <text:p>8.81098</text:p>
          </table:table-cell>
          <table:table-cell office:value-type="float" office:value="4.32892" calcext:value-type="float">
            <text:p>4.3289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9.19037" calcext:value-type="float">
            <text:p>-9.19037</text:p>
          </table:table-cell>
          <table:table-cell office:value-type="float" office:value="6.52064" calcext:value-type="float">
            <text:p>6.52064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0.812448" calcext:value-type="float">
            <text:p>-0.812448</text:p>
          </table:table-cell>
          <table:table-cell office:value-type="float" office:value="-8.44872" calcext:value-type="float">
            <text:p>-8.4487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73679" calcext:value-type="float">
            <text:p>8.73679</text:p>
          </table:table-cell>
          <table:table-cell office:value-type="float" office:value="0.382056" calcext:value-type="float">
            <text:p>0.3820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.31845" calcext:value-type="float">
            <text:p>-1.31845</text:p>
          </table:table-cell>
          <table:table-cell office:value-type="float" office:value="9.89926" calcext:value-type="float">
            <text:p>9.8992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72554" calcext:value-type="float">
            <text:p>-9.72554</text:p>
          </table:table-cell>
          <table:table-cell office:value-type="float" office:value="-8.68108" calcext:value-type="float">
            <text:p>-8.68108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8.08203" calcext:value-type="float">
            <text:p>8.08203</text:p>
          </table:table-cell>
          <table:table-cell office:value-type="float" office:value="7.49374" calcext:value-type="float">
            <text:p>7.49374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10.0522" calcext:value-type="float">
            <text:p>-10.0522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23477" calcext:value-type="float">
            <text:p>2.23477</text:p>
          </table:table-cell>
          <table:table-cell office:value-type="float" office:value="8.58247" calcext:value-type="float">
            <text:p>8.5824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15326" calcext:value-type="float">
            <text:p>5.15326</text:p>
          </table:table-cell>
          <table:table-cell office:value-type="float" office:value="3.70068" calcext:value-type="float">
            <text:p>3.7006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06125" calcext:value-type="float">
            <text:p>-1.06125</text:p>
          </table:table-cell>
          <table:table-cell office:value-type="float" office:value="-5.38398" calcext:value-type="float">
            <text:p>-5.3839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.88159" calcext:value-type="float">
            <text:p>5.88159</text:p>
          </table:table-cell>
          <table:table-cell office:value-type="float" office:value="-7.54938" calcext:value-type="float">
            <text:p>-7.5493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60277" calcext:value-type="float">
            <text:p>1.60277</text:p>
          </table:table-cell>
          <table:table-cell office:value-type="float" office:value="6.14247" calcext:value-type="float">
            <text:p>6.1424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15472" calcext:value-type="float">
            <text:p>4.15472</text:p>
          </table:table-cell>
          <table:table-cell office:value-type="float" office:value="-4.16704" calcext:value-type="float">
            <text:p>-4.167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15935" calcext:value-type="float">
            <text:p>-8.15935</text:p>
          </table:table-cell>
          <table:table-cell office:value-type="float" office:value="-3.07882" calcext:value-type="float">
            <text:p>-3.078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61405" calcext:value-type="float">
            <text:p>-6.61405</text:p>
          </table:table-cell>
          <table:table-cell office:value-type="float" office:value="-8.05345" calcext:value-type="float">
            <text:p>-8.0534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7.92883" calcext:value-type="float">
            <text:p>7.92883</text:p>
          </table:table-cell>
          <table:table-cell office:value-type="float" office:value="3.33537" calcext:value-type="float">
            <text:p>3.3353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7.62386" calcext:value-type="float">
            <text:p>-7.62386</text:p>
          </table:table-cell>
          <table:table-cell office:value-type="float" office:value="2.7104" calcext:value-type="float">
            <text:p>2.7104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1.09186" calcext:value-type="float">
            <text:p>-1.09186</text:p>
          </table:table-cell>
          <table:table-cell office:value-type="float" office:value="-8.38498" calcext:value-type="float">
            <text:p>-8.384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01115" calcext:value-type="float">
            <text:p>8.01115</text:p>
          </table:table-cell>
          <table:table-cell office:value-type="float" office:value="-0.562474" calcext:value-type="float">
            <text:p>-0.56247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.27909" calcext:value-type="float">
            <text:p>-3.27909</text:p>
          </table:table-cell>
          <table:table-cell office:value-type="float" office:value="9.94728" calcext:value-type="float">
            <text:p>9.9472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0.0686" calcext:value-type="float">
            <text:p>-10.0686</text:p>
          </table:table-cell>
          <table:table-cell office:value-type="float" office:value="-9.87111" calcext:value-type="float">
            <text:p>-9.87111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.32388" calcext:value-type="float">
            <text:p>7.32388</text:p>
          </table:table-cell>
          <table:table-cell office:value-type="float" office:value="7.51898" calcext:value-type="float">
            <text:p>7.51898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79973" calcext:value-type="float">
            <text:p>-9.79973</text:p>
          </table:table-cell>
          <table:table-cell office:value-type="float" office:value="9.44168" calcext:value-type="float">
            <text:p>9.4416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781776" calcext:value-type="float">
            <text:p>0.781776</text:p>
          </table:table-cell>
          <table:table-cell office:value-type="float" office:value="9.08287" calcext:value-type="float">
            <text:p>9.0828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01094" calcext:value-type="float">
            <text:p>5.01094</text:p>
          </table:table-cell>
          <table:table-cell office:value-type="float" office:value="3.67173" calcext:value-type="float">
            <text:p>3.6717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44961" calcext:value-type="float">
            <text:p>-2.44961</text:p>
          </table:table-cell>
          <table:table-cell office:value-type="float" office:value="-7.40078" calcext:value-type="float">
            <text:p>-7.4007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00931" calcext:value-type="float">
            <text:p>6.00931</text:p>
          </table:table-cell>
          <table:table-cell office:value-type="float" office:value="-7.64013" calcext:value-type="float">
            <text:p>-7.6401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816004" calcext:value-type="float">
            <text:p>0.816004</text:p>
          </table:table-cell>
          <table:table-cell office:value-type="float" office:value="6.33276" calcext:value-type="float">
            <text:p>6.3327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63313" calcext:value-type="float">
            <text:p>4.63313</text:p>
          </table:table-cell>
          <table:table-cell office:value-type="float" office:value="-5.08744" calcext:value-type="float">
            <text:p>-5.087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99154" calcext:value-type="float">
            <text:p>-7.99154</text:p>
          </table:table-cell>
          <table:table-cell office:value-type="float" office:value="-1.51911" calcext:value-type="float">
            <text:p>-1.519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3274" calcext:value-type="float">
            <text:p>-6.3274</text:p>
          </table:table-cell>
          <table:table-cell office:value-type="float" office:value="-8.39552" calcext:value-type="float">
            <text:p>-8.3955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.6127" calcext:value-type="float">
            <text:p>8.6127</text:p>
          </table:table-cell>
          <table:table-cell office:value-type="float" office:value="3.02311" calcext:value-type="float">
            <text:p>3.023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7.87474" calcext:value-type="float">
            <text:p>-7.87474</text:p>
          </table:table-cell>
          <table:table-cell office:value-type="float" office:value="3.84308" calcext:value-type="float">
            <text:p>3.84308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1.26456" calcext:value-type="float">
            <text:p>-1.26456</text:p>
          </table:table-cell>
          <table:table-cell office:value-type="float" office:value="-9.47985" calcext:value-type="float">
            <text:p>-9.479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8003" calcext:value-type="float">
            <text:p>8.8003</text:p>
          </table:table-cell>
          <table:table-cell office:value-type="float" office:value="0.84659" calcext:value-type="float">
            <text:p>0.8465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.44885" calcext:value-type="float">
            <text:p>-2.44885</text:p>
          </table:table-cell>
          <table:table-cell office:value-type="float" office:value="8.44784" calcext:value-type="float">
            <text:p>8.4478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8.99679" calcext:value-type="float">
            <text:p>-8.99679</text:p>
          </table:table-cell>
          <table:table-cell office:value-type="float" office:value="-10.9769" calcext:value-type="float">
            <text:p>-10.9769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.29154" calcext:value-type="float">
            <text:p>7.29154</text:p>
          </table:table-cell>
          <table:table-cell office:value-type="float" office:value="7.28458" calcext:value-type="float">
            <text:p>7.28458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95514" calcext:value-type="float">
            <text:p>-9.95514</text:p>
          </table:table-cell>
          <table:table-cell office:value-type="float" office:value="9.50288" calcext:value-type="float">
            <text:p>9.5028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49902" calcext:value-type="float">
            <text:p>2.49902</text:p>
          </table:table-cell>
          <table:table-cell office:value-type="float" office:value="9.21108" calcext:value-type="float">
            <text:p>9.2110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99261" calcext:value-type="float">
            <text:p>4.99261</text:p>
          </table:table-cell>
          <table:table-cell office:value-type="float" office:value="4.21462" calcext:value-type="float">
            <text:p>4.2146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80443" calcext:value-type="float">
            <text:p>-1.80443</text:p>
          </table:table-cell>
          <table:table-cell office:value-type="float" office:value="-5.67439" calcext:value-type="float">
            <text:p>-5.6743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49047" calcext:value-type="float">
            <text:p>6.49047</text:p>
          </table:table-cell>
          <table:table-cell office:value-type="float" office:value="-7.75645" calcext:value-type="float">
            <text:p>-7.7564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44906" calcext:value-type="float">
            <text:p>1.44906</text:p>
          </table:table-cell>
          <table:table-cell office:value-type="float" office:value="6.01351" calcext:value-type="float">
            <text:p>6.0135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61822" calcext:value-type="float">
            <text:p>4.61822</text:p>
          </table:table-cell>
          <table:table-cell office:value-type="float" office:value="-4.2321" calcext:value-type="float">
            <text:p>-4.23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11811" calcext:value-type="float">
            <text:p>-9.11811</text:p>
          </table:table-cell>
          <table:table-cell office:value-type="float" office:value="-2.32231" calcext:value-type="float">
            <text:p>-2.322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28151" calcext:value-type="float">
            <text:p>-6.28151</text:p>
          </table:table-cell>
          <table:table-cell office:value-type="float" office:value="-8.07734" calcext:value-type="float">
            <text:p>-8.0773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9.20899" calcext:value-type="float">
            <text:p>9.20899</text:p>
          </table:table-cell>
          <table:table-cell office:value-type="float" office:value="3.02311" calcext:value-type="float">
            <text:p>3.023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9.05973" calcext:value-type="float">
            <text:p>-9.05973</text:p>
          </table:table-cell>
          <table:table-cell office:value-type="float" office:value="4.44231" calcext:value-type="float">
            <text:p>4.4423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1.9089" calcext:value-type="float">
            <text:p>-1.9089</text:p>
          </table:table-cell>
          <table:table-cell office:value-type="float" office:value="-9.86624" calcext:value-type="float">
            <text:p>-9.8662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.73469" calcext:value-type="float">
            <text:p>7.73469</text:p>
          </table:table-cell>
          <table:table-cell office:value-type="float" office:value="0.437951" calcext:value-type="float">
            <text:p>0.43795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0.974638" calcext:value-type="float">
            <text:p>-0.974638</text:p>
          </table:table-cell>
          <table:table-cell office:value-type="float" office:value="7.51853" calcext:value-type="float">
            <text:p>7.5185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0.8558" calcext:value-type="float">
            <text:p>-10.8558</text:p>
          </table:table-cell>
          <table:table-cell office:value-type="float" office:value="-8.11903" calcext:value-type="float">
            <text:p>-8.11903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5.0626" calcext:value-type="float">
            <text:p>5.0626</text:p>
          </table:table-cell>
          <table:table-cell office:value-type="float" office:value="7.36788" calcext:value-type="float">
            <text:p>7.36788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99731" calcext:value-type="float">
            <text:p>-9.99731</text:p>
          </table:table-cell>
          <table:table-cell office:value-type="float" office:value="10.1445" calcext:value-type="float">
            <text:p>10.144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345285" calcext:value-type="float">
            <text:p>0.345285</text:p>
          </table:table-cell>
          <table:table-cell office:value-type="float" office:value="10.0494" calcext:value-type="float">
            <text:p>10.049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43001" calcext:value-type="float">
            <text:p>5.43001</text:p>
          </table:table-cell>
          <table:table-cell office:value-type="float" office:value="3.54206" calcext:value-type="float">
            <text:p>3.542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4.12626" calcext:value-type="float">
            <text:p>-4.12626</text:p>
          </table:table-cell>
          <table:table-cell office:value-type="float" office:value="-5.84197" calcext:value-type="float">
            <text:p>-5.8419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64321" calcext:value-type="float">
            <text:p>6.64321</text:p>
          </table:table-cell>
          <table:table-cell office:value-type="float" office:value="-7.39536" calcext:value-type="float">
            <text:p>-7.39536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4.49497" calcext:value-type="float">
            <text:p>4.49497</text:p>
          </table:table-cell>
          <table:table-cell office:value-type="float" office:value="-4.56121" calcext:value-type="float">
            <text:p>-4.561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0938" calcext:value-type="float">
            <text:p>-9.0938</text:p>
          </table:table-cell>
          <table:table-cell office:value-type="float" office:value="-4.34333" calcext:value-type="float">
            <text:p>-4.34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59086" calcext:value-type="float">
            <text:p>-6.59086</text:p>
          </table:table-cell>
          <table:table-cell office:value-type="float" office:value="-7.17" calcext:value-type="float">
            <text:p>-7.17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.78216" calcext:value-type="float">
            <text:p>8.78216</text:p>
          </table:table-cell>
          <table:table-cell office:value-type="float" office:value="3.31954" calcext:value-type="float">
            <text:p>3.3195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9.30946" calcext:value-type="float">
            <text:p>-9.30946</text:p>
          </table:table-cell>
          <table:table-cell office:value-type="float" office:value="4.89777" calcext:value-type="float">
            <text:p>4.8977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1.22166" calcext:value-type="float">
            <text:p>-1.22166</text:p>
          </table:table-cell>
          <table:table-cell office:value-type="float" office:value="-9.06059" calcext:value-type="float">
            <text:p>-9.0605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96656" calcext:value-type="float">
            <text:p>8.96656</text:p>
          </table:table-cell>
          <table:table-cell office:value-type="float" office:value="0.219606" calcext:value-type="float">
            <text:p>0.2196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.17671" calcext:value-type="float">
            <text:p>-2.17671</text:p>
          </table:table-cell>
          <table:table-cell office:value-type="float" office:value="10.0941" calcext:value-type="float">
            <text:p>10.094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00707" calcext:value-type="float">
            <text:p>-9.00707</text:p>
          </table:table-cell>
          <table:table-cell office:value-type="float" office:value="-10.0232" calcext:value-type="float">
            <text:p>-10.0232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8.95019" calcext:value-type="float">
            <text:p>8.95019</text:p>
          </table:table-cell>
          <table:table-cell office:value-type="float" office:value="7.39204" calcext:value-type="float">
            <text:p>7.39204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82514" calcext:value-type="float">
            <text:p>-9.82514</text:p>
          </table:table-cell>
          <table:table-cell office:value-type="float" office:value="11.2979" calcext:value-type="float">
            <text:p>11.297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60848" calcext:value-type="float">
            <text:p>1.60848</text:p>
          </table:table-cell>
          <table:table-cell office:value-type="float" office:value="9.65097" calcext:value-type="float">
            <text:p>9.6509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90351" calcext:value-type="float">
            <text:p>4.90351</text:p>
          </table:table-cell>
          <table:table-cell office:value-type="float" office:value="4.31198" calcext:value-type="float">
            <text:p>4.3119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05292" calcext:value-type="float">
            <text:p>-2.05292</text:p>
          </table:table-cell>
          <table:table-cell office:value-type="float" office:value="-6.18701" calcext:value-type="float">
            <text:p>-6.1870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46036" calcext:value-type="float">
            <text:p>6.46036</text:p>
          </table:table-cell>
          <table:table-cell office:value-type="float" office:value="-8.01003" calcext:value-type="float">
            <text:p>-8.01003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3.66664" calcext:value-type="float">
            <text:p>3.66664</text:p>
          </table:table-cell>
          <table:table-cell office:value-type="float" office:value="-5.02632" calcext:value-type="float">
            <text:p>-5.026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14049" calcext:value-type="float">
            <text:p>-8.14049</text:p>
          </table:table-cell>
          <table:table-cell office:value-type="float" office:value="-3.33259" calcext:value-type="float">
            <text:p>-3.332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39702" calcext:value-type="float">
            <text:p>-6.39702</text:p>
          </table:table-cell>
          <table:table-cell office:value-type="float" office:value="-7.17474" calcext:value-type="float">
            <text:p>-7.1747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9.49242" calcext:value-type="float">
            <text:p>9.49242</text:p>
          </table:table-cell>
          <table:table-cell office:value-type="float" office:value="3.81817" calcext:value-type="float">
            <text:p>3.8181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6.7385" calcext:value-type="float">
            <text:p>-6.7385</text:p>
          </table:table-cell>
          <table:table-cell office:value-type="float" office:value="2.95429" calcext:value-type="float">
            <text:p>2.95429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1.22998" calcext:value-type="float">
            <text:p>-1.22998</text:p>
          </table:table-cell>
          <table:table-cell office:value-type="float" office:value="-8.64665" calcext:value-type="float">
            <text:p>-8.6466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33625" calcext:value-type="float">
            <text:p>9.33625</text:p>
          </table:table-cell>
          <table:table-cell office:value-type="float" office:value="-0.326538" calcext:value-type="float">
            <text:p>-0.32653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.58462" calcext:value-type="float">
            <text:p>-2.58462</text:p>
          </table:table-cell>
          <table:table-cell office:value-type="float" office:value="9.38438" calcext:value-type="float">
            <text:p>9.3843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8.54549" calcext:value-type="float">
            <text:p>-8.54549</text:p>
          </table:table-cell>
          <table:table-cell office:value-type="float" office:value="-11.0205" calcext:value-type="float">
            <text:p>-11.020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8.90919" calcext:value-type="float">
            <text:p>8.90919</text:p>
          </table:table-cell>
          <table:table-cell office:value-type="float" office:value="7.25939" calcext:value-type="float">
            <text:p>7.25939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90707" calcext:value-type="float">
            <text:p>-9.90707</text:p>
          </table:table-cell>
          <table:table-cell office:value-type="float" office:value="11.5122" calcext:value-type="float">
            <text:p>11.512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56072" calcext:value-type="float">
            <text:p>2.56072</text:p>
          </table:table-cell>
          <table:table-cell office:value-type="float" office:value="9.03655" calcext:value-type="float">
            <text:p>9.0365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05399" calcext:value-type="float">
            <text:p>5.05399</text:p>
          </table:table-cell>
          <table:table-cell office:value-type="float" office:value="4.06593" calcext:value-type="float">
            <text:p>4.0659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05267" calcext:value-type="float">
            <text:p>-1.05267</text:p>
          </table:table-cell>
          <table:table-cell office:value-type="float" office:value="-5.22898" calcext:value-type="float">
            <text:p>-5.2289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06182" calcext:value-type="float">
            <text:p>6.06182</text:p>
          </table:table-cell>
          <table:table-cell office:value-type="float" office:value="-7.78879" calcext:value-type="float">
            <text:p>-7.78879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3.73466" calcext:value-type="float">
            <text:p>3.73466</text:p>
          </table:table-cell>
          <table:table-cell office:value-type="float" office:value="-4.74204" calcext:value-type="float">
            <text:p>-4.742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02519" calcext:value-type="float">
            <text:p>-8.02519</text:p>
          </table:table-cell>
          <table:table-cell office:value-type="float" office:value="-4.65274" calcext:value-type="float">
            <text:p>-4.652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3579" calcext:value-type="float">
            <text:p>-6.3579</text:p>
          </table:table-cell>
          <table:table-cell office:value-type="float" office:value="-7.27603" calcext:value-type="float">
            <text:p>-7.2760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9.31528" calcext:value-type="float">
            <text:p>9.31528</text:p>
          </table:table-cell>
          <table:table-cell office:value-type="float" office:value="3.56995" calcext:value-type="float">
            <text:p>3.5699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6.9414" calcext:value-type="float">
            <text:p>-6.9414</text:p>
          </table:table-cell>
          <table:table-cell office:value-type="float" office:value="3.29581" calcext:value-type="float">
            <text:p>3.2958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2.33477" calcext:value-type="float">
            <text:p>-2.33477</text:p>
          </table:table-cell>
          <table:table-cell office:value-type="float" office:value="-9.26001" calcext:value-type="float">
            <text:p>-9.260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19168" calcext:value-type="float">
            <text:p>8.19168</text:p>
          </table:table-cell>
          <table:table-cell office:value-type="float" office:value="-0.388936" calcext:value-type="float">
            <text:p>-0.38893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.82259" calcext:value-type="float">
            <text:p>-3.82259</text:p>
          </table:table-cell>
          <table:table-cell office:value-type="float" office:value="8.76967" calcext:value-type="float">
            <text:p>8.7696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94765" calcext:value-type="float">
            <text:p>-9.94765</text:p>
          </table:table-cell>
          <table:table-cell office:value-type="float" office:value="-9.05528" calcext:value-type="float">
            <text:p>-9.05528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6.78221" calcext:value-type="float">
            <text:p>6.78221</text:p>
          </table:table-cell>
          <table:table-cell office:value-type="float" office:value="7.30676" calcext:value-type="float">
            <text:p>7.30676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94368" calcext:value-type="float">
            <text:p>-9.94368</text:p>
          </table:table-cell>
          <table:table-cell office:value-type="float" office:value="10.959" calcext:value-type="float">
            <text:p>10.95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20009" calcext:value-type="float">
            <text:p>2.20009</text:p>
          </table:table-cell>
          <table:table-cell office:value-type="float" office:value="9.09451" calcext:value-type="float">
            <text:p>9.0945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58468" calcext:value-type="float">
            <text:p>4.58468</text:p>
          </table:table-cell>
          <table:table-cell office:value-type="float" office:value="4.06551" calcext:value-type="float">
            <text:p>4.0655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63958" calcext:value-type="float">
            <text:p>-1.63958</text:p>
          </table:table-cell>
          <table:table-cell office:value-type="float" office:value="-6.76102" calcext:value-type="float">
            <text:p>-6.7610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.51538" calcext:value-type="float">
            <text:p>7.51538</text:p>
          </table:table-cell>
          <table:table-cell office:value-type="float" office:value="-7.09447" calcext:value-type="float">
            <text:p>-7.09447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3.96097" calcext:value-type="float">
            <text:p>3.96097</text:p>
          </table:table-cell>
          <table:table-cell office:value-type="float" office:value="-4.89664" calcext:value-type="float">
            <text:p>-4.896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44775" calcext:value-type="float">
            <text:p>-8.44775</text:p>
          </table:table-cell>
          <table:table-cell office:value-type="float" office:value="-3.63394" calcext:value-type="float">
            <text:p>-3.633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03533" calcext:value-type="float">
            <text:p>-6.03533</text:p>
          </table:table-cell>
          <table:table-cell office:value-type="float" office:value="-7.8804" calcext:value-type="float">
            <text:p>-7.880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9.78382" calcext:value-type="float">
            <text:p>9.78382</text:p>
          </table:table-cell>
          <table:table-cell office:value-type="float" office:value="2.96272" calcext:value-type="float">
            <text:p>2.9627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9.79097" calcext:value-type="float">
            <text:p>-9.79097</text:p>
          </table:table-cell>
          <table:table-cell office:value-type="float" office:value="4.79916" calcext:value-type="float">
            <text:p>4.7991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1.51908" calcext:value-type="float">
            <text:p>-1.51908</text:p>
          </table:table-cell>
          <table:table-cell office:value-type="float" office:value="-9.20048" calcext:value-type="float">
            <text:p>-9.2004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54848" calcext:value-type="float">
            <text:p>9.54848</text:p>
          </table:table-cell>
          <table:table-cell office:value-type="float" office:value="-0.624621" calcext:value-type="float">
            <text:p>-0.6246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.32358" calcext:value-type="float">
            <text:p>-3.32358</text:p>
          </table:table-cell>
          <table:table-cell office:value-type="float" office:value="11.4401" calcext:value-type="float">
            <text:p>11.44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0.4663" calcext:value-type="float">
            <text:p>-10.4663</text:p>
          </table:table-cell>
          <table:table-cell office:value-type="float" office:value="-8.47366" calcext:value-type="float">
            <text:p>-8.47366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.31496" calcext:value-type="float">
            <text:p>7.31496</text:p>
          </table:table-cell>
          <table:table-cell office:value-type="float" office:value="7.51975" calcext:value-type="float">
            <text:p>7.51975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98338" calcext:value-type="float">
            <text:p>-9.98338</text:p>
          </table:table-cell>
          <table:table-cell office:value-type="float" office:value="8.6539" calcext:value-type="float">
            <text:p>8.653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4909" calcext:value-type="float">
            <text:p>0.4909</text:p>
          </table:table-cell>
          <table:table-cell office:value-type="float" office:value="9.27184" calcext:value-type="float">
            <text:p>9.2718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83645" calcext:value-type="float">
            <text:p>4.83645</text:p>
          </table:table-cell>
          <table:table-cell office:value-type="float" office:value="4.28648" calcext:value-type="float">
            <text:p>4.2864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4.48055" calcext:value-type="float">
            <text:p>-4.48055</text:p>
          </table:table-cell>
          <table:table-cell office:value-type="float" office:value="-7.00092" calcext:value-type="float">
            <text:p>-7.0009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31846" calcext:value-type="float">
            <text:p>6.31846</text:p>
          </table:table-cell>
          <table:table-cell office:value-type="float" office:value="-7.6436" calcext:value-type="float">
            <text:p>-7.6436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4.14078" calcext:value-type="float">
            <text:p>4.14078</text:p>
          </table:table-cell>
          <table:table-cell office:value-type="float" office:value="-4.66853" calcext:value-type="float">
            <text:p>-4.668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9976" calcext:value-type="float">
            <text:p>-8.9976</text:p>
          </table:table-cell>
          <table:table-cell office:value-type="float" office:value="-4.7722" calcext:value-type="float">
            <text:p>-4.77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36224" calcext:value-type="float">
            <text:p>-6.36224</text:p>
          </table:table-cell>
          <table:table-cell office:value-type="float" office:value="-8.44148" calcext:value-type="float">
            <text:p>-8.44148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9.50486" calcext:value-type="float">
            <text:p>9.50486</text:p>
          </table:table-cell>
          <table:table-cell office:value-type="float" office:value="3.50355" calcext:value-type="float">
            <text:p>3.503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9.19063" calcext:value-type="float">
            <text:p>-9.19063</text:p>
          </table:table-cell>
          <table:table-cell office:value-type="float" office:value="5.70727" calcext:value-type="float">
            <text:p>5.7072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1.06565" calcext:value-type="float">
            <text:p>-1.06565</text:p>
          </table:table-cell>
          <table:table-cell office:value-type="float" office:value="-8.64093" calcext:value-type="float">
            <text:p>-8.6409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83032" calcext:value-type="float">
            <text:p>9.83032</text:p>
          </table:table-cell>
          <table:table-cell office:value-type="float" office:value="1.13145" calcext:value-type="float">
            <text:p>1.131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.54739" calcext:value-type="float">
            <text:p>-2.54739</text:p>
          </table:table-cell>
          <table:table-cell office:value-type="float" office:value="9.24593" calcext:value-type="float">
            <text:p>9.2459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8.68244" calcext:value-type="float">
            <text:p>-8.68244</text:p>
          </table:table-cell>
          <table:table-cell office:value-type="float" office:value="-10.2999" calcext:value-type="float">
            <text:p>-10.2999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.99187" calcext:value-type="float">
            <text:p>7.99187</text:p>
          </table:table-cell>
          <table:table-cell office:value-type="float" office:value="7.31775" calcext:value-type="float">
            <text:p>7.31775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94612" calcext:value-type="float">
            <text:p>-9.94612</text:p>
          </table:table-cell>
          <table:table-cell office:value-type="float" office:value="9.99081" calcext:value-type="float">
            <text:p>9.9908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44999" calcext:value-type="float">
            <text:p>2.44999</text:p>
          </table:table-cell>
          <table:table-cell office:value-type="float" office:value="9.43967" calcext:value-type="float">
            <text:p>9.4396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87921" calcext:value-type="float">
            <text:p>4.87921</text:p>
          </table:table-cell>
          <table:table-cell office:value-type="float" office:value="3.6911" calcext:value-type="float">
            <text:p>3.69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70526" calcext:value-type="float">
            <text:p>-1.70526</text:p>
          </table:table-cell>
          <table:table-cell office:value-type="float" office:value="-4.76301" calcext:value-type="float">
            <text:p>-4.7630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80116" calcext:value-type="float">
            <text:p>6.80116</text:p>
          </table:table-cell>
          <table:table-cell office:value-type="float" office:value="-7.69802" calcext:value-type="float">
            <text:p>-7.69802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3.51691" calcext:value-type="float">
            <text:p>3.51691</text:p>
          </table:table-cell>
          <table:table-cell office:value-type="float" office:value="-4.89088" calcext:value-type="float">
            <text:p>-4.890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66632" calcext:value-type="float">
            <text:p>-8.66632</text:p>
          </table:table-cell>
          <table:table-cell office:value-type="float" office:value="-3.32594" calcext:value-type="float">
            <text:p>-3.325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2063" calcext:value-type="float">
            <text:p>-6.2063</text:p>
          </table:table-cell>
          <table:table-cell office:value-type="float" office:value="-6.6711" calcext:value-type="float">
            <text:p>-6.671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.31393" calcext:value-type="float">
            <text:p>8.31393</text:p>
          </table:table-cell>
          <table:table-cell office:value-type="float" office:value="4.30706" calcext:value-type="float">
            <text:p>4.307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7.22575" calcext:value-type="float">
            <text:p>-7.22575</text:p>
          </table:table-cell>
          <table:table-cell office:value-type="float" office:value="3.42456" calcext:value-type="float">
            <text:p>3.4245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1.59741" calcext:value-type="float">
            <text:p>-1.59741</text:p>
          </table:table-cell>
          <table:table-cell office:value-type="float" office:value="-8.72449" calcext:value-type="float">
            <text:p>-8.724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.33379" calcext:value-type="float">
            <text:p>7.33379</text:p>
          </table:table-cell>
          <table:table-cell office:value-type="float" office:value="0.82792" calcext:value-type="float">
            <text:p>0.8279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.17545" calcext:value-type="float">
            <text:p>-3.17545</text:p>
          </table:table-cell>
          <table:table-cell office:value-type="float" office:value="9.25109" calcext:value-type="float">
            <text:p>9.2510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02392" calcext:value-type="float">
            <text:p>-9.02392</text:p>
          </table:table-cell>
          <table:table-cell office:value-type="float" office:value="-10.6662" calcext:value-type="float">
            <text:p>-10.6662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9.39703" calcext:value-type="float">
            <text:p>9.39703</text:p>
          </table:table-cell>
          <table:table-cell office:value-type="float" office:value="7.5194" calcext:value-type="float">
            <text:p>7.5194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96059" calcext:value-type="float">
            <text:p>-9.96059</text:p>
          </table:table-cell>
          <table:table-cell office:value-type="float" office:value="10.2916" calcext:value-type="float">
            <text:p>10.291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99309" calcext:value-type="float">
            <text:p>1.99309</text:p>
          </table:table-cell>
          <table:table-cell office:value-type="float" office:value="9.11874" calcext:value-type="float">
            <text:p>9.1187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55825" calcext:value-type="float">
            <text:p>5.55825</text:p>
          </table:table-cell>
          <table:table-cell office:value-type="float" office:value="3.00422" calcext:value-type="float">
            <text:p>3.0042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.87669" calcext:value-type="float">
            <text:p>1.87669</text:p>
          </table:table-cell>
          <table:table-cell office:value-type="float" office:value="-4.55601" calcext:value-type="float">
            <text:p>-4.5560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18588" calcext:value-type="float">
            <text:p>6.18588</text:p>
          </table:table-cell>
          <table:table-cell office:value-type="float" office:value="-7.7502" calcext:value-type="float">
            <text:p>-7.7502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4.08509" calcext:value-type="float">
            <text:p>4.08509</text:p>
          </table:table-cell>
          <table:table-cell office:value-type="float" office:value="-5.06156" calcext:value-type="float">
            <text:p>-5.06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95832" calcext:value-type="float">
            <text:p>-7.95832</text:p>
          </table:table-cell>
          <table:table-cell office:value-type="float" office:value="-2.87078" calcext:value-type="float">
            <text:p>-2.870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30953" calcext:value-type="float">
            <text:p>-6.30953</text:p>
          </table:table-cell>
          <table:table-cell office:value-type="float" office:value="-9.16826" calcext:value-type="float">
            <text:p>-9.1682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.81235" calcext:value-type="float">
            <text:p>8.81235</text:p>
          </table:table-cell>
          <table:table-cell office:value-type="float" office:value="3.04308" calcext:value-type="float">
            <text:p>3.0430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7.5767" calcext:value-type="float">
            <text:p>-7.5767</text:p>
          </table:table-cell>
          <table:table-cell office:value-type="float" office:value="6.17037" calcext:value-type="float">
            <text:p>6.1703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2.02743" calcext:value-type="float">
            <text:p>-2.02743</text:p>
          </table:table-cell>
          <table:table-cell office:value-type="float" office:value="-9.1221" calcext:value-type="float">
            <text:p>-9.12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.1239" calcext:value-type="float">
            <text:p>11.1239</text:p>
          </table:table-cell>
          <table:table-cell office:value-type="float" office:value="1.04385" calcext:value-type="float">
            <text:p>1.0438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.36723" calcext:value-type="float">
            <text:p>-3.36723</text:p>
          </table:table-cell>
          <table:table-cell office:value-type="float" office:value="9.82082" calcext:value-type="float">
            <text:p>9.8208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0.6514" calcext:value-type="float">
            <text:p>-10.6514</text:p>
          </table:table-cell>
          <table:table-cell office:value-type="float" office:value="-9.47468" calcext:value-type="float">
            <text:p>-9.47468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6.89422" calcext:value-type="float">
            <text:p>6.89422</text:p>
          </table:table-cell>
          <table:table-cell office:value-type="float" office:value="7.26275" calcext:value-type="float">
            <text:p>7.26275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91241" calcext:value-type="float">
            <text:p>-9.91241</text:p>
          </table:table-cell>
          <table:table-cell office:value-type="float" office:value="9.8351" calcext:value-type="float">
            <text:p>9.835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586119" calcext:value-type="float">
            <text:p>0.586119</text:p>
          </table:table-cell>
          <table:table-cell office:value-type="float" office:value="8.93812" calcext:value-type="float">
            <text:p>8.9381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45014" calcext:value-type="float">
            <text:p>5.45014</text:p>
          </table:table-cell>
          <table:table-cell office:value-type="float" office:value="3.53385" calcext:value-type="float">
            <text:p>3.5338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91615" calcext:value-type="float">
            <text:p>-2.91615</text:p>
          </table:table-cell>
          <table:table-cell office:value-type="float" office:value="-6.15615" calcext:value-type="float">
            <text:p>-6.1561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.13216" calcext:value-type="float">
            <text:p>7.13216</text:p>
          </table:table-cell>
          <table:table-cell office:value-type="float" office:value="-7.70748" calcext:value-type="float">
            <text:p>-7.70748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4.08414" calcext:value-type="float">
            <text:p>4.08414</text:p>
          </table:table-cell>
          <table:table-cell office:value-type="float" office:value="-4.67859" calcext:value-type="float">
            <text:p>-4.678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25258" calcext:value-type="float">
            <text:p>-9.25258</text:p>
          </table:table-cell>
          <table:table-cell office:value-type="float" office:value="-4.46247" calcext:value-type="float">
            <text:p>-4.462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46047" calcext:value-type="float">
            <text:p>-6.46047</text:p>
          </table:table-cell>
          <table:table-cell office:value-type="float" office:value="-6.92586" calcext:value-type="float">
            <text:p>-6.9258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9.17103" calcext:value-type="float">
            <text:p>9.17103</text:p>
          </table:table-cell>
          <table:table-cell office:value-type="float" office:value="3.64786" calcext:value-type="float">
            <text:p>3.6478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7.17034" calcext:value-type="float">
            <text:p>-7.17034</text:p>
          </table:table-cell>
          <table:table-cell office:value-type="float" office:value="4.42796" calcext:value-type="float">
            <text:p>4.4279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1.53998" calcext:value-type="float">
            <text:p>-1.53998</text:p>
          </table:table-cell>
          <table:table-cell office:value-type="float" office:value="-8.98073" calcext:value-type="float">
            <text:p>-8.9807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68324" calcext:value-type="float">
            <text:p>8.68324</text:p>
          </table:table-cell>
          <table:table-cell office:value-type="float" office:value="0.411233" calcext:value-type="float">
            <text:p>0.4112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.27274" calcext:value-type="float">
            <text:p>-3.27274</text:p>
          </table:table-cell>
          <table:table-cell office:value-type="float" office:value="8.96302" calcext:value-type="float">
            <text:p>8.9630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8.83342" calcext:value-type="float">
            <text:p>-8.83342</text:p>
          </table:table-cell>
          <table:table-cell office:value-type="float" office:value="-10.6843" calcext:value-type="float">
            <text:p>-10.6843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6.88591" calcext:value-type="float">
            <text:p>6.88591</text:p>
          </table:table-cell>
          <table:table-cell office:value-type="float" office:value="7.46435" calcext:value-type="float">
            <text:p>7.46435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95682" calcext:value-type="float">
            <text:p>-9.95682</text:p>
          </table:table-cell>
          <table:table-cell office:value-type="float" office:value="10.3463" calcext:value-type="float">
            <text:p>10.346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6453" calcext:value-type="float">
            <text:p>1.6453</text:p>
          </table:table-cell>
          <table:table-cell office:value-type="float" office:value="8.46685" calcext:value-type="float">
            <text:p>8.4668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95014" calcext:value-type="float">
            <text:p>4.95014</text:p>
          </table:table-cell>
          <table:table-cell office:value-type="float" office:value="3.91707" calcext:value-type="float">
            <text:p>3.9170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1485" calcext:value-type="float">
            <text:p>-2.1485</text:p>
          </table:table-cell>
          <table:table-cell office:value-type="float" office:value="-5.9314" calcext:value-type="float">
            <text:p>-5.931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.25523" calcext:value-type="float">
            <text:p>7.25523</text:p>
          </table:table-cell>
          <table:table-cell office:value-type="float" office:value="-7.21208" calcext:value-type="float">
            <text:p>-7.21208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4.65143" calcext:value-type="float">
            <text:p>4.65143</text:p>
          </table:table-cell>
          <table:table-cell office:value-type="float" office:value="-4.30567" calcext:value-type="float">
            <text:p>-4.305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.3672" calcext:value-type="float">
            <text:p>-10.3672</text:p>
          </table:table-cell>
          <table:table-cell office:value-type="float" office:value="-4.54571" calcext:value-type="float">
            <text:p>-4.545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30393" calcext:value-type="float">
            <text:p>-6.30393</text:p>
          </table:table-cell>
          <table:table-cell office:value-type="float" office:value="-7.27784" calcext:value-type="float">
            <text:p>-7.2778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.17222" calcext:value-type="float">
            <text:p>8.17222</text:p>
          </table:table-cell>
          <table:table-cell office:value-type="float" office:value="4.48646" calcext:value-type="float">
            <text:p>4.4864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8.12445" calcext:value-type="float">
            <text:p>-8.12445</text:p>
          </table:table-cell>
          <table:table-cell office:value-type="float" office:value="2.18776" calcext:value-type="float">
            <text:p>2.1877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0.898701" calcext:value-type="float">
            <text:p>-0.898701</text:p>
          </table:table-cell>
          <table:table-cell office:value-type="float" office:value="-8.27776" calcext:value-type="float">
            <text:p>-8.2777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18684" calcext:value-type="float">
            <text:p>8.18684</text:p>
          </table:table-cell>
          <table:table-cell office:value-type="float" office:value="0.872866" calcext:value-type="float">
            <text:p>0.87286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4.00907" calcext:value-type="float">
            <text:p>-4.00907</text:p>
          </table:table-cell>
          <table:table-cell office:value-type="float" office:value="9.45451" calcext:value-type="float">
            <text:p>9.4545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92049" calcext:value-type="float">
            <text:p>-9.92049</text:p>
          </table:table-cell>
          <table:table-cell office:value-type="float" office:value="-9.46035" calcext:value-type="float">
            <text:p>-9.4603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6.67455" calcext:value-type="float">
            <text:p>6.67455</text:p>
          </table:table-cell>
          <table:table-cell office:value-type="float" office:value="7.54582" calcext:value-type="float">
            <text:p>7.54582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10.1011" calcext:value-type="float">
            <text:p>-10.1011</text:p>
          </table:table-cell>
          <table:table-cell office:value-type="float" office:value="8.93384" calcext:value-type="float">
            <text:p>8.9338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76323" calcext:value-type="float">
            <text:p>1.76323</text:p>
          </table:table-cell>
          <table:table-cell office:value-type="float" office:value="9.59837" calcext:value-type="float">
            <text:p>9.5983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09031" calcext:value-type="float">
            <text:p>5.09031</text:p>
          </table:table-cell>
          <table:table-cell office:value-type="float" office:value="4.26032" calcext:value-type="float">
            <text:p>4.260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428345" calcext:value-type="float">
            <text:p>0.428345</text:p>
          </table:table-cell>
          <table:table-cell office:value-type="float" office:value="-3.76511" calcext:value-type="float">
            <text:p>-3.7651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85786" calcext:value-type="float">
            <text:p>6.85786</text:p>
          </table:table-cell>
          <table:table-cell office:value-type="float" office:value="-7.54188" calcext:value-type="float">
            <text:p>-7.54188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4.63154" calcext:value-type="float">
            <text:p>4.63154</text:p>
          </table:table-cell>
          <table:table-cell office:value-type="float" office:value="-4.34227" calcext:value-type="float">
            <text:p>-4.342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46944" calcext:value-type="float">
            <text:p>-7.46944</text:p>
          </table:table-cell>
          <table:table-cell office:value-type="float" office:value="-3.1481" calcext:value-type="float">
            <text:p>-3.14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.88893" calcext:value-type="float">
            <text:p>-5.88893</text:p>
          </table:table-cell>
          <table:table-cell office:value-type="float" office:value="-9.04523" calcext:value-type="float">
            <text:p>-9.0452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.40818" calcext:value-type="float">
            <text:p>8.40818</text:p>
          </table:table-cell>
          <table:table-cell office:value-type="float" office:value="4.44065" calcext:value-type="float">
            <text:p>4.440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9.07748" calcext:value-type="float">
            <text:p>-9.07748</text:p>
          </table:table-cell>
          <table:table-cell office:value-type="float" office:value="3.62498" calcext:value-type="float">
            <text:p>3.62498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1.24798" calcext:value-type="float">
            <text:p>-1.24798</text:p>
          </table:table-cell>
          <table:table-cell office:value-type="float" office:value="-9.11762" calcext:value-type="float">
            <text:p>-9.1176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.95862" calcext:value-type="float">
            <text:p>7.95862</text:p>
          </table:table-cell>
          <table:table-cell office:value-type="float" office:value="0.783805" calcext:value-type="float">
            <text:p>0.78380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4.08715" calcext:value-type="float">
            <text:p>-4.08715</text:p>
          </table:table-cell>
          <table:table-cell office:value-type="float" office:value="9.81264" calcext:value-type="float">
            <text:p>9.8126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0.2141" calcext:value-type="float">
            <text:p>-10.2141</text:p>
          </table:table-cell>
          <table:table-cell office:value-type="float" office:value="-9.1866" calcext:value-type="float">
            <text:p>-9.1866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8.72789" calcext:value-type="float">
            <text:p>8.72789</text:p>
          </table:table-cell>
          <table:table-cell office:value-type="float" office:value="7.3025" calcext:value-type="float">
            <text:p>7.3025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10.0065" calcext:value-type="float">
            <text:p>-10.0065</text:p>
          </table:table-cell>
          <table:table-cell office:value-type="float" office:value="9.28323" calcext:value-type="float">
            <text:p>9.2832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49063" calcext:value-type="float">
            <text:p>2.49063</text:p>
          </table:table-cell>
          <table:table-cell office:value-type="float" office:value="9.23278" calcext:value-type="float">
            <text:p>9.2327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90135" calcext:value-type="float">
            <text:p>4.90135</text:p>
          </table:table-cell>
          <table:table-cell office:value-type="float" office:value="3.74681" calcext:value-type="float">
            <text:p>3.7468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14514" calcext:value-type="float">
            <text:p>-2.14514</text:p>
          </table:table-cell>
          <table:table-cell office:value-type="float" office:value="-5.7703" calcext:value-type="float">
            <text:p>-5.770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35243" calcext:value-type="float">
            <text:p>6.35243</text:p>
          </table:table-cell>
          <table:table-cell office:value-type="float" office:value="-7.8775" calcext:value-type="float">
            <text:p>-7.8775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4.42291" calcext:value-type="float">
            <text:p>4.42291</text:p>
          </table:table-cell>
          <table:table-cell office:value-type="float" office:value="-4.69123" calcext:value-type="float">
            <text:p>-4.691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59579" calcext:value-type="float">
            <text:p>-8.59579</text:p>
          </table:table-cell>
          <table:table-cell office:value-type="float" office:value="-4.77005" calcext:value-type="float">
            <text:p>-4.770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67793" calcext:value-type="float">
            <text:p>-6.67793</text:p>
          </table:table-cell>
          <table:table-cell office:value-type="float" office:value="-8.2725" calcext:value-type="float">
            <text:p>-8.272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.34159" calcext:value-type="float">
            <text:p>8.34159</text:p>
          </table:table-cell>
          <table:table-cell office:value-type="float" office:value="4.35206" calcext:value-type="float">
            <text:p>4.352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8.74694" calcext:value-type="float">
            <text:p>-8.74694</text:p>
          </table:table-cell>
          <table:table-cell office:value-type="float" office:value="5.50919" calcext:value-type="float">
            <text:p>5.50919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1.21617" calcext:value-type="float">
            <text:p>-1.21617</text:p>
          </table:table-cell>
          <table:table-cell office:value-type="float" office:value="-8.53429" calcext:value-type="float">
            <text:p>-8.534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85046" calcext:value-type="float">
            <text:p>8.85046</text:p>
          </table:table-cell>
          <table:table-cell office:value-type="float" office:value="-0.523313" calcext:value-type="float">
            <text:p>-0.5233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4.92006" calcext:value-type="float">
            <text:p>-4.92006</text:p>
          </table:table-cell>
          <table:table-cell office:value-type="float" office:value="9.86995" calcext:value-type="float">
            <text:p>9.8699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.06796" calcext:value-type="float">
            <text:p>-9.06796</text:p>
          </table:table-cell>
          <table:table-cell office:value-type="float" office:value="-10.9692" calcext:value-type="float">
            <text:p>-10.9692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.58658" calcext:value-type="float">
            <text:p>7.58658</text:p>
          </table:table-cell>
          <table:table-cell office:value-type="float" office:value="7.29106" calcext:value-type="float">
            <text:p>7.29106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78638" calcext:value-type="float">
            <text:p>-9.78638</text:p>
          </table:table-cell>
          <table:table-cell office:value-type="float" office:value="11.1432" calcext:value-type="float">
            <text:p>11.143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97679" calcext:value-type="float">
            <text:p>1.97679</text:p>
          </table:table-cell>
          <table:table-cell office:value-type="float" office:value="8.52693" calcext:value-type="float">
            <text:p>8.5269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32063" calcext:value-type="float">
            <text:p>5.32063</text:p>
          </table:table-cell>
          <table:table-cell office:value-type="float" office:value="3.82376" calcext:value-type="float">
            <text:p>3.8237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08416" calcext:value-type="float">
            <text:p>0.108416</text:p>
          </table:table-cell>
          <table:table-cell office:value-type="float" office:value="-4.77144" calcext:value-type="float">
            <text:p>-4.7714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29454" calcext:value-type="float">
            <text:p>6.29454</text:p>
          </table:table-cell>
          <table:table-cell office:value-type="float" office:value="-7.61919" calcext:value-type="float">
            <text:p>-7.61919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4.60853" calcext:value-type="float">
            <text:p>4.60853</text:p>
          </table:table-cell>
          <table:table-cell office:value-type="float" office:value="-3.88011" calcext:value-type="float">
            <text:p>-3.880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22283" calcext:value-type="float">
            <text:p>-9.22283</text:p>
          </table:table-cell>
          <table:table-cell office:value-type="float" office:value="-3.56783" calcext:value-type="float">
            <text:p>-3.567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85166" calcext:value-type="float">
            <text:p>-6.85166</text:p>
          </table:table-cell>
          <table:table-cell office:value-type="float" office:value="-7.59014" calcext:value-type="float">
            <text:p>-7.5901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9.67782" calcext:value-type="float">
            <text:p>9.67782</text:p>
          </table:table-cell>
          <table:table-cell office:value-type="float" office:value="3.60893" calcext:value-type="float">
            <text:p>3.608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0.3911" calcext:value-type="float">
            <text:p>-10.3911</text:p>
          </table:table-cell>
          <table:table-cell office:value-type="float" office:value="5.94746" calcext:value-type="float">
            <text:p>5.9474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1.47186" calcext:value-type="float">
            <text:p>-1.47186</text:p>
          </table:table-cell>
          <table:table-cell office:value-type="float" office:value="-8.38324" calcext:value-type="float">
            <text:p>-8.3832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.75639" calcext:value-type="float">
            <text:p>5.75639</text:p>
          </table:table-cell>
          <table:table-cell office:value-type="float" office:value="0.585283" calcext:value-type="float">
            <text:p>0.585283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9.62731" calcext:value-type="float">
            <text:p>-9.62731</text:p>
          </table:table-cell>
          <table:table-cell office:value-type="float" office:value="-9.31139" calcext:value-type="float">
            <text:p>-9.31139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.73214" calcext:value-type="float">
            <text:p>7.73214</text:p>
          </table:table-cell>
          <table:table-cell office:value-type="float" office:value="7.28657" calcext:value-type="float">
            <text:p>7.28657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91787" calcext:value-type="float">
            <text:p>-9.91787</text:p>
          </table:table-cell>
          <table:table-cell office:value-type="float" office:value="10.0576" calcext:value-type="float">
            <text:p>10.057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4793" calcext:value-type="float">
            <text:p>2.4793</text:p>
          </table:table-cell>
          <table:table-cell office:value-type="float" office:value="7.9491" calcext:value-type="float">
            <text:p>7.949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21999" calcext:value-type="float">
            <text:p>5.21999</text:p>
          </table:table-cell>
          <table:table-cell office:value-type="float" office:value="4.54392" calcext:value-type="float">
            <text:p>4.5439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6968" calcext:value-type="float">
            <text:p>-1.6968</text:p>
          </table:table-cell>
          <table:table-cell office:value-type="float" office:value="-5.52329" calcext:value-type="float">
            <text:p>-5.5232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49156" calcext:value-type="float">
            <text:p>6.49156</text:p>
          </table:table-cell>
          <table:table-cell office:value-type="float" office:value="-7.78353" calcext:value-type="float">
            <text:p>-7.78353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3.21823" calcext:value-type="float">
            <text:p>3.21823</text:p>
          </table:table-cell>
          <table:table-cell office:value-type="float" office:value="-5.38187" calcext:value-type="float">
            <text:p>-5.381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21303" calcext:value-type="float">
            <text:p>-8.21303</text:p>
          </table:table-cell>
          <table:table-cell office:value-type="float" office:value="-2.67898" calcext:value-type="float">
            <text:p>-2.678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.96592" calcext:value-type="float">
            <text:p>-5.96592</text:p>
          </table:table-cell>
          <table:table-cell office:value-type="float" office:value="-8.52519" calcext:value-type="float">
            <text:p>-8.5251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.34095" calcext:value-type="float">
            <text:p>8.34095</text:p>
          </table:table-cell>
          <table:table-cell office:value-type="float" office:value="3.76643" calcext:value-type="float">
            <text:p>3.7664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8.81056" calcext:value-type="float">
            <text:p>-8.81056</text:p>
          </table:table-cell>
          <table:table-cell office:value-type="float" office:value="6.39046" calcext:value-type="float">
            <text:p>6.3904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1.36737" calcext:value-type="float">
            <text:p>-1.36737</text:p>
          </table:table-cell>
          <table:table-cell office:value-type="float" office:value="-8.81068" calcext:value-type="float">
            <text:p>-8.8106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.1988" calcext:value-type="float">
            <text:p>10.1988</text:p>
          </table:table-cell>
          <table:table-cell office:value-type="float" office:value="1.11239" calcext:value-type="float">
            <text:p>1.1123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9.01612" calcext:value-type="float">
            <text:p>-9.01612</text:p>
          </table:table-cell>
          <table:table-cell office:value-type="float" office:value="-10.2362" calcext:value-type="float">
            <text:p>-10.2362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6.03293" calcext:value-type="float">
            <text:p>6.03293</text:p>
          </table:table-cell>
          <table:table-cell office:value-type="float" office:value="7.45043" calcext:value-type="float">
            <text:p>7.45043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10.0939" calcext:value-type="float">
            <text:p>-10.0939</text:p>
          </table:table-cell>
          <table:table-cell office:value-type="float" office:value="10.0066" calcext:value-type="float">
            <text:p>10.006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94417" calcext:value-type="float">
            <text:p>1.94417</text:p>
          </table:table-cell>
          <table:table-cell office:value-type="float" office:value="9.96305" calcext:value-type="float">
            <text:p>9.9630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44503" calcext:value-type="float">
            <text:p>5.44503</text:p>
          </table:table-cell>
          <table:table-cell office:value-type="float" office:value="3.57289" calcext:value-type="float">
            <text:p>3.5728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94292" calcext:value-type="float">
            <text:p>-2.94292</text:p>
          </table:table-cell>
          <table:table-cell office:value-type="float" office:value="-5.26871" calcext:value-type="float">
            <text:p>-5.2687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.19782" calcext:value-type="float">
            <text:p>7.19782</text:p>
          </table:table-cell>
          <table:table-cell office:value-type="float" office:value="-7.40187" calcext:value-type="float">
            <text:p>-7.40187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4.6995" calcext:value-type="float">
            <text:p>4.6995</text:p>
          </table:table-cell>
          <table:table-cell office:value-type="float" office:value="-4.68309" calcext:value-type="float">
            <text:p>-4.683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2124" calcext:value-type="float">
            <text:p>-9.2124</text:p>
          </table:table-cell>
          <table:table-cell office:value-type="float" office:value="-3.58182" calcext:value-type="float">
            <text:p>-3.581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.85074" calcext:value-type="float">
            <text:p>-5.85074</text:p>
          </table:table-cell>
          <table:table-cell office:value-type="float" office:value="-7.63394" calcext:value-type="float">
            <text:p>-7.6339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9.53822" calcext:value-type="float">
            <text:p>9.53822</text:p>
          </table:table-cell>
          <table:table-cell office:value-type="float" office:value="3.88935" calcext:value-type="float">
            <text:p>3.8893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9.64251" calcext:value-type="float">
            <text:p>-9.64251</text:p>
          </table:table-cell>
          <table:table-cell office:value-type="float" office:value="7.86938" calcext:value-type="float">
            <text:p>7.86938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0.942349" calcext:value-type="float">
            <text:p>-0.942349</text:p>
          </table:table-cell>
          <table:table-cell office:value-type="float" office:value="-9.15073" calcext:value-type="float">
            <text:p>-9.1507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4051" calcext:value-type="float">
            <text:p>8.4051</text:p>
          </table:table-cell>
          <table:table-cell office:value-type="float" office:value="0.622818" calcext:value-type="float">
            <text:p>0.622818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9.57479" calcext:value-type="float">
            <text:p>-9.57479</text:p>
          </table:table-cell>
          <table:table-cell office:value-type="float" office:value="-9.89484" calcext:value-type="float">
            <text:p>-9.89484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8.43458" calcext:value-type="float">
            <text:p>8.43458</text:p>
          </table:table-cell>
          <table:table-cell office:value-type="float" office:value="7.46707" calcext:value-type="float">
            <text:p>7.46707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93821" calcext:value-type="float">
            <text:p>-9.93821</text:p>
          </table:table-cell>
          <table:table-cell office:value-type="float" office:value="10.8223" calcext:value-type="float">
            <text:p>10.822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79889" calcext:value-type="float">
            <text:p>2.79889</text:p>
          </table:table-cell>
          <table:table-cell office:value-type="float" office:value="8.50271" calcext:value-type="float">
            <text:p>8.5027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55168" calcext:value-type="float">
            <text:p>4.55168</text:p>
          </table:table-cell>
          <table:table-cell office:value-type="float" office:value="3.89363" calcext:value-type="float">
            <text:p>3.8936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0.604675" calcext:value-type="float">
            <text:p>-0.604675</text:p>
          </table:table-cell>
          <table:table-cell office:value-type="float" office:value="-5.53327" calcext:value-type="float">
            <text:p>-5.533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.27683" calcext:value-type="float">
            <text:p>7.27683</text:p>
          </table:table-cell>
          <table:table-cell office:value-type="float" office:value="-7.13055" calcext:value-type="float">
            <text:p>-7.13055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4.52446" calcext:value-type="float">
            <text:p>4.52446</text:p>
          </table:table-cell>
          <table:table-cell office:value-type="float" office:value="-4.50491" calcext:value-type="float">
            <text:p>-4.504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64581" calcext:value-type="float">
            <text:p>-8.64581</text:p>
          </table:table-cell>
          <table:table-cell office:value-type="float" office:value="-3.3193" calcext:value-type="float">
            <text:p>-3.31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07093" calcext:value-type="float">
            <text:p>-6.07093</text:p>
          </table:table-cell>
          <table:table-cell office:value-type="float" office:value="-8.69982" calcext:value-type="float">
            <text:p>-8.6998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.14496" calcext:value-type="float">
            <text:p>8.14496</text:p>
          </table:table-cell>
          <table:table-cell office:value-type="float" office:value="4.48082" calcext:value-type="float">
            <text:p>4.480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8.89673" calcext:value-type="float">
            <text:p>-8.89673</text:p>
          </table:table-cell>
          <table:table-cell office:value-type="float" office:value="6.66521" calcext:value-type="float">
            <text:p>6.6652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2.28137" calcext:value-type="float">
            <text:p>-2.28137</text:p>
          </table:table-cell>
          <table:table-cell office:value-type="float" office:value="-9.31426" calcext:value-type="float">
            <text:p>-9.314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.8721" calcext:value-type="float">
            <text:p>10.8721</text:p>
          </table:table-cell>
          <table:table-cell office:value-type="float" office:value="-0.0288327" calcext:value-type="float">
            <text:p>-0.0288327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10.8289" calcext:value-type="float">
            <text:p>-10.8289</text:p>
          </table:table-cell>
          <table:table-cell office:value-type="float" office:value="-9.11641" calcext:value-type="float">
            <text:p>-9.11641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6.17849" calcext:value-type="float">
            <text:p>6.17849</text:p>
          </table:table-cell>
          <table:table-cell office:value-type="float" office:value="7.38457" calcext:value-type="float">
            <text:p>7.38457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94919" calcext:value-type="float">
            <text:p>-9.94919</text:p>
          </table:table-cell>
          <table:table-cell office:value-type="float" office:value="8.65944" calcext:value-type="float">
            <text:p>8.6594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546011" calcext:value-type="float">
            <text:p>0.546011</text:p>
          </table:table-cell>
          <table:table-cell office:value-type="float" office:value="9.36217" calcext:value-type="float">
            <text:p>9.3621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0368" calcext:value-type="float">
            <text:p>4.70368</text:p>
          </table:table-cell>
          <table:table-cell office:value-type="float" office:value="4.69647" calcext:value-type="float">
            <text:p>4.6964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2887" calcext:value-type="float">
            <text:p>-1.2887</text:p>
          </table:table-cell>
          <table:table-cell office:value-type="float" office:value="-4.51365" calcext:value-type="float">
            <text:p>-4.5136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41921" calcext:value-type="float">
            <text:p>6.41921</text:p>
          </table:table-cell>
          <table:table-cell office:value-type="float" office:value="-7.70293" calcext:value-type="float">
            <text:p>-7.70293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4.75112" calcext:value-type="float">
            <text:p>4.75112</text:p>
          </table:table-cell>
          <table:table-cell office:value-type="float" office:value="-3.97645" calcext:value-type="float">
            <text:p>-3.97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35346" calcext:value-type="float">
            <text:p>-9.35346</text:p>
          </table:table-cell>
          <table:table-cell office:value-type="float" office:value="-5.39518" calcext:value-type="float">
            <text:p>-5.395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85374" calcext:value-type="float">
            <text:p>-6.85374</text:p>
          </table:table-cell>
          <table:table-cell office:value-type="float" office:value="-7.47271" calcext:value-type="float">
            <text:p>-7.4727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9.95279" calcext:value-type="float">
            <text:p>9.95279</text:p>
          </table:table-cell>
          <table:table-cell office:value-type="float" office:value="3.23726" calcext:value-type="float">
            <text:p>3.237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9.25095" calcext:value-type="float">
            <text:p>-9.25095</text:p>
          </table:table-cell>
          <table:table-cell office:value-type="float" office:value="4.47528" calcext:value-type="float">
            <text:p>4.47528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0.814082" calcext:value-type="float">
            <text:p>-0.814082</text:p>
          </table:table-cell>
          <table:table-cell office:value-type="float" office:value="-8.4917" calcext:value-type="float">
            <text:p>-8.491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.79636" calcext:value-type="float">
            <text:p>7.79636</text:p>
          </table:table-cell>
          <table:table-cell office:value-type="float" office:value="0.735612" calcext:value-type="float">
            <text:p>0.735612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10.3223" calcext:value-type="float">
            <text:p>-10.3223</text:p>
          </table:table-cell>
          <table:table-cell office:value-type="float" office:value="-9.32894" calcext:value-type="float">
            <text:p>-9.32894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.49634" calcext:value-type="float">
            <text:p>7.49634</text:p>
          </table:table-cell>
          <table:table-cell office:value-type="float" office:value="7.5048" calcext:value-type="float">
            <text:p>7.5048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10.0627" calcext:value-type="float">
            <text:p>-10.0627</text:p>
          </table:table-cell>
          <table:table-cell office:value-type="float" office:value="9.64827" calcext:value-type="float">
            <text:p>9.6482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6943" calcext:value-type="float">
            <text:p>1.6943</text:p>
          </table:table-cell>
          <table:table-cell office:value-type="float" office:value="9.39722" calcext:value-type="float">
            <text:p>9.3972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51599" calcext:value-type="float">
            <text:p>4.51599</text:p>
          </table:table-cell>
          <table:table-cell office:value-type="float" office:value="4.45564" calcext:value-type="float">
            <text:p>4.4556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71712" calcext:value-type="float">
            <text:p>-2.71712</text:p>
          </table:table-cell>
          <table:table-cell office:value-type="float" office:value="-6.2937" calcext:value-type="float">
            <text:p>-6.293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47275" calcext:value-type="float">
            <text:p>6.47275</text:p>
          </table:table-cell>
          <table:table-cell office:value-type="float" office:value="-8.0316" calcext:value-type="float">
            <text:p>-8.0316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4.214" calcext:value-type="float">
            <text:p>4.214</text:p>
          </table:table-cell>
          <table:table-cell office:value-type="float" office:value="-4.45164" calcext:value-type="float">
            <text:p>-4.451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76767" calcext:value-type="float">
            <text:p>-7.76767</text:p>
          </table:table-cell>
          <table:table-cell office:value-type="float" office:value="-2.09506" calcext:value-type="float">
            <text:p>-2.095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31217" calcext:value-type="float">
            <text:p>-6.31217</text:p>
          </table:table-cell>
          <table:table-cell office:value-type="float" office:value="-8.62011" calcext:value-type="float">
            <text:p>-8.6201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-5.53029" calcext:value-type="float">
            <text:p>-5.53029</text:p>
          </table:table-cell>
          <table:table-cell office:value-type="float" office:value="3.08909" calcext:value-type="float">
            <text:p>3.08909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2.24596" calcext:value-type="float">
            <text:p>-2.24596</text:p>
          </table:table-cell>
          <table:table-cell office:value-type="float" office:value="-9.76554" calcext:value-type="float">
            <text:p>-9.7655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93716" calcext:value-type="float">
            <text:p>8.93716</text:p>
          </table:table-cell>
          <table:table-cell office:value-type="float" office:value="1.04462" calcext:value-type="float">
            <text:p>1.04462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9.38268" calcext:value-type="float">
            <text:p>-9.38268</text:p>
          </table:table-cell>
          <table:table-cell office:value-type="float" office:value="-8.80641" calcext:value-type="float">
            <text:p>-8.80641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9.90325" calcext:value-type="float">
            <text:p>9.90325</text:p>
          </table:table-cell>
          <table:table-cell office:value-type="float" office:value="7.68054" calcext:value-type="float">
            <text:p>7.68054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-9.88824" calcext:value-type="float">
            <text:p>-9.88824</text:p>
          </table:table-cell>
          <table:table-cell office:value-type="float" office:value="10.8717" calcext:value-type="float">
            <text:p>10.871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05508" calcext:value-type="float">
            <text:p>2.05508</text:p>
          </table:table-cell>
          <table:table-cell office:value-type="float" office:value="9.43071" calcext:value-type="float">
            <text:p>9.4307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0551" calcext:value-type="float">
            <text:p>5.0551</text:p>
          </table:table-cell>
          <table:table-cell office:value-type="float" office:value="4.19166" calcext:value-type="float">
            <text:p>4.1916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3.34901" calcext:value-type="float">
            <text:p>-3.34901</text:p>
          </table:table-cell>
          <table:table-cell office:value-type="float" office:value="-5.57895" calcext:value-type="float">
            <text:p>-5.5789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084" calcext:value-type="float">
            <text:p>6.084</text:p>
          </table:table-cell>
          <table:table-cell office:value-type="float" office:value="-8.21527" calcext:value-type="float">
            <text:p>-8.21527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4.57766" calcext:value-type="float">
            <text:p>4.57766</text:p>
          </table:table-cell>
          <table:table-cell office:value-type="float" office:value="-4.40554" calcext:value-type="float">
            <text:p>-4.405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05833" calcext:value-type="float">
            <text:p>-9.05833</text:p>
          </table:table-cell>
          <table:table-cell office:value-type="float" office:value="-2.98536" calcext:value-type="float">
            <text:p>-2.985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30795" calcext:value-type="float">
            <text:p>-6.30795</text:p>
          </table:table-cell>
          <table:table-cell office:value-type="float" office:value="-9.51201" calcext:value-type="float">
            <text:p>-9.5120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-8.25681" calcext:value-type="float">
            <text:p>-8.25681</text:p>
          </table:table-cell>
          <table:table-cell office:value-type="float" office:value="7.7821" calcext:value-type="float">
            <text:p>7.782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1.55912" calcext:value-type="float">
            <text:p>-1.55912</text:p>
          </table:table-cell>
          <table:table-cell office:value-type="float" office:value="-8.89393" calcext:value-type="float">
            <text:p>-8.8939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.55125" calcext:value-type="float">
            <text:p>7.55125</text:p>
          </table:table-cell>
          <table:table-cell office:value-type="float" office:value="0.609154" calcext:value-type="float">
            <text:p>0.60915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9.34221" calcext:value-type="float">
            <text:p>-9.34221</text:p>
          </table:table-cell>
          <table:table-cell office:value-type="float" office:value="-9.67838" calcext:value-type="float">
            <text:p>-9.67838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6.82216" calcext:value-type="float">
            <text:p>6.82216</text:p>
          </table:table-cell>
          <table:table-cell office:value-type="float" office:value="7.57458" calcext:value-type="float">
            <text:p>7.57458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0.305515" calcext:value-type="float">
            <text:p>0.305515</text:p>
          </table:table-cell>
          <table:table-cell office:value-type="float" office:value="9.72422" calcext:value-type="float">
            <text:p>9.7242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96039" calcext:value-type="float">
            <text:p>4.96039</text:p>
          </table:table-cell>
          <table:table-cell office:value-type="float" office:value="4.05726" calcext:value-type="float">
            <text:p>4.057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80467" calcext:value-type="float">
            <text:p>-2.80467</text:p>
          </table:table-cell>
          <table:table-cell office:value-type="float" office:value="-5.82141" calcext:value-type="float">
            <text:p>-5.8214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36134" calcext:value-type="float">
            <text:p>6.36134</text:p>
          </table:table-cell>
          <table:table-cell office:value-type="float" office:value="-7.70753" calcext:value-type="float">
            <text:p>-7.70753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4.38684" calcext:value-type="float">
            <text:p>4.38684</text:p>
          </table:table-cell>
          <table:table-cell office:value-type="float" office:value="-4.55011" calcext:value-type="float">
            <text:p>-4.550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42674" calcext:value-type="float">
            <text:p>-7.42674</text:p>
          </table:table-cell>
          <table:table-cell office:value-type="float" office:value="-3.79082" calcext:value-type="float">
            <text:p>-3.790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06861" calcext:value-type="float">
            <text:p>-6.06861</text:p>
          </table:table-cell>
          <table:table-cell office:value-type="float" office:value="-7.13436" calcext:value-type="float">
            <text:p>-7.1343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-7.09557" calcext:value-type="float">
            <text:p>-7.09557</text:p>
          </table:table-cell>
          <table:table-cell office:value-type="float" office:value="4.2832" calcext:value-type="float">
            <text:p>4.283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2.2238" calcext:value-type="float">
            <text:p>-2.2238</text:p>
          </table:table-cell>
          <table:table-cell office:value-type="float" office:value="-9.32405" calcext:value-type="float">
            <text:p>-9.3240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98174" calcext:value-type="float">
            <text:p>8.98174</text:p>
          </table:table-cell>
          <table:table-cell office:value-type="float" office:value="0.802764" calcext:value-type="float">
            <text:p>0.80276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9.01836" calcext:value-type="float">
            <text:p>-9.01836</text:p>
          </table:table-cell>
          <table:table-cell office:value-type="float" office:value="-9.25421" calcext:value-type="float">
            <text:p>-9.25421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.0204" calcext:value-type="float">
            <text:p>7.0204</text:p>
          </table:table-cell>
          <table:table-cell office:value-type="float" office:value="7.6039" calcext:value-type="float">
            <text:p>7.6039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1.59188" calcext:value-type="float">
            <text:p>1.59188</text:p>
          </table:table-cell>
          <table:table-cell office:value-type="float" office:value="9.0497" calcext:value-type="float">
            <text:p>9.049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07822" calcext:value-type="float">
            <text:p>5.07822</text:p>
          </table:table-cell>
          <table:table-cell office:value-type="float" office:value="3.77696" calcext:value-type="float">
            <text:p>3.7769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4.19617" calcext:value-type="float">
            <text:p>-4.19617</text:p>
          </table:table-cell>
          <table:table-cell office:value-type="float" office:value="-7.57892" calcext:value-type="float">
            <text:p>-7.5789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56042" calcext:value-type="float">
            <text:p>6.56042</text:p>
          </table:table-cell>
          <table:table-cell office:value-type="float" office:value="-7.56805" calcext:value-type="float">
            <text:p>-7.56805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4.00621" calcext:value-type="float">
            <text:p>4.00621</text:p>
          </table:table-cell>
          <table:table-cell office:value-type="float" office:value="-5.04473" calcext:value-type="float">
            <text:p>-5.044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68992" calcext:value-type="float">
            <text:p>-8.68992</text:p>
          </table:table-cell>
          <table:table-cell office:value-type="float" office:value="-2.91888" calcext:value-type="float">
            <text:p>-2.918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25471" calcext:value-type="float">
            <text:p>-6.25471</text:p>
          </table:table-cell>
          <table:table-cell office:value-type="float" office:value="-7.37523" calcext:value-type="float">
            <text:p>-7.3752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-8.65734" calcext:value-type="float">
            <text:p>-8.65734</text:p>
          </table:table-cell>
          <table:table-cell office:value-type="float" office:value="5.12772" calcext:value-type="float">
            <text:p>5.1277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1.49652" calcext:value-type="float">
            <text:p>-1.49652</text:p>
          </table:table-cell>
          <table:table-cell office:value-type="float" office:value="-8.67032" calcext:value-type="float">
            <text:p>-8.6703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58838" calcext:value-type="float">
            <text:p>8.58838</text:p>
          </table:table-cell>
          <table:table-cell office:value-type="float" office:value="0.244413" calcext:value-type="float">
            <text:p>0.244413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10.0231" calcext:value-type="float">
            <text:p>-10.0231</text:p>
          </table:table-cell>
          <table:table-cell office:value-type="float" office:value="-8.76787" calcext:value-type="float">
            <text:p>-8.76787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6.31028" calcext:value-type="float">
            <text:p>6.31028</text:p>
          </table:table-cell>
          <table:table-cell office:value-type="float" office:value="7.49718" calcext:value-type="float">
            <text:p>7.49718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1.07002" calcext:value-type="float">
            <text:p>1.07002</text:p>
          </table:table-cell>
          <table:table-cell office:value-type="float" office:value="9.15277" calcext:value-type="float">
            <text:p>9.1527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03956" calcext:value-type="float">
            <text:p>5.03956</text:p>
          </table:table-cell>
          <table:table-cell office:value-type="float" office:value="4.01325" calcext:value-type="float">
            <text:p>4.0132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23403" calcext:value-type="float">
            <text:p>-2.23403</text:p>
          </table:table-cell>
          <table:table-cell office:value-type="float" office:value="-6.40885" calcext:value-type="float">
            <text:p>-6.4088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93308" calcext:value-type="float">
            <text:p>6.93308</text:p>
          </table:table-cell>
          <table:table-cell office:value-type="float" office:value="-7.65162" calcext:value-type="float">
            <text:p>-7.65162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4.09761" calcext:value-type="float">
            <text:p>4.09761</text:p>
          </table:table-cell>
          <table:table-cell office:value-type="float" office:value="-5.07182" calcext:value-type="float">
            <text:p>-5.071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29042" calcext:value-type="float">
            <text:p>-7.29042</text:p>
          </table:table-cell>
          <table:table-cell office:value-type="float" office:value="-2.17037" calcext:value-type="float">
            <text:p>-2.170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99436" calcext:value-type="float">
            <text:p>-6.99436</text:p>
          </table:table-cell>
          <table:table-cell office:value-type="float" office:value="-7.35953" calcext:value-type="float">
            <text:p>-7.3595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-7.26651" calcext:value-type="float">
            <text:p>-7.26651</text:p>
          </table:table-cell>
          <table:table-cell office:value-type="float" office:value="3.14083" calcext:value-type="float">
            <text:p>3.14083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1.23989" calcext:value-type="float">
            <text:p>-1.23989</text:p>
          </table:table-cell>
          <table:table-cell office:value-type="float" office:value="-8.59295" calcext:value-type="float">
            <text:p>-8.5929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26578" calcext:value-type="float">
            <text:p>8.26578</text:p>
          </table:table-cell>
          <table:table-cell office:value-type="float" office:value="1.27282" calcext:value-type="float">
            <text:p>1.27282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9.24879" calcext:value-type="float">
            <text:p>-9.24879</text:p>
          </table:table-cell>
          <table:table-cell office:value-type="float" office:value="-9.18422" calcext:value-type="float">
            <text:p>-9.18422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.77269" calcext:value-type="float">
            <text:p>7.77269</text:p>
          </table:table-cell>
          <table:table-cell office:value-type="float" office:value="7.67943" calcext:value-type="float">
            <text:p>7.67943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0.484122" calcext:value-type="float">
            <text:p>0.484122</text:p>
          </table:table-cell>
          <table:table-cell office:value-type="float" office:value="9.02639" calcext:value-type="float">
            <text:p>9.0263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91313" calcext:value-type="float">
            <text:p>4.91313</text:p>
          </table:table-cell>
          <table:table-cell office:value-type="float" office:value="4.12951" calcext:value-type="float">
            <text:p>4.1295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3.96394" calcext:value-type="float">
            <text:p>-3.96394</text:p>
          </table:table-cell>
          <table:table-cell office:value-type="float" office:value="-6.39174" calcext:value-type="float">
            <text:p>-6.3917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.81113" calcext:value-type="float">
            <text:p>6.81113</text:p>
          </table:table-cell>
          <table:table-cell office:value-type="float" office:value="-7.80746" calcext:value-type="float">
            <text:p>-7.80746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4.63706" calcext:value-type="float">
            <text:p>4.63706</text:p>
          </table:table-cell>
          <table:table-cell office:value-type="float" office:value="-4.42949" calcext:value-type="float">
            <text:p>-4.429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34408" calcext:value-type="float">
            <text:p>-8.34408</text:p>
          </table:table-cell>
          <table:table-cell office:value-type="float" office:value="-3.64164" calcext:value-type="float">
            <text:p>-3.641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14536" calcext:value-type="float">
            <text:p>-6.14536</text:p>
          </table:table-cell>
          <table:table-cell office:value-type="float" office:value="-7.76883" calcext:value-type="float">
            <text:p>-7.7688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-8.01881" calcext:value-type="float">
            <text:p>-8.01881</text:p>
          </table:table-cell>
          <table:table-cell office:value-type="float" office:value="4.44287" calcext:value-type="float">
            <text:p>4.4428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1.89588" calcext:value-type="float">
            <text:p>-1.89588</text:p>
          </table:table-cell>
          <table:table-cell office:value-type="float" office:value="-9.24578" calcext:value-type="float">
            <text:p>-9.2457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.97955" calcext:value-type="float">
            <text:p>7.97955</text:p>
          </table:table-cell>
          <table:table-cell office:value-type="float" office:value="0.836172" calcext:value-type="float">
            <text:p>0.836172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10.3606" calcext:value-type="float">
            <text:p>-10.3606</text:p>
          </table:table-cell>
          <table:table-cell office:value-type="float" office:value="-9.67363" calcext:value-type="float">
            <text:p>-9.67363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6.43762" calcext:value-type="float">
            <text:p>6.43762</text:p>
          </table:table-cell>
          <table:table-cell office:value-type="float" office:value="7.65562" calcext:value-type="float">
            <text:p>7.65562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1.4644" calcext:value-type="float">
            <text:p>1.4644</text:p>
          </table:table-cell>
          <table:table-cell office:value-type="float" office:value="7.9366" calcext:value-type="float">
            <text:p>7.936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0641" calcext:value-type="float">
            <text:p>5.0641</text:p>
          </table:table-cell>
          <table:table-cell office:value-type="float" office:value="3.46119" calcext:value-type="float">
            <text:p>3.461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19319" calcext:value-type="float">
            <text:p>-1.19319</text:p>
          </table:table-cell>
          <table:table-cell office:value-type="float" office:value="-5.53752" calcext:value-type="float">
            <text:p>-5.53752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office:value-type="float" office:value="3.95381" calcext:value-type="float">
            <text:p>3.95381</text:p>
          </table:table-cell>
          <table:table-cell office:value-type="float" office:value="-4.67163" calcext:value-type="float">
            <text:p>-4.671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17298" calcext:value-type="float">
            <text:p>-8.17298</text:p>
          </table:table-cell>
          <table:table-cell office:value-type="float" office:value="-3.17738" calcext:value-type="float">
            <text:p>-3.177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65217" calcext:value-type="float">
            <text:p>-6.65217</text:p>
          </table:table-cell>
          <table:table-cell office:value-type="float" office:value="-7.55761" calcext:value-type="float">
            <text:p>-7.5576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-8.03426" calcext:value-type="float">
            <text:p>-8.03426</text:p>
          </table:table-cell>
          <table:table-cell office:value-type="float" office:value="4.77892" calcext:value-type="float">
            <text:p>4.7789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1.91194" calcext:value-type="float">
            <text:p>-1.91194</text:p>
          </table:table-cell>
          <table:table-cell office:value-type="float" office:value="-9.75315" calcext:value-type="float">
            <text:p>-9.7531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59375" calcext:value-type="float">
            <text:p>8.59375</text:p>
          </table:table-cell>
          <table:table-cell office:value-type="float" office:value="0.190249" calcext:value-type="float">
            <text:p>0.19024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10.2422" calcext:value-type="float">
            <text:p>-10.2422</text:p>
          </table:table-cell>
          <table:table-cell office:value-type="float" office:value="-9.65553" calcext:value-type="float">
            <text:p>-9.65553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8.12921" calcext:value-type="float">
            <text:p>8.12921</text:p>
          </table:table-cell>
          <table:table-cell office:value-type="float" office:value="7.50754" calcext:value-type="float">
            <text:p>7.50754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-0.0387683" calcext:value-type="float">
            <text:p>-0.0387683</text:p>
          </table:table-cell>
          <table:table-cell office:value-type="float" office:value="9.34684" calcext:value-type="float">
            <text:p>9.3468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9758" calcext:value-type="float">
            <text:p>4.9758</text:p>
          </table:table-cell>
          <table:table-cell office:value-type="float" office:value="4.43492" calcext:value-type="float">
            <text:p>4.4349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05738" calcext:value-type="float">
            <text:p>-2.05738</text:p>
          </table:table-cell>
          <table:table-cell office:value-type="float" office:value="-6.22605" calcext:value-type="float">
            <text:p>-6.22605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office:value-type="float" office:value="3.52156" calcext:value-type="float">
            <text:p>3.52156</text:p>
          </table:table-cell>
          <table:table-cell office:value-type="float" office:value="-4.9419" calcext:value-type="float">
            <text:p>-4.94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30139" calcext:value-type="float">
            <text:p>-9.30139</text:p>
          </table:table-cell>
          <table:table-cell office:value-type="float" office:value="-3.25965" calcext:value-type="float">
            <text:p>-3.259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7.11282" calcext:value-type="float">
            <text:p>-7.11282</text:p>
          </table:table-cell>
          <table:table-cell office:value-type="float" office:value="-8.18514" calcext:value-type="float">
            <text:p>-8.1851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-7.75835" calcext:value-type="float">
            <text:p>-7.75835</text:p>
          </table:table-cell>
          <table:table-cell office:value-type="float" office:value="2.90284" calcext:value-type="float">
            <text:p>2.90284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1.88971" calcext:value-type="float">
            <text:p>-1.88971</text:p>
          </table:table-cell>
          <table:table-cell office:value-type="float" office:value="-9.44583" calcext:value-type="float">
            <text:p>-9.4458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.1606" calcext:value-type="float">
            <text:p>11.1606</text:p>
          </table:table-cell>
          <table:table-cell office:value-type="float" office:value="0.82118" calcext:value-type="float">
            <text:p>0.82118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8.22141" calcext:value-type="float">
            <text:p>-8.22141</text:p>
          </table:table-cell>
          <table:table-cell office:value-type="float" office:value="-12.3715" calcext:value-type="float">
            <text:p>-12.371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9.22839" calcext:value-type="float">
            <text:p>9.22839</text:p>
          </table:table-cell>
          <table:table-cell office:value-type="float" office:value="7.49665" calcext:value-type="float">
            <text:p>7.49665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1.41524" calcext:value-type="float">
            <text:p>1.41524</text:p>
          </table:table-cell>
          <table:table-cell office:value-type="float" office:value="8.95615" calcext:value-type="float">
            <text:p>8.956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29189" calcext:value-type="float">
            <text:p>5.29189</text:p>
          </table:table-cell>
          <table:table-cell office:value-type="float" office:value="3.82165" calcext:value-type="float">
            <text:p>3.8216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69614" calcext:value-type="float">
            <text:p>-1.69614</text:p>
          </table:table-cell>
          <table:table-cell office:value-type="float" office:value="-5.85062" calcext:value-type="float">
            <text:p>-5.85062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office:value-type="float" office:value="4.30666" calcext:value-type="float">
            <text:p>4.30666</text:p>
          </table:table-cell>
          <table:table-cell office:value-type="float" office:value="-4.99269" calcext:value-type="float">
            <text:p>-4.992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29681" calcext:value-type="float">
            <text:p>-9.29681</text:p>
          </table:table-cell>
          <table:table-cell office:value-type="float" office:value="-3.59796" calcext:value-type="float">
            <text:p>-3.597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7.051" calcext:value-type="float">
            <text:p>-7.051</text:p>
          </table:table-cell>
          <table:table-cell office:value-type="float" office:value="-7.92217" calcext:value-type="float">
            <text:p>-7.92217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-7.96142" calcext:value-type="float">
            <text:p>-7.96142</text:p>
          </table:table-cell>
          <table:table-cell office:value-type="float" office:value="4.8735" calcext:value-type="float">
            <text:p>4.873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1.40447" calcext:value-type="float">
            <text:p>-1.40447</text:p>
          </table:table-cell>
          <table:table-cell office:value-type="float" office:value="-8.67655" calcext:value-type="float">
            <text:p>-8.676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48595" calcext:value-type="float">
            <text:p>9.48595</text:p>
          </table:table-cell>
          <table:table-cell office:value-type="float" office:value="0.939158" calcext:value-type="float">
            <text:p>0.939158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9.59568" calcext:value-type="float">
            <text:p>-9.59568</text:p>
          </table:table-cell>
          <table:table-cell office:value-type="float" office:value="-9.88209" calcext:value-type="float">
            <text:p>-9.88209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8.15485" calcext:value-type="float">
            <text:p>8.15485</text:p>
          </table:table-cell>
          <table:table-cell office:value-type="float" office:value="7.59074" calcext:value-type="float">
            <text:p>7.59074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1.61619" calcext:value-type="float">
            <text:p>1.61619</text:p>
          </table:table-cell>
          <table:table-cell office:value-type="float" office:value="7.99007" calcext:value-type="float">
            <text:p>7.9900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6039" calcext:value-type="float">
            <text:p>4.76039</text:p>
          </table:table-cell>
          <table:table-cell office:value-type="float" office:value="4.09463" calcext:value-type="float">
            <text:p>4.0946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.72513" calcext:value-type="float">
            <text:p>-2.72513</text:p>
          </table:table-cell>
          <table:table-cell office:value-type="float" office:value="-5.39647" calcext:value-type="float">
            <text:p>-5.39647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office:value-type="float" office:value="4.32267" calcext:value-type="float">
            <text:p>4.32267</text:p>
          </table:table-cell>
          <table:table-cell office:value-type="float" office:value="-4.52873" calcext:value-type="float">
            <text:p>-4.528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58048" calcext:value-type="float">
            <text:p>-9.58048</text:p>
          </table:table-cell>
          <table:table-cell office:value-type="float" office:value="-4.49728" calcext:value-type="float">
            <text:p>-4.497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46578" calcext:value-type="float">
            <text:p>-6.46578</text:p>
          </table:table-cell>
          <table:table-cell office:value-type="float" office:value="-8.25516" calcext:value-type="float">
            <text:p>-8.2551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-7.75717" calcext:value-type="float">
            <text:p>-7.75717</text:p>
          </table:table-cell>
          <table:table-cell office:value-type="float" office:value="3.99704" calcext:value-type="float">
            <text:p>3.99704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1.36227" calcext:value-type="float">
            <text:p>-1.36227</text:p>
          </table:table-cell>
          <table:table-cell office:value-type="float" office:value="-8.5927" calcext:value-type="float">
            <text:p>-8.592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.5579" calcext:value-type="float">
            <text:p>11.5579</text:p>
          </table:table-cell>
          <table:table-cell office:value-type="float" office:value="0.325425" calcext:value-type="float">
            <text:p>0.32542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8.24493" calcext:value-type="float">
            <text:p>-8.24493</text:p>
          </table:table-cell>
          <table:table-cell office:value-type="float" office:value="-9.59965" calcext:value-type="float">
            <text:p>-9.5996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8.83473" calcext:value-type="float">
            <text:p>8.83473</text:p>
          </table:table-cell>
          <table:table-cell office:value-type="float" office:value="7.50892" calcext:value-type="float">
            <text:p>7.50892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0.578432" calcext:value-type="float">
            <text:p>0.578432</text:p>
          </table:table-cell>
          <table:table-cell office:value-type="float" office:value="8.60157" calcext:value-type="float">
            <text:p>8.6015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29706" calcext:value-type="float">
            <text:p>5.29706</text:p>
          </table:table-cell>
          <table:table-cell office:value-type="float" office:value="4.25771" calcext:value-type="float">
            <text:p>4.2577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409141" calcext:value-type="float">
            <text:p>0.409141</text:p>
          </table:table-cell>
          <table:table-cell office:value-type="float" office:value="-4.54451" calcext:value-type="float">
            <text:p>-4.54451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office:value-type="float" office:value="4.67906" calcext:value-type="float">
            <text:p>4.67906</text:p>
          </table:table-cell>
          <table:table-cell office:value-type="float" office:value="-4.18937" calcext:value-type="float">
            <text:p>-4.189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49216" calcext:value-type="float">
            <text:p>-8.49216</text:p>
          </table:table-cell>
          <table:table-cell office:value-type="float" office:value="-3.65884" calcext:value-type="float">
            <text:p>-3.658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22199" calcext:value-type="float">
            <text:p>-6.22199</text:p>
          </table:table-cell>
          <table:table-cell office:value-type="float" office:value="-9.68976" calcext:value-type="float">
            <text:p>-9.6897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-8.14173" calcext:value-type="float">
            <text:p>-8.14173</text:p>
          </table:table-cell>
          <table:table-cell office:value-type="float" office:value="4.06566" calcext:value-type="float">
            <text:p>4.0656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2.68353" calcext:value-type="float">
            <text:p>-2.68353</text:p>
          </table:table-cell>
          <table:table-cell office:value-type="float" office:value="-9.82302" calcext:value-type="float">
            <text:p>-9.8230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.83617" calcext:value-type="float">
            <text:p>8.83617</text:p>
          </table:table-cell>
          <table:table-cell office:value-type="float" office:value="-0.156849" calcext:value-type="float">
            <text:p>-0.15684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10.7319" calcext:value-type="float">
            <text:p>-10.7319</text:p>
          </table:table-cell>
          <table:table-cell office:value-type="float" office:value="-7.6891" calcext:value-type="float">
            <text:p>-7.6891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6.74924" calcext:value-type="float">
            <text:p>6.74924</text:p>
          </table:table-cell>
          <table:table-cell office:value-type="float" office:value="7.64907" calcext:value-type="float">
            <text:p>7.64907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1.76657" calcext:value-type="float">
            <text:p>1.76657</text:p>
          </table:table-cell>
          <table:table-cell office:value-type="float" office:value="9.06706" calcext:value-type="float">
            <text:p>9.0670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85181" calcext:value-type="float">
            <text:p>4.85181</text:p>
          </table:table-cell>
          <table:table-cell office:value-type="float" office:value="4.45167" calcext:value-type="float">
            <text:p>4.451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0.883588" calcext:value-type="float">
            <text:p>-0.883588</text:p>
          </table:table-cell>
          <table:table-cell office:value-type="float" office:value="-6.45076" calcext:value-type="float">
            <text:p>-6.45076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office:value-type="float" office:value="4.78726" calcext:value-type="float">
            <text:p>4.78726</text:p>
          </table:table-cell>
          <table:table-cell office:value-type="float" office:value="-4.22248" calcext:value-type="float">
            <text:p>-4.222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34336" calcext:value-type="float">
            <text:p>-8.34336</text:p>
          </table:table-cell>
          <table:table-cell office:value-type="float" office:value="-2.41142" calcext:value-type="float">
            <text:p>-2.411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00434" calcext:value-type="float">
            <text:p>-6.00434</text:p>
          </table:table-cell>
          <table:table-cell office:value-type="float" office:value="-7.18564" calcext:value-type="float">
            <text:p>-7.1856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-6.83509" calcext:value-type="float">
            <text:p>-6.83509</text:p>
          </table:table-cell>
          <table:table-cell office:value-type="float" office:value="3.70718" calcext:value-type="float">
            <text:p>3.70718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0.426739" calcext:value-type="float">
            <text:p>-0.426739</text:p>
          </table:table-cell>
          <table:table-cell office:value-type="float" office:value="-8.56207" calcext:value-type="float">
            <text:p>-8.5620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.0052" calcext:value-type="float">
            <text:p>10.0052</text:p>
          </table:table-cell>
          <table:table-cell office:value-type="float" office:value="0.0899754" calcext:value-type="float">
            <text:p>0.089975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8.61343" calcext:value-type="float">
            <text:p>-8.61343</text:p>
          </table:table-cell>
          <table:table-cell office:value-type="float" office:value="-10.4994" calcext:value-type="float">
            <text:p>-10.4994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5.66347" calcext:value-type="float">
            <text:p>5.66347</text:p>
          </table:table-cell>
          <table:table-cell office:value-type="float" office:value="7.59177" calcext:value-type="float">
            <text:p>7.59177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0.969581" calcext:value-type="float">
            <text:p>0.969581</text:p>
          </table:table-cell>
          <table:table-cell office:value-type="float" office:value="9.15328" calcext:value-type="float">
            <text:p>9.1532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5339" calcext:value-type="float">
            <text:p>4.75339</text:p>
          </table:table-cell>
          <table:table-cell office:value-type="float" office:value="3.69184" calcext:value-type="float">
            <text:p>3.6918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0.216009" calcext:value-type="float">
            <text:p>-0.216009</text:p>
          </table:table-cell>
          <table:table-cell office:value-type="float" office:value="-5.31025" calcext:value-type="float">
            <text:p>-5.31025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office:value-type="float" office:value="4.32879" calcext:value-type="float">
            <text:p>4.32879</text:p>
          </table:table-cell>
          <table:table-cell office:value-type="float" office:value="-4.88913" calcext:value-type="float">
            <text:p>-4.88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8601" calcext:value-type="float">
            <text:p>-7.8601</text:p>
          </table:table-cell>
          <table:table-cell office:value-type="float" office:value="-2.97977" calcext:value-type="float">
            <text:p>-2.979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.74222" calcext:value-type="float">
            <text:p>-5.74222</text:p>
          </table:table-cell>
          <table:table-cell office:value-type="float" office:value="-7.531" calcext:value-type="float">
            <text:p>-7.53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-8.9678" calcext:value-type="float">
            <text:p>-8.9678</text:p>
          </table:table-cell>
          <table:table-cell office:value-type="float" office:value="4.22889" calcext:value-type="float">
            <text:p>4.22889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1.56503" calcext:value-type="float">
            <text:p>-1.56503</text:p>
          </table:table-cell>
          <table:table-cell office:value-type="float" office:value="-8.77505" calcext:value-type="float">
            <text:p>-8.7750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06626" calcext:value-type="float">
            <text:p>9.06626</text:p>
          </table:table-cell>
          <table:table-cell office:value-type="float" office:value="1.36485" calcext:value-type="float">
            <text:p>1.3648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8.74952" calcext:value-type="float">
            <text:p>-8.74952</text:p>
          </table:table-cell>
          <table:table-cell office:value-type="float" office:value="-9.99309" calcext:value-type="float">
            <text:p>-9.99309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6.80924" calcext:value-type="float">
            <text:p>6.80924</text:p>
          </table:table-cell>
          <table:table-cell office:value-type="float" office:value="7.36246" calcext:value-type="float">
            <text:p>7.36246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1.57113" calcext:value-type="float">
            <text:p>1.57113</text:p>
          </table:table-cell>
          <table:table-cell office:value-type="float" office:value="8.95562" calcext:value-type="float">
            <text:p>8.9556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9749" calcext:value-type="float">
            <text:p>4.9749</text:p>
          </table:table-cell>
          <table:table-cell office:value-type="float" office:value="3.74029" calcext:value-type="float">
            <text:p>3.7402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4.87809" calcext:value-type="float">
            <text:p>-4.87809</text:p>
          </table:table-cell>
          <table:table-cell office:value-type="float" office:value="-7.27782" calcext:value-type="float">
            <text:p>-7.27782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office:value-type="float" office:value="4.11444" calcext:value-type="float">
            <text:p>4.11444</text:p>
          </table:table-cell>
          <table:table-cell office:value-type="float" office:value="-5.10346" calcext:value-type="float">
            <text:p>-5.103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04439" calcext:value-type="float">
            <text:p>-9.04439</text:p>
          </table:table-cell>
          <table:table-cell office:value-type="float" office:value="-3.78356" calcext:value-type="float">
            <text:p>-3.78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81105" calcext:value-type="float">
            <text:p>-6.81105</text:p>
          </table:table-cell>
          <table:table-cell office:value-type="float" office:value="-7.82297" calcext:value-type="float">
            <text:p>-7.82297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-9.6731" calcext:value-type="float">
            <text:p>-9.6731</text:p>
          </table:table-cell>
          <table:table-cell office:value-type="float" office:value="6.14185" calcext:value-type="float">
            <text:p>6.1418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1.39527" calcext:value-type="float">
            <text:p>-1.39527</text:p>
          </table:table-cell>
          <table:table-cell office:value-type="float" office:value="-8.39313" calcext:value-type="float">
            <text:p>-8.3931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91121" calcext:value-type="float">
            <text:p>9.91121</text:p>
          </table:table-cell>
          <table:table-cell office:value-type="float" office:value="-0.504092" calcext:value-type="float">
            <text:p>-0.504092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10.0994" calcext:value-type="float">
            <text:p>-10.0994</text:p>
          </table:table-cell>
          <table:table-cell office:value-type="float" office:value="-9.09433" calcext:value-type="float">
            <text:p>-9.09433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6.64294" calcext:value-type="float">
            <text:p>6.64294</text:p>
          </table:table-cell>
          <table:table-cell office:value-type="float" office:value="7.41002" calcext:value-type="float">
            <text:p>7.41002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1.54395" calcext:value-type="float">
            <text:p>1.54395</text:p>
          </table:table-cell>
          <table:table-cell office:value-type="float" office:value="8.86286" calcext:value-type="float">
            <text:p>8.8628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16565" calcext:value-type="float">
            <text:p>5.16565</text:p>
          </table:table-cell>
          <table:table-cell office:value-type="float" office:value="3.96697" calcext:value-type="float">
            <text:p>3.9669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07633" calcext:value-type="float">
            <text:p>-1.07633</text:p>
          </table:table-cell>
          <table:table-cell office:value-type="float" office:value="-4.22451" calcext:value-type="float">
            <text:p>-4.22451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office:value-type="float" office:value="4.97326" calcext:value-type="float">
            <text:p>4.97326</text:p>
          </table:table-cell>
          <table:table-cell office:value-type="float" office:value="-4.14835" calcext:value-type="float">
            <text:p>-4.148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88553" calcext:value-type="float">
            <text:p>-8.88553</text:p>
          </table:table-cell>
          <table:table-cell office:value-type="float" office:value="-4.39569" calcext:value-type="float">
            <text:p>-4.395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28814" calcext:value-type="float">
            <text:p>-6.28814</text:p>
          </table:table-cell>
          <table:table-cell office:value-type="float" office:value="-9.84927" calcext:value-type="float">
            <text:p>-9.84927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-8.38751" calcext:value-type="float">
            <text:p>-8.38751</text:p>
          </table:table-cell>
          <table:table-cell office:value-type="float" office:value="3.94977" calcext:value-type="float">
            <text:p>3.9497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-0.583439" calcext:value-type="float">
            <text:p>-0.583439</text:p>
          </table:table-cell>
          <table:table-cell office:value-type="float" office:value="-8.7077" calcext:value-type="float">
            <text:p>-8.707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.92576" calcext:value-type="float">
            <text:p>7.92576</text:p>
          </table:table-cell>
          <table:table-cell office:value-type="float" office:value="0.507065" calcext:value-type="float">
            <text:p>0.50706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9.06311" calcext:value-type="float">
            <text:p>-9.06311</text:p>
          </table:table-cell>
          <table:table-cell office:value-type="float" office:value="-10.3523" calcext:value-type="float">
            <text:p>-10.3523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6.01624" calcext:value-type="float">
            <text:p>6.01624</text:p>
          </table:table-cell>
          <table:table-cell office:value-type="float" office:value="7.56028" calcext:value-type="float">
            <text:p>7.56028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2.7414" calcext:value-type="float">
            <text:p>2.7414</text:p>
          </table:table-cell>
          <table:table-cell office:value-type="float" office:value="9.16665" calcext:value-type="float">
            <text:p>9.1666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32713" calcext:value-type="float">
            <text:p>5.32713</text:p>
          </table:table-cell>
          <table:table-cell office:value-type="float" office:value="3.8919" calcext:value-type="float">
            <text:p>3.8919</text:p>
          </table:table-cell>
          <table:table-cell table:number-columns-repeated="13"/>
          <table:table-cell office:value-type="float" office:value="19" calcext:value-type="float">
            <text:p>19</text:p>
          </table:table-cell>
          <table:table-cell office:value-type="float" office:value="4.10097" calcext:value-type="float">
            <text:p>4.10097</text:p>
          </table:table-cell>
          <table:table-cell office:value-type="float" office:value="-4.97524" calcext:value-type="float">
            <text:p>-4.975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28641" calcext:value-type="float">
            <text:p>-7.28641</text:p>
          </table:table-cell>
          <table:table-cell office:value-type="float" office:value="-1.33624" calcext:value-type="float">
            <text:p>-1.336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7.0974" calcext:value-type="float">
            <text:p>-7.0974</text:p>
          </table:table-cell>
          <table:table-cell office:value-type="float" office:value="-7.12696" calcext:value-type="float">
            <text:p>-7.12696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office:value-type="float" office:value="10.066" calcext:value-type="float">
            <text:p>10.066</text:p>
          </table:table-cell>
          <table:table-cell office:value-type="float" office:value="0.773392" calcext:value-type="float">
            <text:p>0.773392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10.1704" calcext:value-type="float">
            <text:p>-10.1704</text:p>
          </table:table-cell>
          <table:table-cell office:value-type="float" office:value="-9.40552" calcext:value-type="float">
            <text:p>-9.40552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.77458" calcext:value-type="float">
            <text:p>7.77458</text:p>
          </table:table-cell>
          <table:table-cell office:value-type="float" office:value="7.3905" calcext:value-type="float">
            <text:p>7.3905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1.91856" calcext:value-type="float">
            <text:p>1.91856</text:p>
          </table:table-cell>
          <table:table-cell office:value-type="float" office:value="8.99277" calcext:value-type="float">
            <text:p>8.99277</text:p>
          </table:table-cell>
          <table:table-cell table:number-columns-repeated="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77737" calcext:value-type="float">
            <text:p>-8.77737</text:p>
          </table:table-cell>
          <table:table-cell office:value-type="float" office:value="-4.02101" calcext:value-type="float">
            <text:p>-4.021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58637" calcext:value-type="float">
            <text:p>-6.58637</text:p>
          </table:table-cell>
          <table:table-cell office:value-type="float" office:value="-6.76851" calcext:value-type="float">
            <text:p>-6.7685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office:value-type="float" office:value="6.99969" calcext:value-type="float">
            <text:p>6.99969</text:p>
          </table:table-cell>
          <table:table-cell office:value-type="float" office:value="0.183244" calcext:value-type="float">
            <text:p>0.18324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9.69236" calcext:value-type="float">
            <text:p>-9.69236</text:p>
          </table:table-cell>
          <table:table-cell office:value-type="float" office:value="-8.82202" calcext:value-type="float">
            <text:p>-8.82202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8.33004" calcext:value-type="float">
            <text:p>8.33004</text:p>
          </table:table-cell>
          <table:table-cell office:value-type="float" office:value="7.23706" calcext:value-type="float">
            <text:p>7.23706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1.86831" calcext:value-type="float">
            <text:p>1.86831</text:p>
          </table:table-cell>
          <table:table-cell office:value-type="float" office:value="9.74397" calcext:value-type="float">
            <text:p>9.74397</text:p>
          </table:table-cell>
          <table:table-cell table:number-columns-repeated="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30099" calcext:value-type="float">
            <text:p>-9.30099</text:p>
          </table:table-cell>
          <table:table-cell office:value-type="float" office:value="-3.68911" calcext:value-type="float">
            <text:p>-3.689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18874" calcext:value-type="float">
            <text:p>-6.18874</text:p>
          </table:table-cell>
          <table:table-cell office:value-type="float" office:value="-8.54517" calcext:value-type="float">
            <text:p>-8.54517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office:value-type="float" office:value="8.49611" calcext:value-type="float">
            <text:p>8.49611</text:p>
          </table:table-cell>
          <table:table-cell office:value-type="float" office:value="1.42635" calcext:value-type="float">
            <text:p>1.4263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9.63719" calcext:value-type="float">
            <text:p>-9.63719</text:p>
          </table:table-cell>
          <table:table-cell office:value-type="float" office:value="-9.80068" calcext:value-type="float">
            <text:p>-9.80068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9.16033" calcext:value-type="float">
            <text:p>9.16033</text:p>
          </table:table-cell>
          <table:table-cell office:value-type="float" office:value="7.47283" calcext:value-type="float">
            <text:p>7.47283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0.469634" calcext:value-type="float">
            <text:p>0.469634</text:p>
          </table:table-cell>
          <table:table-cell office:value-type="float" office:value="8.96568" calcext:value-type="float">
            <text:p>8.96568</text:p>
          </table:table-cell>
          <table:table-cell table:number-columns-repeated="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19873" calcext:value-type="float">
            <text:p>-8.19873</text:p>
          </table:table-cell>
          <table:table-cell office:value-type="float" office:value="-3.15754" calcext:value-type="float">
            <text:p>-3.157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27791" calcext:value-type="float">
            <text:p>-6.27791</text:p>
          </table:table-cell>
          <table:table-cell office:value-type="float" office:value="-8.66805" calcext:value-type="float">
            <text:p>-8.66805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office:value-type="float" office:value="8.85174" calcext:value-type="float">
            <text:p>8.85174</text:p>
          </table:table-cell>
          <table:table-cell office:value-type="float" office:value="0.879157" calcext:value-type="float">
            <text:p>0.879157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8.98967" calcext:value-type="float">
            <text:p>-8.98967</text:p>
          </table:table-cell>
          <table:table-cell office:value-type="float" office:value="-9.73889" calcext:value-type="float">
            <text:p>-9.73889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8.11547" calcext:value-type="float">
            <text:p>8.11547</text:p>
          </table:table-cell>
          <table:table-cell office:value-type="float" office:value="7.52275" calcext:value-type="float">
            <text:p>7.52275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0521" calcext:value-type="float">
            <text:p>-7.0521</text:p>
          </table:table-cell>
          <table:table-cell office:value-type="float" office:value="-1.3489" calcext:value-type="float">
            <text:p>-1.34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84743" calcext:value-type="float">
            <text:p>-6.84743</text:p>
          </table:table-cell>
          <table:table-cell office:value-type="float" office:value="-8.72943" calcext:value-type="float">
            <text:p>-8.72943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office:value-type="float" office:value="8.52568" calcext:value-type="float">
            <text:p>8.52568</text:p>
          </table:table-cell>
          <table:table-cell office:value-type="float" office:value="0.364635" calcext:value-type="float">
            <text:p>0.36463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9.92932" calcext:value-type="float">
            <text:p>-9.92932</text:p>
          </table:table-cell>
          <table:table-cell office:value-type="float" office:value="-9.96653" calcext:value-type="float">
            <text:p>-9.96653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.71959" calcext:value-type="float">
            <text:p>7.71959</text:p>
          </table:table-cell>
          <table:table-cell office:value-type="float" office:value="7.37686" calcext:value-type="float">
            <text:p>7.37686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09952" calcext:value-type="float">
            <text:p>-7.09952</text:p>
          </table:table-cell>
          <table:table-cell office:value-type="float" office:value="-3.1626" calcext:value-type="float">
            <text:p>-3.16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5467" calcext:value-type="float">
            <text:p>-6.5467</text:p>
          </table:table-cell>
          <table:table-cell office:value-type="float" office:value="-8.13186" calcext:value-type="float">
            <text:p>-8.13186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office:value-type="float" office:value="8.08768" calcext:value-type="float">
            <text:p>8.08768</text:p>
          </table:table-cell>
          <table:table-cell office:value-type="float" office:value="0.521555" calcext:value-type="float">
            <text:p>0.52155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9.77032" calcext:value-type="float">
            <text:p>-9.77032</text:p>
          </table:table-cell>
          <table:table-cell office:value-type="float" office:value="-9.64421" calcext:value-type="float">
            <text:p>-9.64421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8.59504" calcext:value-type="float">
            <text:p>8.59504</text:p>
          </table:table-cell>
          <table:table-cell office:value-type="float" office:value="7.51461" calcext:value-type="float">
            <text:p>7.51461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26232" calcext:value-type="float">
            <text:p>-8.26232</text:p>
          </table:table-cell>
          <table:table-cell office:value-type="float" office:value="-4.13327" calcext:value-type="float">
            <text:p>-4.133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44279" calcext:value-type="float">
            <text:p>-6.44279</text:p>
          </table:table-cell>
          <table:table-cell office:value-type="float" office:value="-7.51895" calcext:value-type="float">
            <text:p>-7.51895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office:value-type="float" office:value="10.2441" calcext:value-type="float">
            <text:p>10.2441</text:p>
          </table:table-cell>
          <table:table-cell office:value-type="float" office:value="0.649011" calcext:value-type="float">
            <text:p>0.649011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9.93516" calcext:value-type="float">
            <text:p>-9.93516</text:p>
          </table:table-cell>
          <table:table-cell office:value-type="float" office:value="-9.13113" calcext:value-type="float">
            <text:p>-9.13113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.23116" calcext:value-type="float">
            <text:p>7.23116</text:p>
          </table:table-cell>
          <table:table-cell office:value-type="float" office:value="7.3399" calcext:value-type="float">
            <text:p>7.3399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16357" calcext:value-type="float">
            <text:p>-7.16357</text:p>
          </table:table-cell>
          <table:table-cell office:value-type="float" office:value="-2.0783" calcext:value-type="float">
            <text:p>-2.07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.94863" calcext:value-type="float">
            <text:p>-5.94863</text:p>
          </table:table-cell>
          <table:table-cell office:value-type="float" office:value="-7.4455" calcext:value-type="float">
            <text:p>-7.4455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office:value-type="float" office:value="10.0589" calcext:value-type="float">
            <text:p>10.0589</text:p>
          </table:table-cell>
          <table:table-cell office:value-type="float" office:value="1.25293" calcext:value-type="float">
            <text:p>1.25293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9.73966" calcext:value-type="float">
            <text:p>-9.73966</text:p>
          </table:table-cell>
          <table:table-cell office:value-type="float" office:value="-10.5143" calcext:value-type="float">
            <text:p>-10.5143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.23531" calcext:value-type="float">
            <text:p>7.23531</text:p>
          </table:table-cell>
          <table:table-cell office:value-type="float" office:value="7.49889" calcext:value-type="float">
            <text:p>7.49889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50966" calcext:value-type="float">
            <text:p>-8.50966</text:p>
          </table:table-cell>
          <table:table-cell office:value-type="float" office:value="-2.11201" calcext:value-type="float">
            <text:p>-2.112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37006" calcext:value-type="float">
            <text:p>-6.37006</text:p>
          </table:table-cell>
          <table:table-cell office:value-type="float" office:value="-9.1431" calcext:value-type="float">
            <text:p>-9.143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office:value-type="float" office:value="9.62002" calcext:value-type="float">
            <text:p>9.62002</text:p>
          </table:table-cell>
          <table:table-cell office:value-type="float" office:value="1.3191" calcext:value-type="float">
            <text:p>1.3191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12.0645" calcext:value-type="float">
            <text:p>-12.0645</text:p>
          </table:table-cell>
          <table:table-cell office:value-type="float" office:value="-7.34328" calcext:value-type="float">
            <text:p>-7.34328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6.93673" calcext:value-type="float">
            <text:p>6.93673</text:p>
          </table:table-cell>
          <table:table-cell office:value-type="float" office:value="7.50564" calcext:value-type="float">
            <text:p>7.50564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39893" calcext:value-type="float">
            <text:p>-8.39893</text:p>
          </table:table-cell>
          <table:table-cell office:value-type="float" office:value="-2.12713" calcext:value-type="float">
            <text:p>-2.127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53756" calcext:value-type="float">
            <text:p>-6.53756</text:p>
          </table:table-cell>
          <table:table-cell office:value-type="float" office:value="-8.00047" calcext:value-type="float">
            <text:p>-8.00047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office:value-type="float" office:value="7.57751" calcext:value-type="float">
            <text:p>7.57751</text:p>
          </table:table-cell>
          <table:table-cell office:value-type="float" office:value="0.0135557" calcext:value-type="float">
            <text:p>0.0135557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9.94491" calcext:value-type="float">
            <text:p>-9.94491</text:p>
          </table:table-cell>
          <table:table-cell office:value-type="float" office:value="-8.12479" calcext:value-type="float">
            <text:p>-8.12479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6.68294" calcext:value-type="float">
            <text:p>6.68294</text:p>
          </table:table-cell>
          <table:table-cell office:value-type="float" office:value="7.46371" calcext:value-type="float">
            <text:p>7.46371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58834" calcext:value-type="float">
            <text:p>-7.58834</text:p>
          </table:table-cell>
          <table:table-cell office:value-type="float" office:value="-3.06696" calcext:value-type="float">
            <text:p>-3.066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76667" calcext:value-type="float">
            <text:p>-6.76667</text:p>
          </table:table-cell>
          <table:table-cell office:value-type="float" office:value="-8.32679" calcext:value-type="float">
            <text:p>-8.32679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office:value-type="float" office:value="10.5342" calcext:value-type="float">
            <text:p>10.5342</text:p>
          </table:table-cell>
          <table:table-cell office:value-type="float" office:value="0.027223" calcext:value-type="float">
            <text:p>0.027223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9.18435" calcext:value-type="float">
            <text:p>-9.18435</text:p>
          </table:table-cell>
          <table:table-cell office:value-type="float" office:value="-10.478" calcext:value-type="float">
            <text:p>-10.478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5.52225" calcext:value-type="float">
            <text:p>5.52225</text:p>
          </table:table-cell>
          <table:table-cell office:value-type="float" office:value="7.33658" calcext:value-type="float">
            <text:p>7.33658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57066" calcext:value-type="float">
            <text:p>-8.57066</text:p>
          </table:table-cell>
          <table:table-cell office:value-type="float" office:value="-5.22005" calcext:value-type="float">
            <text:p>-5.220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21834" calcext:value-type="float">
            <text:p>-6.21834</text:p>
          </table:table-cell>
          <table:table-cell office:value-type="float" office:value="-7.53924" calcext:value-type="float">
            <text:p>-7.53924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office:value-type="float" office:value="8.63969" calcext:value-type="float">
            <text:p>8.63969</text:p>
          </table:table-cell>
          <table:table-cell office:value-type="float" office:value="-0.184207" calcext:value-type="float">
            <text:p>-0.184207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8.81204" calcext:value-type="float">
            <text:p>-8.81204</text:p>
          </table:table-cell>
          <table:table-cell office:value-type="float" office:value="-10.7836" calcext:value-type="float">
            <text:p>-10.7836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6.77098" calcext:value-type="float">
            <text:p>6.77098</text:p>
          </table:table-cell>
          <table:table-cell office:value-type="float" office:value="7.34299" calcext:value-type="float">
            <text:p>7.34299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58719" calcext:value-type="float">
            <text:p>-8.58719</text:p>
          </table:table-cell>
          <table:table-cell office:value-type="float" office:value="-3.49621" calcext:value-type="float">
            <text:p>-3.49621</text:p>
          </table:table-cell>
          <table:table-cell table:number-columns-repeated="25"/>
          <table:table-cell office:value-type="float" office:value="7" calcext:value-type="float">
            <text:p>7</text:p>
          </table:table-cell>
          <table:table-cell office:value-type="float" office:value="7.03237" calcext:value-type="float">
            <text:p>7.03237</text:p>
          </table:table-cell>
          <table:table-cell office:value-type="float" office:value="0.289716" calcext:value-type="float">
            <text:p>0.289716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9.58996" calcext:value-type="float">
            <text:p>-9.58996</text:p>
          </table:table-cell>
          <table:table-cell office:value-type="float" office:value="-10.811" calcext:value-type="float">
            <text:p>-10.811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.97872" calcext:value-type="float">
            <text:p>7.97872</text:p>
          </table:table-cell>
          <table:table-cell office:value-type="float" office:value="7.52485" calcext:value-type="float">
            <text:p>7.52485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21036" calcext:value-type="float">
            <text:p>-7.21036</text:p>
          </table:table-cell>
          <table:table-cell office:value-type="float" office:value="-2.71554" calcext:value-type="float">
            <text:p>-2.71554</text:p>
          </table:table-cell>
          <table:table-cell table:number-columns-repeated="25"/>
          <table:table-cell office:value-type="float" office:value="7" calcext:value-type="float">
            <text:p>7</text:p>
          </table:table-cell>
          <table:table-cell office:value-type="float" office:value="8.69689" calcext:value-type="float">
            <text:p>8.69689</text:p>
          </table:table-cell>
          <table:table-cell office:value-type="float" office:value="1.08501" calcext:value-type="float">
            <text:p>1.08501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8.58612" calcext:value-type="float">
            <text:p>-8.58612</text:p>
          </table:table-cell>
          <table:table-cell office:value-type="float" office:value="-9.75476" calcext:value-type="float">
            <text:p>-9.75476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.67158" calcext:value-type="float">
            <text:p>7.67158</text:p>
          </table:table-cell>
          <table:table-cell office:value-type="float" office:value="7.55607" calcext:value-type="float">
            <text:p>7.55607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90762" calcext:value-type="float">
            <text:p>-8.90762</text:p>
          </table:table-cell>
          <table:table-cell office:value-type="float" office:value="-3.92203" calcext:value-type="float">
            <text:p>-3.92203</text:p>
          </table:table-cell>
          <table:table-cell table:number-columns-repeated="25"/>
          <table:table-cell office:value-type="float" office:value="7" calcext:value-type="float">
            <text:p>7</text:p>
          </table:table-cell>
          <table:table-cell office:value-type="float" office:value="8.77201" calcext:value-type="float">
            <text:p>8.77201</text:p>
          </table:table-cell>
          <table:table-cell office:value-type="float" office:value="0.422117" calcext:value-type="float">
            <text:p>0.422117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7.68276" calcext:value-type="float">
            <text:p>-7.68276</text:p>
          </table:table-cell>
          <table:table-cell office:value-type="float" office:value="-10.7551" calcext:value-type="float">
            <text:p>-10.7551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8.40211" calcext:value-type="float">
            <text:p>8.40211</text:p>
          </table:table-cell>
          <table:table-cell office:value-type="float" office:value="7.42003" calcext:value-type="float">
            <text:p>7.42003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7021" calcext:value-type="float">
            <text:p>-8.7021</text:p>
          </table:table-cell>
          <table:table-cell office:value-type="float" office:value="-2.99252" calcext:value-type="float">
            <text:p>-2.99252</text:p>
          </table:table-cell>
          <table:table-cell table:number-columns-repeated="25"/>
          <table:table-cell office:value-type="float" office:value="7" calcext:value-type="float">
            <text:p>7</text:p>
          </table:table-cell>
          <table:table-cell office:value-type="float" office:value="7.91444" calcext:value-type="float">
            <text:p>7.91444</text:p>
          </table:table-cell>
          <table:table-cell office:value-type="float" office:value="1.24613" calcext:value-type="float">
            <text:p>1.24613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10.2924" calcext:value-type="float">
            <text:p>-10.2924</text:p>
          </table:table-cell>
          <table:table-cell office:value-type="float" office:value="-8.83519" calcext:value-type="float">
            <text:p>-8.83519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8.45373" calcext:value-type="float">
            <text:p>8.45373</text:p>
          </table:table-cell>
          <table:table-cell office:value-type="float" office:value="7.3539" calcext:value-type="float">
            <text:p>7.3539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77684" calcext:value-type="float">
            <text:p>-8.77684</text:p>
          </table:table-cell>
          <table:table-cell office:value-type="float" office:value="-2.25372" calcext:value-type="float">
            <text:p>-2.25372</text:p>
          </table:table-cell>
          <table:table-cell table:number-columns-repeated="25"/>
          <table:table-cell office:value-type="float" office:value="7" calcext:value-type="float">
            <text:p>7</text:p>
          </table:table-cell>
          <table:table-cell office:value-type="float" office:value="8.59569" calcext:value-type="float">
            <text:p>8.59569</text:p>
          </table:table-cell>
          <table:table-cell office:value-type="float" office:value="0.324669" calcext:value-type="float">
            <text:p>0.32466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9.48993" calcext:value-type="float">
            <text:p>-9.48993</text:p>
          </table:table-cell>
          <table:table-cell office:value-type="float" office:value="-9.88234" calcext:value-type="float">
            <text:p>-9.88234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9.48558" calcext:value-type="float">
            <text:p>9.48558</text:p>
          </table:table-cell>
          <table:table-cell office:value-type="float" office:value="7.43835" calcext:value-type="float">
            <text:p>7.43835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79125" calcext:value-type="float">
            <text:p>-7.79125</text:p>
          </table:table-cell>
          <table:table-cell office:value-type="float" office:value="-2.8947" calcext:value-type="float">
            <text:p>-2.8947</text:p>
          </table:table-cell>
          <table:table-cell table:number-columns-repeated="25"/>
          <table:table-cell office:value-type="float" office:value="7" calcext:value-type="float">
            <text:p>7</text:p>
          </table:table-cell>
          <table:table-cell office:value-type="float" office:value="7.94729" calcext:value-type="float">
            <text:p>7.94729</text:p>
          </table:table-cell>
          <table:table-cell office:value-type="float" office:value="0.579621" calcext:value-type="float">
            <text:p>0.579621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9.79235" calcext:value-type="float">
            <text:p>-9.79235</text:p>
          </table:table-cell>
          <table:table-cell office:value-type="float" office:value="-10.1348" calcext:value-type="float">
            <text:p>-10.1348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.8835" calcext:value-type="float">
            <text:p>7.8835</text:p>
          </table:table-cell>
          <table:table-cell office:value-type="float" office:value="7.51867" calcext:value-type="float">
            <text:p>7.51867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.63438" calcext:value-type="float">
            <text:p>-8.63438</text:p>
          </table:table-cell>
          <table:table-cell office:value-type="float" office:value="-2.02369" calcext:value-type="float">
            <text:p>-2.02369</text:p>
          </table:table-cell>
          <table:table-cell table:number-columns-repeated="25"/>
          <table:table-cell office:value-type="float" office:value="7" calcext:value-type="float">
            <text:p>7</text:p>
          </table:table-cell>
          <table:table-cell office:value-type="float" office:value="8.03067" calcext:value-type="float">
            <text:p>8.03067</text:p>
          </table:table-cell>
          <table:table-cell office:value-type="float" office:value="1.09891" calcext:value-type="float">
            <text:p>1.09891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7.94923" calcext:value-type="float">
            <text:p>-7.94923</text:p>
          </table:table-cell>
          <table:table-cell office:value-type="float" office:value="-11.0054" calcext:value-type="float">
            <text:p>-11.0054</text:p>
          </table:table-cell>
          <table:table-cell table:number-columns-repeated="4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04551" calcext:value-type="float">
            <text:p>-9.04551</text:p>
          </table:table-cell>
          <table:table-cell office:value-type="float" office:value="-4.86353" calcext:value-type="float">
            <text:p>-4.86353</text:p>
          </table:table-cell>
          <table:table-cell table:number-columns-repeated="25"/>
          <table:table-cell office:value-type="float" office:value="7" calcext:value-type="float">
            <text:p>7</text:p>
          </table:table-cell>
          <table:table-cell office:value-type="float" office:value="8.99843" calcext:value-type="float">
            <text:p>8.99843</text:p>
          </table:table-cell>
          <table:table-cell office:value-type="float" office:value="0.65889" calcext:value-type="float">
            <text:p>0.6588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8.5536" calcext:value-type="float">
            <text:p>-8.5536</text:p>
          </table:table-cell>
          <table:table-cell office:value-type="float" office:value="-10.5794" calcext:value-type="float">
            <text:p>-10.5794</text:p>
          </table:table-cell>
          <table:table-cell table:number-columns-repeated="4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78808" calcext:value-type="float">
            <text:p>-7.78808</text:p>
          </table:table-cell>
          <table:table-cell office:value-type="float" office:value="-2.72394" calcext:value-type="float">
            <text:p>-2.72394</text:p>
          </table:table-cell>
          <table:table-cell table:number-columns-repeated="25"/>
          <table:table-cell office:value-type="float" office:value="7" calcext:value-type="float">
            <text:p>7</text:p>
          </table:table-cell>
          <table:table-cell office:value-type="float" office:value="9.86624" calcext:value-type="float">
            <text:p>9.86624</text:p>
          </table:table-cell>
          <table:table-cell office:value-type="float" office:value="0.128034" calcext:value-type="float">
            <text:p>0.12803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8.90348" calcext:value-type="float">
            <text:p>-8.90348</text:p>
          </table:table-cell>
          <table:table-cell office:value-type="float" office:value="-12.583" calcext:value-type="float">
            <text:p>-12.583</text:p>
          </table:table-cell>
          <table:table-cell table:number-columns-repeated="40"/>
        </table:table-row>
        <table:table-row table:style-name="ro1">
          <table:table-cell table:number-columns-repeated="28"/>
          <table:table-cell office:value-type="float" office:value="7" calcext:value-type="float">
            <text:p>7</text:p>
          </table:table-cell>
          <table:table-cell office:value-type="float" office:value="7.8803" calcext:value-type="float">
            <text:p>7.8803</text:p>
          </table:table-cell>
          <table:table-cell office:value-type="float" office:value="0.565845" calcext:value-type="float">
            <text:p>0.56584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9.95937" calcext:value-type="float">
            <text:p>-9.95937</text:p>
          </table:table-cell>
          <table:table-cell office:value-type="float" office:value="-9.42806" calcext:value-type="float">
            <text:p>-9.42806</text:p>
          </table:table-cell>
          <table:table-cell table:number-columns-repeated="40"/>
        </table:table-row>
        <table:table-row table:style-name="ro1">
          <table:table-cell table:number-columns-repeated="28"/>
          <table:table-cell office:value-type="float" office:value="7" calcext:value-type="float">
            <text:p>7</text:p>
          </table:table-cell>
          <table:table-cell office:value-type="float" office:value="8.9641" calcext:value-type="float">
            <text:p>8.9641</text:p>
          </table:table-cell>
          <table:table-cell office:value-type="float" office:value="1.71467" calcext:value-type="float">
            <text:p>1.71467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-9.49279" calcext:value-type="float">
            <text:p>-9.49279</text:p>
          </table:table-cell>
          <table:table-cell office:value-type="float" office:value="-10.2704" calcext:value-type="float">
            <text:p>-10.2704</text:p>
          </table:table-cell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X86_64 LibreOffice_project/3c58a8f3a960df8bc8fd77b461821e42c061c5f0</meta:generator>
    <meta:editing-duration>PT10M43S</meta:editing-duration>
    <meta:editing-cycles>4</meta:editing-cycles>
    <meta:creation-date>2022-11-28T14:02:43.252846120</meta:creation-date>
    <dc:date>2022-11-28T15:34:09.016158303</dc:date>
    <meta:document-statistic meta:table-count="1" meta:cell-count="467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5cm" svg:height="9.01cm" xlink:href=".." xlink:type="simple" chart:class="chart:scatter" chart:style-name="ch1">
        <chart:legend chart:legend-position="end" svg:x="13.636cm" svg:y="4.215cm" style:legend-expansion="high" chart:style-name="ch2"/>
        <chart:plot-area chart:style-name="ch3" table:cell-range-address="data.A25:data.C530" chart:data-source-has-labels="column" svg:x="0.45cm" svg:y="0.245cm" svg:width="12.995cm" svg:height="8.209cm">
          <chart:coordinate-region svg:x="0.706cm" svg:y="0.436cm" svg:width="12.436cm" svg:height="7.828cm"/>
          <chart:axis chart:dimension="x" chart:name="primary-x" chart:style-name="ch4" chartooo:axis-type="auto">
            <chart:categories table:cell-range-address="data.A25:data.A530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data.C25:data.C530" chart:class="chart:scatter">
            <chart:domain table:cell-range-address="data.B25:data.B530"/>
            <chart:data-point chart:repeated="5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ata.A25:data.A530</svg:desc>
                </draw:g>
              </table:table-cell>
              <table:table-cell office:value-type="float" office:value="-8.69493">
                <text:p>-8.69493</text:p>
                <draw:g>
                  <svg:desc>data.B25:data.B530</svg:desc>
                </draw:g>
              </table:table-cell>
              <table:table-cell office:value-type="float" office:value="-4.08204">
                <text:p>-4.08204</text:p>
                <draw:g>
                  <svg:desc>data.C25:data.C530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6404">
                <text:p>-8.6404</text:p>
              </table:table-cell>
              <table:table-cell office:value-type="float" office:value="-3.85833">
                <text:p>-3.858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70667">
                <text:p>-7.70667</text:p>
              </table:table-cell>
              <table:table-cell office:value-type="float" office:value="-1.4747">
                <text:p>-1.474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81293">
                <text:p>-8.81293</text:p>
              </table:table-cell>
              <table:table-cell office:value-type="float" office:value="-3.27131">
                <text:p>-3.2713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05403">
                <text:p>-8.05403</text:p>
              </table:table-cell>
              <table:table-cell office:value-type="float" office:value="-3.51724">
                <text:p>-3.5172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29488">
                <text:p>-8.29488</text:p>
              </table:table-cell>
              <table:table-cell office:value-type="float" office:value="-3.51365">
                <text:p>-3.5136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0.1359">
                <text:p>-10.1359</text:p>
              </table:table-cell>
              <table:table-cell office:value-type="float" office:value="-4.39111">
                <text:p>-4.3911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04381">
                <text:p>-8.04381</text:p>
              </table:table-cell>
              <table:table-cell office:value-type="float" office:value="-2.79032">
                <text:p>-2.7903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82957">
                <text:p>-9.82957</text:p>
              </table:table-cell>
              <table:table-cell office:value-type="float" office:value="-4.44724">
                <text:p>-4.4472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09786">
                <text:p>-9.09786</text:p>
              </table:table-cell>
              <table:table-cell office:value-type="float" office:value="-4.46506">
                <text:p>-4.4650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0911">
                <text:p>-7.0911</text:p>
              </table:table-cell>
              <table:table-cell office:value-type="float" office:value="-3.26933">
                <text:p>-3.269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98238">
                <text:p>-7.98238</text:p>
              </table:table-cell>
              <table:table-cell office:value-type="float" office:value="-2.70144">
                <text:p>-2.7014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67598">
                <text:p>-9.67598</text:p>
              </table:table-cell>
              <table:table-cell office:value-type="float" office:value="-3.84127">
                <text:p>-3.841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85766">
                <text:p>-7.85766</text:p>
              </table:table-cell>
              <table:table-cell office:value-type="float" office:value="-2.21475">
                <text:p>-2.2147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15751">
                <text:p>-8.15751</text:p>
              </table:table-cell>
              <table:table-cell office:value-type="float" office:value="-4.09354">
                <text:p>-4.0935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9737">
                <text:p>-8.9737</text:p>
              </table:table-cell>
              <table:table-cell office:value-type="float" office:value="-2.76981">
                <text:p>-2.769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05094">
                <text:p>-8.05094</text:p>
              </table:table-cell>
              <table:table-cell office:value-type="float" office:value="-3.59263">
                <text:p>-3.5926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72412">
                <text:p>-7.72412</text:p>
              </table:table-cell>
              <table:table-cell office:value-type="float" office:value="-1.54349">
                <text:p>-1.5434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91767">
                <text:p>-8.91767</text:p>
              </table:table-cell>
              <table:table-cell office:value-type="float" office:value="-4.12078">
                <text:p>-4.1207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13389">
                <text:p>-8.13389</text:p>
              </table:table-cell>
              <table:table-cell office:value-type="float" office:value="-1.80716">
                <text:p>-1.8071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0.4918">
                <text:p>-10.4918</text:p>
              </table:table-cell>
              <table:table-cell office:value-type="float" office:value="-4.16823">
                <text:p>-4.1682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64232">
                <text:p>-7.64232</text:p>
              </table:table-cell>
              <table:table-cell office:value-type="float" office:value="-2.87174">
                <text:p>-2.8717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6268">
                <text:p>-7.6268</text:p>
              </table:table-cell>
              <table:table-cell office:value-type="float" office:value="-2.67739">
                <text:p>-2.677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59165">
                <text:p>-8.59165</text:p>
              </table:table-cell>
              <table:table-cell office:value-type="float" office:value="-3.32836">
                <text:p>-3.328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20008">
                <text:p>-7.20008</text:p>
              </table:table-cell>
              <table:table-cell office:value-type="float" office:value="-1.64701">
                <text:p>-1.6470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75974">
                <text:p>-8.75974</text:p>
              </table:table-cell>
              <table:table-cell office:value-type="float" office:value="-3.67519">
                <text:p>-3.6751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3488">
                <text:p>-8.3488</text:p>
              </table:table-cell>
              <table:table-cell office:value-type="float" office:value="-2.61235">
                <text:p>-2.6123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7484">
                <text:p>-7.7484</text:p>
              </table:table-cell>
              <table:table-cell office:value-type="float" office:value="-2.84117">
                <text:p>-2.8411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97632">
                <text:p>-8.97632</text:p>
              </table:table-cell>
              <table:table-cell office:value-type="float" office:value="-4.52084">
                <text:p>-4.5208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69324">
                <text:p>-7.69324</text:p>
              </table:table-cell>
              <table:table-cell office:value-type="float" office:value="-2.27566">
                <text:p>-2.2756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0.0336">
                <text:p>-10.0336</text:p>
              </table:table-cell>
              <table:table-cell office:value-type="float" office:value="-5.04022">
                <text:p>-5.0402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85227">
                <text:p>-8.85227</text:p>
              </table:table-cell>
              <table:table-cell office:value-type="float" office:value="-4.0334">
                <text:p>-4.033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03189">
                <text:p>-9.03189</text:p>
              </table:table-cell>
              <table:table-cell office:value-type="float" office:value="-4.04806">
                <text:p>-4.0480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13572">
                <text:p>-8.13572</text:p>
              </table:table-cell>
              <table:table-cell office:value-type="float" office:value="-3.3417">
                <text:p>-3.341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86449">
                <text:p>-8.86449</text:p>
              </table:table-cell>
              <table:table-cell office:value-type="float" office:value="-3.94871">
                <text:p>-3.9487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23683">
                <text:p>-9.23683</text:p>
              </table:table-cell>
              <table:table-cell office:value-type="float" office:value="-3.62431">
                <text:p>-3.6243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43361">
                <text:p>-9.43361</text:p>
              </table:table-cell>
              <table:table-cell office:value-type="float" office:value="-3.65627">
                <text:p>-3.656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18118">
                <text:p>-8.18118</text:p>
              </table:table-cell>
              <table:table-cell office:value-type="float" office:value="-2.27224">
                <text:p>-2.2722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40732">
                <text:p>-8.40732</text:p>
              </table:table-cell>
              <table:table-cell office:value-type="float" office:value="-2.7209">
                <text:p>-2.720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50774">
                <text:p>-9.50774</text:p>
              </table:table-cell>
              <table:table-cell office:value-type="float" office:value="-4.42073">
                <text:p>-4.4207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78031">
                <text:p>-8.78031</text:p>
              </table:table-cell>
              <table:table-cell office:value-type="float" office:value="-4.7516">
                <text:p>-4.751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81461">
                <text:p>-8.81461</text:p>
              </table:table-cell>
              <table:table-cell office:value-type="float" office:value="-3.32169">
                <text:p>-3.3216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97416">
                <text:p>-8.97416</text:p>
              </table:table-cell>
              <table:table-cell office:value-type="float" office:value="-4.91024">
                <text:p>-4.9102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31334">
                <text:p>-9.31334</text:p>
              </table:table-cell>
              <table:table-cell office:value-type="float" office:value="-3.81161">
                <text:p>-3.8116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74045">
                <text:p>-8.74045</text:p>
              </table:table-cell>
              <table:table-cell office:value-type="float" office:value="-4.7963">
                <text:p>-4.796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95166">
                <text:p>-7.95166</text:p>
              </table:table-cell>
              <table:table-cell office:value-type="float" office:value="-3.80814">
                <text:p>-3.8081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0.0591">
                <text:p>-10.0591</text:p>
              </table:table-cell>
              <table:table-cell office:value-type="float" office:value="-4.7811">
                <text:p>-4.781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36515">
                <text:p>-8.36515</text:p>
              </table:table-cell>
              <table:table-cell office:value-type="float" office:value="-3.44231">
                <text:p>-3.4423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99971">
                <text:p>-6.99971</text:p>
              </table:table-cell>
              <table:table-cell office:value-type="float" office:value="-2.68442">
                <text:p>-2.6844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65653">
                <text:p>-9.65653</text:p>
              </table:table-cell>
              <table:table-cell office:value-type="float" office:value="-5.11228">
                <text:p>-5.1122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66661">
                <text:p>-8.66661</text:p>
              </table:table-cell>
              <table:table-cell office:value-type="float" office:value="-3.68409">
                <text:p>-3.6840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15935">
                <text:p>-8.15935</text:p>
              </table:table-cell>
              <table:table-cell office:value-type="float" office:value="-3.07882">
                <text:p>-3.0788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99154">
                <text:p>-7.99154</text:p>
              </table:table-cell>
              <table:table-cell office:value-type="float" office:value="-1.51911">
                <text:p>-1.5191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11811">
                <text:p>-9.11811</text:p>
              </table:table-cell>
              <table:table-cell office:value-type="float" office:value="-2.32231">
                <text:p>-2.3223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0938">
                <text:p>-9.0938</text:p>
              </table:table-cell>
              <table:table-cell office:value-type="float" office:value="-4.34333">
                <text:p>-4.343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14049">
                <text:p>-8.14049</text:p>
              </table:table-cell>
              <table:table-cell office:value-type="float" office:value="-3.33259">
                <text:p>-3.332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02519">
                <text:p>-8.02519</text:p>
              </table:table-cell>
              <table:table-cell office:value-type="float" office:value="-4.65274">
                <text:p>-4.6527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44775">
                <text:p>-8.44775</text:p>
              </table:table-cell>
              <table:table-cell office:value-type="float" office:value="-3.63394">
                <text:p>-3.6339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9976">
                <text:p>-8.9976</text:p>
              </table:table-cell>
              <table:table-cell office:value-type="float" office:value="-4.7722">
                <text:p>-4.772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66632">
                <text:p>-8.66632</text:p>
              </table:table-cell>
              <table:table-cell office:value-type="float" office:value="-3.32594">
                <text:p>-3.3259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95832">
                <text:p>-7.95832</text:p>
              </table:table-cell>
              <table:table-cell office:value-type="float" office:value="-2.87078">
                <text:p>-2.8707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25258">
                <text:p>-9.25258</text:p>
              </table:table-cell>
              <table:table-cell office:value-type="float" office:value="-4.46247">
                <text:p>-4.4624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0.3672">
                <text:p>-10.3672</text:p>
              </table:table-cell>
              <table:table-cell office:value-type="float" office:value="-4.54571">
                <text:p>-4.5457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46944">
                <text:p>-7.46944</text:p>
              </table:table-cell>
              <table:table-cell office:value-type="float" office:value="-3.1481">
                <text:p>-3.14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59579">
                <text:p>-8.59579</text:p>
              </table:table-cell>
              <table:table-cell office:value-type="float" office:value="-4.77005">
                <text:p>-4.7700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22283">
                <text:p>-9.22283</text:p>
              </table:table-cell>
              <table:table-cell office:value-type="float" office:value="-3.56783">
                <text:p>-3.5678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21303">
                <text:p>-8.21303</text:p>
              </table:table-cell>
              <table:table-cell office:value-type="float" office:value="-2.67898">
                <text:p>-2.6789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2124">
                <text:p>-9.2124</text:p>
              </table:table-cell>
              <table:table-cell office:value-type="float" office:value="-3.58182">
                <text:p>-3.5818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64581">
                <text:p>-8.64581</text:p>
              </table:table-cell>
              <table:table-cell office:value-type="float" office:value="-3.3193">
                <text:p>-3.319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35346">
                <text:p>-9.35346</text:p>
              </table:table-cell>
              <table:table-cell office:value-type="float" office:value="-5.39518">
                <text:p>-5.3951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76767">
                <text:p>-7.76767</text:p>
              </table:table-cell>
              <table:table-cell office:value-type="float" office:value="-2.09506">
                <text:p>-2.0950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05833">
                <text:p>-9.05833</text:p>
              </table:table-cell>
              <table:table-cell office:value-type="float" office:value="-2.98536">
                <text:p>-2.985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42674">
                <text:p>-7.42674</text:p>
              </table:table-cell>
              <table:table-cell office:value-type="float" office:value="-3.79082">
                <text:p>-3.7908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68992">
                <text:p>-8.68992</text:p>
              </table:table-cell>
              <table:table-cell office:value-type="float" office:value="-2.91888">
                <text:p>-2.9188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29042">
                <text:p>-7.29042</text:p>
              </table:table-cell>
              <table:table-cell office:value-type="float" office:value="-2.17037">
                <text:p>-2.1703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34408">
                <text:p>-8.34408</text:p>
              </table:table-cell>
              <table:table-cell office:value-type="float" office:value="-3.64164">
                <text:p>-3.6416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17298">
                <text:p>-8.17298</text:p>
              </table:table-cell>
              <table:table-cell office:value-type="float" office:value="-3.17738">
                <text:p>-3.1773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30139">
                <text:p>-9.30139</text:p>
              </table:table-cell>
              <table:table-cell office:value-type="float" office:value="-3.25965">
                <text:p>-3.2596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29681">
                <text:p>-9.29681</text:p>
              </table:table-cell>
              <table:table-cell office:value-type="float" office:value="-3.59796">
                <text:p>-3.5979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58048">
                <text:p>-9.58048</text:p>
              </table:table-cell>
              <table:table-cell office:value-type="float" office:value="-4.49728">
                <text:p>-4.4972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49216">
                <text:p>-8.49216</text:p>
              </table:table-cell>
              <table:table-cell office:value-type="float" office:value="-3.65884">
                <text:p>-3.6588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34336">
                <text:p>-8.34336</text:p>
              </table:table-cell>
              <table:table-cell office:value-type="float" office:value="-2.41142">
                <text:p>-2.4114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8601">
                <text:p>-7.8601</text:p>
              </table:table-cell>
              <table:table-cell office:value-type="float" office:value="-2.97977">
                <text:p>-2.9797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04439">
                <text:p>-9.04439</text:p>
              </table:table-cell>
              <table:table-cell office:value-type="float" office:value="-3.78356">
                <text:p>-3.7835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88553">
                <text:p>-8.88553</text:p>
              </table:table-cell>
              <table:table-cell office:value-type="float" office:value="-4.39569">
                <text:p>-4.3956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28641">
                <text:p>-7.28641</text:p>
              </table:table-cell>
              <table:table-cell office:value-type="float" office:value="-1.33624">
                <text:p>-1.3362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77737">
                <text:p>-8.77737</text:p>
              </table:table-cell>
              <table:table-cell office:value-type="float" office:value="-4.02101">
                <text:p>-4.0210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30099">
                <text:p>-9.30099</text:p>
              </table:table-cell>
              <table:table-cell office:value-type="float" office:value="-3.68911">
                <text:p>-3.6891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19873">
                <text:p>-8.19873</text:p>
              </table:table-cell>
              <table:table-cell office:value-type="float" office:value="-3.15754">
                <text:p>-3.1575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0521">
                <text:p>-7.0521</text:p>
              </table:table-cell>
              <table:table-cell office:value-type="float" office:value="-1.3489">
                <text:p>-1.348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09952">
                <text:p>-7.09952</text:p>
              </table:table-cell>
              <table:table-cell office:value-type="float" office:value="-3.1626">
                <text:p>-3.162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26232">
                <text:p>-8.26232</text:p>
              </table:table-cell>
              <table:table-cell office:value-type="float" office:value="-4.13327">
                <text:p>-4.133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16357">
                <text:p>-7.16357</text:p>
              </table:table-cell>
              <table:table-cell office:value-type="float" office:value="-2.0783">
                <text:p>-2.078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50966">
                <text:p>-8.50966</text:p>
              </table:table-cell>
              <table:table-cell office:value-type="float" office:value="-2.11201">
                <text:p>-2.1120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39893">
                <text:p>-8.39893</text:p>
              </table:table-cell>
              <table:table-cell office:value-type="float" office:value="-2.12713">
                <text:p>-2.1271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58834">
                <text:p>-7.58834</text:p>
              </table:table-cell>
              <table:table-cell office:value-type="float" office:value="-3.06696">
                <text:p>-3.0669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57066">
                <text:p>-8.57066</text:p>
              </table:table-cell>
              <table:table-cell office:value-type="float" office:value="-5.22005">
                <text:p>-5.2200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58719">
                <text:p>-8.58719</text:p>
              </table:table-cell>
              <table:table-cell office:value-type="float" office:value="-3.49621">
                <text:p>-3.4962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21036">
                <text:p>-7.21036</text:p>
              </table:table-cell>
              <table:table-cell office:value-type="float" office:value="-2.71554">
                <text:p>-2.7155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90762">
                <text:p>-8.90762</text:p>
              </table:table-cell>
              <table:table-cell office:value-type="float" office:value="-3.92203">
                <text:p>-3.9220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7021">
                <text:p>-8.7021</text:p>
              </table:table-cell>
              <table:table-cell office:value-type="float" office:value="-2.99252">
                <text:p>-2.9925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77684">
                <text:p>-8.77684</text:p>
              </table:table-cell>
              <table:table-cell office:value-type="float" office:value="-2.25372">
                <text:p>-2.2537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79125">
                <text:p>-7.79125</text:p>
              </table:table-cell>
              <table:table-cell office:value-type="float" office:value="-2.8947">
                <text:p>-2.894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8.63438">
                <text:p>-8.63438</text:p>
              </table:table-cell>
              <table:table-cell office:value-type="float" office:value="-2.02369">
                <text:p>-2.0236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9.04551">
                <text:p>-9.04551</text:p>
              </table:table-cell>
              <table:table-cell office:value-type="float" office:value="-4.86353">
                <text:p>-4.8635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7.78808">
                <text:p>-7.78808</text:p>
              </table:table-cell>
              <table:table-cell office:value-type="float" office:value="-2.72394">
                <text:p>-2.723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MacOSX_X86_64 LibreOffice_project/3c58a8f3a960df8bc8fd77b461821e42c061c5f0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